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TablePreview3.svm" manifest:media-type=""/>
  <manifest:file-entry manifest:full-path="Pictures/TablePreview2.svm" manifest:media-type=""/>
  <manifest:file-entry manifest:full-path="Pictures/2000000200000162000000B5B72BE7BF.eps" manifest:media-type=""/>
  <manifest:file-entry manifest:full-path="Pictures/200000020000031300000179D6FE9F2D.eps" manifest:media-type=""/>
  <manifest:file-entry manifest:full-path="Pictures/TablePreview1.svm" manifest:media-type=""/>
  <manifest:file-entry manifest:full-path="Pictures/200000020000015C000000CC2D3BA408.eps" manifest:media-type=""/>
  <manifest:file-entry manifest:full-path="Pictures/20000002000001C1000000A1E7D19AB4.eps" manifest:media-type=""/>
  <manifest:file-entry manifest:full-path="Pictures/200000020000011A0000006CE91F82BA.eps" manifest:media-type=""/>
  <manifest:file-entry manifest:full-path="Pictures/20000002000001B0000000FDE2804E23.eps" manifest:media-type=""/>
  <manifest:file-entry manifest:full-path="Pictures/20000002000001C1000000B583E9FCC2.eps" manifest:media-type=""/>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b870e" draw:fill-image-width="0cm" draw:fill-image-height="0cm"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1.307cm"/>
    </style:style>
    <style:style style:name="gr4" style:family="graphic">
      <style:graphic-properties style:protect="size"/>
    </style:style>
    <style:style style:name="gr5" style:family="graphic" style:parent-style-name="standard">
      <style:graphic-properties draw:fill="solid" draw:fill-color="#fcbb06" draw:fill-image-width="0cm" draw:fill-image-height="0cm" draw:textarea-horizontal-align="justify" draw:textarea-vertical-align="middle" draw:auto-grow-height="false" draw:shadow="hidden"/>
    </style:style>
    <style:style style:name="gr6"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7" style:family="graphic" style:parent-style-name="standard">
      <style:graphic-properties draw:fill="solid" draw:fill-color="#fcbb06" draw:textarea-horizontal-align="justify" draw:textarea-vertical-align="middle" draw:auto-grow-height="false"/>
    </style:style>
    <style:style style:name="gr8" style:family="graphic" style:parent-style-name="standard">
      <style:graphic-properties draw:fill="solid" draw:fill-color="#ffeec1"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3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144cm"/>
    </style:style>
    <style:style style:name="gr11"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12" style:family="graphic" style:parent-style-name="standard">
      <style:graphic-properties draw:stroke="none" svg:stroke-color="#000000" draw:fill="none" draw:fill-color="#ffffff" draw:textarea-horizontal-align="left" draw:auto-grow-height="true" draw:auto-grow-width="true" fo:min-height="3.41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4.392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25.154cm"/>
    </style:style>
    <style:style style:name="gr15" style:family="graphic" style:parent-style-name="standard">
      <style:graphic-properties draw:stroke="none" svg:stroke-color="#000000" draw:fill="none" draw:fill-color="#ffffff" draw:textarea-horizontal-align="left" draw:auto-grow-height="true" draw:auto-grow-width="false" fo:min-height="1.782cm" fo:min-width="25.154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24.137cm"/>
    </style:style>
    <style:style style:name="gr17" style:family="graphic" style:parent-style-name="standard">
      <style:graphic-properties draw:stroke="none" svg:stroke-color="#000000" draw:fill="none" draw:fill-color="#ffffff" draw:textarea-horizontal-align="left" draw:auto-grow-height="true" draw:auto-grow-width="false" fo:min-height="12.026cm" fo:min-width="25.154cm"/>
    </style:style>
    <style:style style:name="gr18" style:family="graphic" style:parent-style-name="standard">
      <style:graphic-properties draw:fill="solid" draw:fill-color="#ffeec1" draw:textarea-horizontal-align="justify" draw:textarea-vertical-align="middle" draw:auto-grow-height="false" draw:shadow="visible" draw:shadow-offset-x="0.203cm" draw:shadow-offset-y="0.203cm"/>
    </style:style>
    <style:style style:name="gr19" style:family="graphic" style:parent-style-name="standard">
      <style:graphic-properties draw:stroke="none" svg:stroke-color="#000000" draw:fill="none" draw:fill-color="#ffffff" draw:textarea-horizontal-align="left" draw:auto-grow-height="true" draw:auto-grow-width="false" fo:min-height="1.872cm" fo:min-width="25.154cm"/>
    </style:style>
    <style:style style:name="gr20" style:family="graphic" style:parent-style-name="standard">
      <style:graphic-properties draw:stroke="none" svg:stroke-color="#000000" draw:fill="none" draw:fill-color="#ffffff" draw:textarea-horizontal-align="left" draw:auto-grow-height="true" draw:auto-grow-width="false" fo:min-height="9.972cm" fo:min-width="25.154cm"/>
    </style:style>
    <style:style style:name="gr21" style:family="graphic" style:parent-style-name="standard">
      <style:graphic-properties draw:ole-draw-aspect="1" style:protect="size"/>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8.631cm"/>
    </style:style>
    <style:style style:name="gr23" style:family="graphic" style:parent-style-name="standard">
      <style:graphic-properties svg:stroke-width="0.05cm" svg:stroke-color="#69656c" draw:marker-start-width="0.275cm" draw:marker-end-width="0.275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cm" svg:stroke-color="#69656c" draw:marker-start-width="0.275cm" draw:marker-end="Arrow" draw:marker-end-width="0.375cm"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false" fo:min-height="0.675cm" fo:min-width="8.631cm"/>
    </style:style>
    <style:style style:name="gr26" style:family="graphic" style:parent-style-name="objectwithoutfill">
      <style:graphic-properties svg:stroke-width="0.051cm" svg:stroke-color="#69656c"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draw:stroke="solid" svg:stroke-width="0.05cm" svg:stroke-color="#000000" draw:marker-start-width="0.275cm" draw:marker-end-width="0.275cm" draw:fill="solid" draw:fill-color="#ff0000" draw:textarea-horizontal-align="justify" draw:textarea-vertical-align="middle" draw:auto-grow-height="false" fo:padding-top="0.1cm" fo:padding-bottom="0.1cm" fo:padding-left="0.225cm" fo:padding-right="0.225cm"/>
    </style:style>
    <style:style style:name="gr29" style:family="graphic" style:parent-style-name="standard">
      <style:graphic-properties draw:stroke="solid" svg:stroke-width="0.05cm" svg:stroke-color="#000000" draw:marker-start-width="0.275cm" draw:marker-end-width="0.275cm" draw:fill="solid" draw:fill-color="#0000ff" draw:textarea-horizontal-align="justify" draw:textarea-vertical-align="middle" draw:auto-grow-height="false" fo:padding-top="0.1cm" fo:padding-bottom="0.1cm" fo:padding-left="0.225cm" fo:padding-right="0.225cm"/>
    </style:style>
    <style:style style:name="gr30" style:family="graphic" style:parent-style-name="standard">
      <style:graphic-properties svg:stroke-width="0.05cm" draw:fill="solid" draw:fill-color="#00dcff" draw:fill-image-width="0cm" draw:fill-image-height="0cm"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05cm" draw:fill="solid" draw:fill-color="#355e00" draw:fill-image-width="0cm" draw:fill-image-height="0cm" draw:textarea-horizontal-align="justify" draw:textarea-vertical-align="middle" draw:auto-grow-height="false" fo:padding-top="0.15cm" fo:padding-bottom="0.15cm" fo:padding-left="0.275cm" fo:padding-right="0.275cm"/>
    </style:style>
    <style:style style:name="gr32" style:family="graphic" style:parent-style-name="standard">
      <style:graphic-properties svg:stroke-width="0.05cm" draw:fill="none" draw:fill-color="#b3b300" draw:fill-image-width="0cm" draw:fill-image-height="0cm" draw:textarea-horizontal-align="justify" draw:textarea-vertical-align="middle" draw:auto-grow-height="false" fo:padding-top="0.15cm" fo:padding-bottom="0.15cm" fo:padding-left="0.275cm" fo:padding-right="0.275cm"/>
    </style:style>
    <style:style style:name="gr33" style:family="graphic" style:parent-style-name="standard">
      <style:graphic-properties svg:stroke-width="0.05cm" draw:fill="solid" draw:fill-color="#b3b300" draw:fill-image-width="0cm" draw:fill-image-height="0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width="0.05cm" svg:stroke-color="#000000" draw:fill="none" draw:fill-color="#ffffff" draw:fill-image-width="0cm" draw:fill-image-height="0cm" fo:min-height="1.254cm" fo:padding-top="0.15cm" fo:padding-bottom="0.15cm" fo:padding-left="0.275cm" fo:padding-right="0.275cm"/>
    </style:style>
    <style:style style:name="gr35" style:family="graphic" style:parent-style-name="standard">
      <style:graphic-properties svg:stroke-width="0.05cm" draw:fill="solid" draw:fill-color="#e6e64c" draw:fill-image-width="0cm" draw:fill-image-height="0cm"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svg:stroke-width="0.051cm" svg:stroke-color="#69656c" draw:marker-start-width="0.276cm" draw:marker-end-width="0.276cm" draw:fill="none" draw:textarea-horizontal-align="justify" draw:textarea-vertical-align="middle" draw:auto-grow-height="false" fo:padding-top="0.15cm" fo:padding-bottom="0.15cm" fo:padding-left="0.275cm" fo:padding-right="0.275cm"/>
    </style:style>
    <style:style style:name="gr3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3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972cm" fo:min-width="0.678cm"/>
    </style:style>
    <style:style style:name="gr41" style:family="graphic" style:parent-style-name="standard">
      <style:graphic-properties draw:stroke="none" svg:stroke-color="#000000" draw:fill="none" draw:fill-color="#ffffff" draw:textarea-horizontal-align="left" draw:auto-grow-height="true" draw:auto-grow-width="true" fo:min-height="0.972cm" fo:min-width="0.679cm"/>
    </style:style>
    <style:style style:name="gr42" style:family="graphic" style:parent-style-name="standard">
      <style:graphic-properties draw:stroke="none" svg:stroke-color="#000000" draw:fill="none" draw:fill-color="#ffffff" draw:textarea-horizontal-align="left" draw:auto-grow-height="true" draw:auto-grow-width="true" fo:min-height="0.973cm" fo:min-width="0.678cm"/>
    </style:style>
    <style:style style:name="gr43" style:family="graphic" style:parent-style-name="standard">
      <style:graphic-properties draw:stroke="none" svg:stroke-color="#000000" draw:fill="none" draw:fill-color="#ffffff" draw:textarea-horizontal-align="left" draw:auto-grow-height="true" draw:auto-grow-width="true" fo:min-height="0.973cm" fo:min-width="0.679cm"/>
    </style:style>
    <style:style style:name="gr44" style:family="graphic" style:parent-style-name="standard">
      <style:graphic-properties draw:stroke="none" svg:stroke-color="#000000" draw:fill="none" draw:fill-color="#ffffff" draw:textarea-horizontal-align="left" draw:auto-grow-height="true" draw:auto-grow-width="true" fo:min-height="1.454cm" fo:min-width="8.667cm"/>
    </style:style>
    <style:style style:name="gr45" style:family="graphic" style:parent-style-name="standard">
      <style:graphic-properties draw:stroke="none" svg:stroke-color="#000000" draw:fill="none" draw:fill-color="#ffffff" draw:textarea-horizontal-align="left" draw:auto-grow-height="true" draw:auto-grow-width="true" fo:min-height="6.746cm" fo:min-width="4.166cm"/>
    </style:style>
    <style:style style:name="gr46"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47" style:family="graphic" style:parent-style-name="standard">
      <style:graphic-properties draw:stroke="none" draw:fill="solid" draw:fill-color="#ffffcc" draw:textarea-horizontal-align="justify" draw:textarea-vertical-align="middle" draw:auto-grow-height="false" draw:shadow="visible"/>
    </style:style>
    <style:style style:name="gr48" style:family="graphic" style:parent-style-name="standard">
      <style:graphic-properties draw:stroke="none" svg:stroke-color="#000000" draw:fill="none" draw:fill-color="#ffffff" draw:textarea-horizontal-align="left" draw:auto-grow-height="true" draw:auto-grow-width="true" fo:min-height="0.992cm" fo:min-width="2.128cm"/>
    </style:style>
    <style:style style:name="gr49" style:family="graphic" style:parent-style-name="standard">
      <style:graphic-properties draw:stroke="none" svg:stroke-color="#000000" draw:fill="none" draw:fill-color="#ffffff" draw:textarea-horizontal-align="left" draw:auto-grow-height="true" draw:auto-grow-width="true" fo:min-height="2.646cm" fo:min-width="1.3cm"/>
    </style:style>
    <style:style style:name="gr50" style:family="graphic" style:parent-style-name="standard">
      <style:graphic-properties draw:stroke="none" svg:stroke-color="#000000" draw:fill="none" draw:fill-color="#ffffff" draw:textarea-horizontal-align="left" draw:auto-grow-height="true" draw:auto-grow-width="true" fo:min-height="0.992cm" fo:min-width="2.5cm"/>
    </style:style>
    <style:style style:name="gr51" style:family="graphic" style:parent-style-name="standard">
      <style:graphic-properties draw:stroke="none" svg:stroke-color="#000000" draw:fill="none" draw:fill-color="#ffffff" draw:textarea-horizontal-align="left" draw:auto-grow-height="true" draw:auto-grow-width="true" fo:min-height="2.646cm" fo:min-width="1.8cm"/>
    </style:style>
    <style:style style:name="gr52" style:family="graphic" style:parent-style-name="standard">
      <style:graphic-properties draw:stroke="none" svg:stroke-color="#000000" draw:fill="none" draw:fill-color="#ffffff" draw:textarea-horizontal-align="left" draw:auto-grow-height="true" draw:auto-grow-width="true" fo:min-height="1.646cm" fo:min-width="3.5cm"/>
    </style:style>
    <style:style style:name="gr53" style:family="graphic" style:parent-style-name="standard">
      <style:graphic-properties draw:fill="solid" draw:fill-color="#ffff00" draw:textarea-horizontal-align="justify" draw:textarea-vertical-align="middle" draw:auto-grow-height="false"/>
    </style:style>
    <style:style style:name="gr5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stroke="none" svg:stroke-color="#000000" draw:fill="none" draw:fill-color="#ffffff" draw:textarea-horizontal-align="left" draw:auto-grow-height="true" draw:auto-grow-width="true" fo:min-height="0.982cm" fo:min-width="4.058cm"/>
    </style:style>
    <style:style style:name="gr56" style:family="graphic" style:parent-style-name="standard">
      <style:graphic-properties draw:stroke="none" svg:stroke-color="#000000" draw:fill="none" draw:fill-color="#ffffff" draw:textarea-horizontal-align="left" draw:auto-grow-height="true" draw:auto-grow-width="true" fo:min-height="1.914cm" fo:min-width="2.515cm"/>
    </style:style>
    <style:style style:name="gr57" style:family="graphic" style:parent-style-name="standard">
      <style:graphic-properties draw:stroke="none" svg:stroke-color="#000000" draw:fill="none" draw:fill-color="#ffffff" draw:textarea-horizontal-align="left" draw:auto-grow-height="true" draw:auto-grow-width="true" fo:min-height="1.082cm" fo:min-width="4.47cm"/>
    </style:style>
    <style:style style:name="gr58" style:family="graphic" style:parent-style-name="standard">
      <style:graphic-properties draw:stroke="none" svg:stroke-color="#000000" draw:fill="none" draw:fill-color="#ffffff" draw:textarea-horizontal-align="left" draw:auto-grow-height="true" draw:auto-grow-width="true" fo:min-height="1.082cm" fo:min-width="1.733cm"/>
    </style:style>
    <style:style style:name="gr59" style:family="graphic" style:parent-style-name="standard">
      <style:graphic-properties draw:stroke="none" svg:stroke-color="#000000" draw:fill="none" draw:fill-color="#ffffff" draw:textarea-horizontal-align="left" draw:auto-grow-height="true" draw:auto-grow-width="true" fo:min-height="1.082cm" fo:min-width="2.888cm"/>
    </style:style>
    <style:style style:name="gr60" style:family="graphic" style:parent-style-name="standard">
      <style:graphic-properties draw:stroke="none" svg:stroke-color="#000000" draw:fill="none" draw:fill-color="#ffffff" draw:textarea-horizontal-align="left" draw:auto-grow-height="true" draw:auto-grow-width="true" fo:min-height="1.082cm" fo:min-width="4.469cm"/>
    </style:style>
    <style:style style:name="gr61" style:family="graphic" style:parent-style-name="standard">
      <style:graphic-properties draw:stroke="none" svg:stroke-color="#000000" draw:fill="none" draw:fill-color="#ffffff" draw:textarea-horizontal-align="left" draw:auto-grow-height="true" draw:auto-grow-width="true" fo:min-height="1.082cm" fo:min-width="4.188cm"/>
    </style:style>
    <style:style style:name="gr62" style:family="graphic" style:parent-style-name="standard">
      <style:graphic-properties draw:stroke="none" svg:stroke-color="#000000" draw:fill="none" draw:fill-color="#ffffff" draw:textarea-horizontal-align="left" draw:auto-grow-height="true" draw:auto-grow-width="true" fo:min-height="1.082cm" fo:min-width="4.5cm"/>
    </style:style>
    <style:style style:name="gr63"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64" style:family="graphic" style:parent-style-name="standard">
      <style:graphic-properties draw:stroke="none" svg:stroke-color="#000000" draw:fill="none" draw:fill-color="#ffffff" draw:textarea-horizontal-align="left" draw:auto-grow-height="true" draw:auto-grow-width="true" fo:min-height="1.082cm" fo:min-width="4.158cm"/>
    </style:style>
    <style:style style:name="gr65" style:family="graphic" style:parent-style-name="standard">
      <style:graphic-properties draw:stroke="none" svg:stroke-width="0.1cm" svg:stroke-color="#000000" draw:fill="none" draw:fill-color="#ffffff" fo:min-height="0.65cm"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23.883cm"/>
    </style:style>
    <style:style style:name="gr67" style:family="graphic" style:parent-style-name="standard">
      <style:graphic-properties draw:stroke="none" svg:stroke-color="#000000" draw:fill="none" draw:fill-color="#ffffff" draw:textarea-horizontal-align="left" draw:auto-grow-height="true" draw:auto-grow-width="false" fo:min-height="1.534cm" fo:min-width="23.883cm"/>
    </style:style>
    <style:style style:name="gr68" style:family="graphic" style:parent-style-name="standard">
      <style:graphic-properties svg:stroke-color="#000000" draw:fill="none" draw:textarea-horizontal-align="justify" draw:textarea-vertical-align="middle" draw:auto-grow-height="false"/>
    </style:style>
    <style:style style:name="gr69" style:family="graphic" style:parent-style-name="standard">
      <style:graphic-properties svg:stroke-color="#000000" draw:fill="solid" draw:fill-color="#636466" draw:textarea-horizontal-align="justify" draw:textarea-vertical-align="middle" draw:auto-grow-height="false"/>
    </style:style>
    <style:style style:name="gr70" style:family="graphic" style:parent-style-name="standard">
      <style:graphic-properties svg:stroke-color="#000000" draw:fill="solid" draw:fill-color="#fb870e" draw:textarea-horizontal-align="justify" draw:textarea-vertical-align="middle" draw:auto-grow-height="false"/>
    </style:style>
    <style:style style:name="gr71" style:family="graphic" style:parent-style-name="objectwithoutfill">
      <style:graphic-properties draw:fill="none" draw:textarea-vertical-align="middle"/>
    </style:style>
    <style:style style:name="gr72" style:family="graphic" style:parent-style-name="standard">
      <style:graphic-properties svg:stroke-width="0.051cm" svg:stroke-color="#0000ff" draw:marker-start-width="0.275cm" draw:marker-end-width="0.275cm" draw:fill="none" draw:textarea-horizontal-align="justify" draw:textarea-vertical-align="middle" draw:auto-grow-height="false" fo:padding-top="0.149cm" fo:padding-bottom="0.149cm" fo:padding-left="0.274cm" fo:padding-right="0.274cm"/>
    </style:style>
    <style:style style:name="gr73"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8.632cm" style:use-optimal-column-width="false"/>
    </style:style>
    <style:style style:name="co2" style:family="table-column">
      <style:table-column-properties style:column-width="8.641cm" style:use-optimal-column-width="false"/>
    </style:style>
    <style:style style:name="co3" style:family="table-column">
      <style:table-column-properties style:column-width="7.363cm" style:use-optimal-column-width="false"/>
    </style:style>
    <style:style style:name="co4" style:family="table-column">
      <style:table-column-properties style:column-width="7.369cm" style:use-optimal-column-width="false"/>
    </style:style>
    <style:style style:name="ro1" style:family="table-row">
      <style:table-row-properties style:row-height="1.252cm"/>
    </style:style>
    <style:style style:name="ro2" style:family="table-row">
      <style:table-row-properties style:row-height="1.068cm"/>
    </style:style>
    <style:style style:name="ro3" style:family="table-row">
      <style:table-row-properties style:row-height="1.066cm"/>
    </style:style>
    <style:style style:name="ce1" style:family="table-cell">
      <style:graphic-properties style:repeat="repeat"/>
      <style:text-properties fo:color="#000000" fo:font-weight="bold" style:font-weight-asian="bold" style:font-weight-complex="bold"/>
    </style:style>
    <style:style style:name="ce2" style:family="table-cell">
      <style:graphic-properties style:repeat="repeat"/>
    </style:style>
    <style:style style:name="ce3" style:family="table-cell">
      <style:graphic-properties style:repeat="repeat" fo:padding-top="0.1cm" fo:padding-bottom="0.1cm" fo:padding-left="0.1cm" fo:padding-right="0.1cm"/>
      <style:paragraph-properties fo:border="0.03pt solid #000000"/>
      <style:text-properties fo:color="#000000" fo:font-size="18pt" style:font-size-asian="18pt" style:font-size-complex="18pt"/>
    </style:style>
    <style:style style:name="ce4" style:family="table-cell">
      <style:graphic-properties style:repeat="repeat" fo:padding-top="0.1cm" fo:padding-bottom="0.1cm" fo:padding-left="0.1cm" fo:padding-right="0.1cm"/>
      <style:paragraph-properties fo:border="0.03pt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color="#000000" fo:font-size="32pt" fo:font-weight="bold" style:font-size-asian="32pt" style:font-weight-asian="bold" style:font-size-complex="32pt" style:font-weight-complex="bold"/>
    </style:style>
    <style:style style:name="P3" style:family="paragraph">
      <style:text-properties fo:color="#000000" fo:font-size="24pt" fo:font-weight="bold" style:font-size-asian="24pt" style:font-weight-asian="bold" style:font-size-complex="24pt" style:font-weight-complex="bold"/>
    </style:style>
    <style:style style:name="P4" style:family="paragraph">
      <style:text-properties fo:color="#000000" fo:font-size="24pt" style:font-size-asian="24pt" style:font-size-complex="24pt"/>
    </style:style>
    <style:style style:name="P5" style:family="paragraph">
      <style:text-properties fo:color="#000000" fo:font-size="20pt" fo:font-weight="normal" style:font-size-asian="20pt" style:font-weight-asian="normal" style:font-size-complex="20pt" style:font-weight-complex="normal"/>
    </style:style>
    <style:style style:name="P6" style:family="paragraph">
      <style:paragraph-properties fo:text-align="start"/>
    </style:style>
    <style:style style:name="P7" style:family="paragraph">
      <style:paragraph-properties fo:text-align="start"/>
      <style:text-properties fo:color="#000000" fo:font-size="32pt" fo:font-weight="bold" style:font-size-asian="32pt" style:font-weight-asian="bold" style:font-size-complex="32pt" style:font-weight-complex="bold"/>
    </style:style>
    <style:style style:name="P8" style:family="paragraph">
      <style:text-properties fo:color="#000000" fo:font-size="16pt" style:font-size-asian="16pt" style:font-size-complex="16pt"/>
    </style:style>
    <style:style style:name="P9" style:family="paragraph">
      <style:paragraph-properties fo:text-align="start"/>
      <style:text-properties fo:color="#000000"/>
    </style:style>
    <style:style style:name="P10" style:family="paragraph">
      <style:paragraph-properties fo:text-align="center"/>
      <style:text-properties fo:color="#000000"/>
    </style:style>
    <style:style style:name="P11" style:family="paragraph">
      <style:text-properties fo:font-size="20pt"/>
    </style:style>
    <style:style style:name="P12" style:family="paragraph">
      <style:paragraph-properties fo:text-align="start"/>
      <style:text-properties fo:color="#000000" fo:font-size="24pt" style:font-size-asian="24pt" style:font-size-complex="24pt"/>
    </style:style>
    <style:style style:name="P13" style:family="paragraph">
      <style:paragraph-properties fo:text-align="start"/>
      <style:text-properties fo:font-size="18pt"/>
    </style:style>
    <style:style style:name="P14" style:family="paragraph">
      <style:paragraph-properties fo:text-align="center"/>
      <style:text-properties fo:color="#000000" fo:font-size="18pt"/>
    </style:style>
    <style:style style:name="P15" style:family="paragraph">
      <style:text-properties fo:color="#000000"/>
    </style:style>
    <style:style style:name="P16" style:family="paragraph">
      <style:paragraph-properties fo:text-align="center"/>
      <style:text-properties fo:color="#000000" fo:font-size="24pt" style:font-size-asian="24pt" style:font-size-complex="24pt"/>
    </style:style>
    <style:style style:name="P17" style:family="paragraph">
      <style:paragraph-properties fo:text-align="start"/>
      <style:text-properties fo:font-size="16pt" style:font-size-asian="16pt" style:font-size-complex="16pt"/>
    </style:style>
    <style:style style:name="P18" style:family="paragraph">
      <style:paragraph-properties fo:text-align="start"/>
      <style:text-properties fo:font-size="18pt" fo:font-weight="bold" style:font-weight-asian="bold" style:font-weight-complex="bold"/>
    </style:style>
    <style:style style:name="P19" style:family="paragraph">
      <style:text-properties fo:color="#69656c" fo:font-family="'DejaVu Sans Mono'" style:font-family-generic="modern" style:font-pitch="fixed" fo:font-size="18pt" fo:font-weight="bold" style:font-size-asian="18pt" style:font-weight-asian="bold" style:font-size-complex="18pt" style:font-weight-complex="bold"/>
    </style:style>
    <style:style style:name="P20" style:family="paragraph">
      <style:text-properties fo:color="#69656c" fo:font-family="'DejaVu Sans Mono'" style:font-family-generic="modern" style:font-pitch="fixed" fo:font-size="20pt" fo:font-weight="bold" style:font-size-asian="20pt" style:font-weight-asian="bold" style:font-size-complex="20pt" style:font-weight-complex="bold"/>
    </style:style>
    <style:style style:name="P21" style:family="paragraph">
      <style:text-properties fo:color="#69656c" fo:font-family="'DejaVu Sans Mono'" style:font-family-generic="modern" style:font-pitch="fixed"/>
    </style:style>
    <style:style style:name="P22" style:family="paragraph">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P23" style:family="paragraph">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P24" style:family="paragraph">
      <style:text-properties fo:color="#000000" fo:font-family="'Liberation Sans'"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size="20pt" style:font-size-asian="20pt" style:font-size-complex="20pt"/>
    </style:style>
    <style:style style:name="P26" style:family="paragraph">
      <style:text-properties fo:font-size="14pt" style:font-size-asian="14pt" style:font-size-complex="14pt"/>
    </style:style>
    <style:style style:name="P27" style:family="paragraph">
      <style:text-properties fo:color="#000000" fo:font-family="Ubuntu" style:font-pitch="variable" fo:font-size="22pt" style:font-size-asian="22pt" style:font-size-complex="22pt"/>
    </style:style>
    <style:style style:name="P28" style:family="paragraph">
      <style:text-properties fo:color="#000000" fo:font-family="Ubuntu" style:font-pitch="variable" fo:font-size="20pt" style:font-size-asian="20pt" style:font-size-complex="20pt"/>
    </style:style>
    <style:style style:name="P29" style:family="paragraph">
      <style:paragraph-properties fo:text-align="center"/>
      <style:text-properties fo:font-family="Ubuntu" style:font-pitch="variable" fo:font-size="22pt" style:font-size-asian="22pt" style:font-size-complex="22pt"/>
    </style:style>
    <style:style style:name="P30" style:family="paragraph">
      <style:paragraph-properties fo:text-align="center"/>
      <style:text-properties fo:font-weight="bold" style:font-weight-asian="bold" style:font-weight-complex="bold"/>
    </style:style>
    <style:style style:name="P31" style:family="paragraph">
      <style:text-properties fo:color="#000000" fo:font-size="20pt" style:font-size-asian="20pt" style:font-size-complex="20pt"/>
    </style:style>
    <style:style style:name="P32" style:family="paragraph">
      <style:text-properties fo:color="#000000" fo:font-family="Ubuntu" style:font-pitch="variable" fo:font-size="22pt" style:text-underline-style="solid" style:text-underline-width="auto" style:text-underline-color="font-color" style:font-size-asian="22pt" style:font-size-complex="22pt"/>
    </style:style>
    <style:style style:name="P33" style:family="paragraph">
      <style:text-properties fo:font-family="Ubuntu" style:font-pitch="variable" fo:font-size="22pt" style:font-size-asian="22pt" style:font-size-complex="22pt"/>
    </style:style>
    <style:style style:name="P34" style:family="paragraph">
      <style:paragraph-properties fo:text-align="start"/>
      <style:text-properties fo:color="#000000" fo:font-family="'Liberation Sans'" style:font-family-generic="swiss" style:font-pitch="variable" fo:font-size="18pt" style:font-size-asian="18pt" style:font-size-complex="18pt"/>
    </style:style>
    <style:style style:name="P35" style:family="paragraph">
      <style:text-properties fo:font-weight="bold" style:font-weight-asian="bold" style:font-weight-complex="bold"/>
    </style:style>
    <style:style style:name="P36" style:family="paragraph">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1" style:family="text">
      <style:text-properties fo:color="#000000" fo:font-size="32pt" fo:font-weight="bold" style:font-size-asian="32pt" style:font-weight-asian="bold" style:font-size-complex="32pt" style:font-weight-complex="bold"/>
    </style:style>
    <style:style style:name="T2" style:family="text">
      <style:text-properties fo:color="#000000" fo:font-size="24pt" fo:font-weight="bold" style:font-size-asian="24pt" style:font-weight-asian="bold" style:font-size-complex="24pt" style:font-weight-complex="bold"/>
    </style:style>
    <style:style style:name="T3" style:family="text">
      <style:text-properties fo:color="#000000" fo:font-size="24pt" style:font-size-asian="24pt" style:font-size-complex="24pt"/>
    </style:style>
    <style:style style:name="T4" style:family="text">
      <style:text-properties fo:color="#000000" fo:font-size="20pt" fo:font-weight="normal" style:font-size-asian="20pt" style:font-weight-asian="normal" style:font-size-complex="20pt" style:font-weight-complex="normal"/>
    </style:style>
    <style:style style:name="T5" style:family="text">
      <style:text-properties fo:color="#000000" fo:font-size="16pt" style:font-size-asian="16pt" style:font-size-complex="16pt"/>
    </style:style>
    <style:style style:name="T6" style:family="text">
      <style:text-properties fo:color="#000000"/>
    </style:style>
    <style:style style:name="T7" style:family="text">
      <style:text-properties fo:color="#000000" fo:font-size="18pt"/>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6pt" fo:font-weight="normal" style:font-size-asian="16pt" style:font-weight-asian="normal" style:font-size-complex="16pt" style:font-weight-complex="normal"/>
    </style:style>
    <style:style style:name="T10" style:family="text">
      <style:text-properties fo:color="#69656c" fo:font-family="'DejaVu Sans Mono'" style:font-family-generic="modern" style:font-pitch="fixed" fo:font-size="18pt" fo:font-weight="normal" style:font-size-asian="18pt" style:font-weight-asian="normal" style:font-size-complex="18pt" style:font-weight-complex="normal"/>
    </style:style>
    <style:style style:name="T11" style:family="text">
      <style:text-properties fo:color="#69656c" fo:font-family="'DejaVu Sans Mono'" style:font-family-generic="modern" style:font-pitch="fixed" fo:font-size="18pt" fo:font-weight="bold" style:font-size-asian="18pt" style:font-weight-asian="bold" style:font-size-complex="18pt" style:font-weight-complex="bold"/>
    </style:style>
    <style:style style:name="T12" style:family="text">
      <style:text-properties fo:color="#69656c" fo:font-family="'DejaVu Sans Mono'" style:font-family-generic="modern" style:font-pitch="fixed" fo:font-size="20pt" fo:font-weight="normal" style:font-size-asian="20pt" style:font-weight-asian="normal" style:font-size-complex="20pt" style:font-weight-complex="normal"/>
    </style:style>
    <style:style style:name="T13" style:family="text">
      <style:text-properties fo:color="#69656c" fo:font-family="'DejaVu Sans Mono'" style:font-family-generic="modern" style:font-pitch="fixed" fo:font-size="20pt" fo:font-weight="bold" style:font-size-asian="20pt" style:font-weight-asian="bold" style:font-size-complex="20pt" style:font-weight-complex="bold"/>
    </style:style>
    <style:style style:name="T14" style:family="text">
      <style:text-properties fo:color="#69656c" fo:font-family="'DejaVu Sans Mono'" style:font-family-generic="modern" style:font-pitch="fixed" fo:font-size="22pt" fo:font-weight="bold" style:font-size-asian="22pt" style:font-weight-asian="bold" style:font-size-complex="22pt" style:font-weight-complex="bold"/>
    </style:style>
    <style:style style:name="T15" style:family="text">
      <style:text-properties fo:color="#69656c" fo:font-family="'DejaVu Sans Mono'" style:font-family-generic="modern" style:font-pitch="fixed"/>
    </style:style>
    <style:style style:name="T16" style:family="text">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T17" style:family="text">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T18" style:family="text">
      <style:text-properties fo:color="#000000" fo:font-family="'Liberation Sans'" style:font-family-generic="swiss" style:font-pitch="variable" fo:font-size="18pt" fo:font-weight="bold" style:font-size-asian="18pt" style:font-weight-asian="bold" style:font-size-complex="18pt" style:font-weight-complex="bold"/>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fo:color="#000000" fo:font-family="Ubuntu" style:font-pitch="variable" fo:font-size="22pt" style:font-size-asian="22pt" style:font-size-complex="22pt"/>
    </style:style>
    <style:style style:name="T22" style:family="text">
      <style:text-properties fo:color="#000000" fo:font-family="Ubuntu" style:font-pitch="variable" fo:font-size="20pt" style:font-size-asian="20pt" style:font-size-complex="20pt"/>
    </style:style>
    <style:style style:name="T23" style:family="text">
      <style:text-properties fo:font-family="Ubuntu" style:font-pitch="variable" fo:font-size="22pt" style:font-size-asian="22pt" style:font-size-complex="22pt"/>
    </style:style>
    <style:style style:name="T24" style:family="text">
      <style:text-properties fo:font-weight="bold" style:font-weight-asian="bold" style:font-weight-complex="bold"/>
    </style:style>
    <style:style style:name="T25" style:family="text">
      <style:text-properties fo:color="#000000" fo:font-size="20pt" style:font-size-asian="20pt" style:font-size-complex="20pt"/>
    </style:style>
    <style:style style:name="T26" style:family="text">
      <style:text-properties fo:color="#000000" fo:font-family="Ubuntu" style:font-pitch="variable" fo:font-size="22pt" style:text-underline-style="solid" style:text-underline-width="auto" style:text-underline-color="font-color" style:font-size-asian="22pt" style:font-size-complex="22pt"/>
    </style:style>
    <style:style style:name="T27" style:family="text">
      <style:text-properties fo:color="#000000" fo:font-family="'DejaVu Sans Mono'" style:font-family-generic="modern" style:font-pitch="fixed" fo:font-size="20pt" fo:font-weight="normal" style:font-size-asian="20pt" style:font-weight-asian="normal" style:font-size-complex="20pt" style:font-weight-complex="normal"/>
    </style:style>
    <style:style style:name="T28" style:family="text">
      <style:text-properties fo:color="#000000" fo:font-weight="bold" style:font-weight-asian="bold" style:font-weight-complex="bold"/>
    </style:style>
    <style:style style:name="T29" style:family="text">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30" style:family="text">
      <style:text-properties fo:color="#000000" fo:font-size="18pt" style:font-size-asian="18pt" style:font-size-complex="18pt"/>
    </style:style>
    <style:style style:name="T3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7.991cm" svg:height="6.466cm" svg:x="0cm" svg:y="0.9cm">
          <text:p text:style-name="P1"><text:span text:style-name="T1">Программные технологии для эффективного </text:span></text:p>
          <text:p text:style-name="P1"><text:span text:style-name="T1">поиска логического вывода в исчислении </text:span></text:p>
          <text:p text:style-name="P1"><text:span text:style-name="T1">позитивно-образованных формул</text:span></text:p>
          <draw:enhanced-geometry svg:viewBox="0 0 21600 21600" draw:type="rectangle" draw:enhanced-path="M 0 0 L 21600 0 21600 21600 0 21600 0 0 Z N"/>
        </draw:custom-shape>
        <draw:frame draw:style-name="gr2" draw:text-style-name="P3" draw:layer="layout" svg:width="16.271cm" svg:height="1.195cm" svg:x="5.65cm" svg:y="8.852cm">
          <draw:text-box>
            <text:p><text:span text:style-name="T2">Ларионов Александр Александрович</text:span></text:p>
          </draw:text-box>
        </draw:frame>
        <draw:frame draw:style-name="gr2" draw:text-style-name="P4" draw:layer="layout" svg:width="16.589cm" svg:height="1.195cm" svg:x="5.551cm" svg:y="10.453cm">
          <draw:text-box>
            <text:p><text:span text:style-name="T3">Иркутский государственный университет</text:span></text:p>
          </draw:text-box>
        </draw:frame>
        <draw:frame draw:style-name="gr3" draw:text-style-name="P5" draw:layer="layout" svg:width="22.481cm" svg:height="1.825cm" svg:x="6.634cm" svg:y="15.552cm">
          <draw:text-box>
            <text:p><text:span text:style-name="T4">Научный руководитель: Черкашин Е.А.</text:span></text:p>
            <text:p><text:span text:style-name="T4">Специальность: 05.13.17 Теоретические основы информатики</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78cm" svg:x="1.094cm" svg:y="5.356cm">
          <text:p/>
          <draw:enhanced-geometry svg:viewBox="0 0 21600 21600" draw:mirror-horizontal="false" draw:mirror-vertical="false" draw:type="rectangle" draw:enhanced-path="M 0 0 L 21600 0 21600 21600 0 21600 0 0 Z N"/>
        </draw:custom-shape>
        <draw:frame draw:style-name="gr2" draw:layer="layout" svg:width="14.942cm" svg:height="0.962cm" svg:x="2.032cm" svg:y="5.51cm">
          <draw:text-box>
            <text:p text:style-name="P6"><text:span text:style-name="T6">Полуразрешимость исчислений первого порядка</text:span></text:p>
          </draw:text-box>
        </draw:frame>
        <draw:custom-shape draw:style-name="gr7" draw:text-style-name="P10" draw:layer="layout" svg:width="1.016cm" svg:height="1.016cm" svg:x="0.588cm" svg:y="4.826cm">
          <text:p text:style-name="P1"><text:span text:style-name="T6">1</text:span></text:p>
          <draw:enhanced-geometry svg:viewBox="0 0 21600 21600" draw:type="rectangle" draw:enhanced-path="M 0 0 L 21600 0 21600 21600 0 21600 0 0 Z N"/>
        </draw:custom-shape>
        <draw:custom-shape draw:style-name="gr6" draw:text-style-name="P9" draw:layer="layout" svg:width="26.084cm" svg:height="3.249cm" svg:x="1.094cm" svg:y="8.256cm">
          <text:p/>
          <draw:enhanced-geometry svg:viewBox="0 0 21600 21600" draw:mirror-horizontal="false" draw:mirror-vertical="false" draw:type="rectangle" draw:enhanced-path="M 0 0 L 21600 0 21600 21600 0 21600 0 0 Z N"/>
        </draw:custom-shape>
        <draw:frame draw:style-name="gr2" draw:layer="layout" svg:width="25.089cm" svg:height="3.095cm" svg:x="2.032cm" svg:y="8.41cm">
          <draw:text-box>
            <text:p text:style-name="P6"><text:span text:style-name="T6">Существующие версии систем автоматического доказательства теорем (АДТ) для </text:span></text:p>
            <text:p text:style-name="P6"><text:span text:style-name="T6">исчисления позитивно-образованных формул (ПО-формул) или </text:span></text:p>
            <text:p text:style-name="P6"><text:span text:style-name="T6">узкоспециализированны, или неэффективны, или носят демонстрационный </text:span></text:p>
            <text:p text:style-name="P6"><text:span text:style-name="T6">характер. </text:span></text:p>
          </draw:text-box>
        </draw:frame>
        <draw:custom-shape draw:style-name="gr7" draw:text-style-name="P10" draw:layer="layout" svg:width="1.016cm" svg:height="1.016cm" svg:x="0.588cm" svg:y="7.726cm">
          <text:p text:style-name="P1"><text:span text:style-name="T6">2</text:span></text:p>
          <draw:enhanced-geometry svg:viewBox="0 0 21600 21600" draw:type="rectangle" draw:enhanced-path="M 0 0 L 21600 0 21600 21600 0 21600 0 0 Z N"/>
        </draw:custom-shape>
        <draw:custom-shape draw:style-name="gr6" draw:text-style-name="P9" draw:layer="layout" svg:width="26.084cm" svg:height="1.674cm" svg:x="1.095cm" svg:y="12.656cm">
          <text:p/>
          <draw:enhanced-geometry svg:viewBox="0 0 21600 21600" draw:mirror-horizontal="false" draw:mirror-vertical="false" draw:type="rectangle" draw:enhanced-path="M 0 0 L 21600 0 21600 21600 0 21600 0 0 Z N"/>
        </draw:custom-shape>
        <draw:frame draw:style-name="gr2" draw:layer="layout" svg:width="21.432cm" svg:height="0.962cm" svg:x="2.033cm" svg:y="12.81cm">
          <draw:text-box>
            <text:p text:style-name="P6"><text:span text:style-name="T6">Не все предметные области покрыты эффективными системами АДТ. </text:span></text:p>
          </draw:text-box>
        </draw:frame>
        <draw:custom-shape draw:style-name="gr7" draw:text-style-name="P10" draw:layer="layout" svg:width="1.016cm" svg:height="1.016cm" svg:x="0.589cm" svg:y="12.126cm">
          <text:p text:style-name="P1"><text:span text:style-name="T6">3</text:span></text:p>
          <draw:enhanced-geometry svg:viewBox="0 0 21600 21600" draw:type="rectangle" draw:enhanced-path="M 0 0 L 21600 0 21600 21600 0 21600 0 0 Z N"/>
        </draw:custom-shape>
        <draw:custom-shape draw:style-name="gr6" draw:text-style-name="P9" draw:layer="layout" svg:width="26.084cm" svg:height="1.827cm" svg:x="1.095cm" svg:y="15.756cm">
          <text:p/>
          <draw:enhanced-geometry svg:viewBox="0 0 21600 21600" draw:mirror-horizontal="false" draw:mirror-vertical="false" draw:type="rectangle" draw:enhanced-path="M 0 0 L 21600 0 21600 21600 0 21600 0 0 Z N"/>
        </draw:custom-shape>
        <draw:frame draw:style-name="gr2" draw:layer="layout" svg:width="17.503cm" svg:height="1.673cm" svg:x="2.033cm" svg:y="15.91cm">
          <draw:text-box>
            <text:p text:style-name="P6"><text:span text:style-name="T6">Системы АДТ активно применяются для решения задач. </text:span></text:p>
            <text:p text:style-name="P6"><text:span text:style-name="T6">Новый подход – новое решение.</text:span></text:p>
          </draw:text-box>
        </draw:frame>
        <draw:custom-shape draw:style-name="gr7" draw:text-style-name="P10" draw:layer="layout" svg:width="1.016cm" svg:height="1.016cm" svg:x="0.589cm" svg:y="15.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8" draw:text-style-name="P12" draw:layer="layout" svg:width="26.084cm" svg:height="2.101cm" svg:x="0.994cm" svg:y="5.081cm">
          <text:p/>
          <draw:enhanced-geometry svg:viewBox="0 0 21600 21600" draw:type="rectangle" draw:enhanced-path="M 0 0 L 21600 0 21600 21600 0 21600 0 0 Z N"/>
        </draw:custom-shap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9.001cm">
          <text:p/>
          <draw:enhanced-geometry svg:viewBox="0 0 21600 21600" draw:mirror-horizontal="false" draw:mirror-vertical="false" draw:type="rectangle" draw:enhanced-path="M 0 0 L 21600 0 21600 21600 0 21600 0 0 Z N"/>
        </draw:custom-shape>
        <draw:custom-shape draw:style-name="gr7" draw:text-style-name="P12" draw:layer="layout" svg:width="26.084cm" svg:height="1.27cm" svg:x="0.994cm" svg:y="3.811cm">
          <text:p text:style-name="P6"><text:span text:style-name="T3">Особенности ПО-формул:</text:span></text:p>
          <draw:enhanced-geometry svg:viewBox="0 0 21600 21600" draw:type="rectangle" draw:enhanced-path="M 0 0 L 21600 0 21600 21600 0 21600 0 0 Z N"/>
        </draw:custom-shape>
        <draw:frame draw:style-name="gr2" draw:text-style-name="P13" draw:layer="layout" svg:width="18.934cm" svg:height="0.962cm" svg:x="2.033cm" svg:y="9.012cm">
          <draw:text-box>
            <text:p text:style-name="P6"><text:span text:style-name="T6">Единственное правило вывода и единственная схема аксиом.</text:span></text:p>
          </draw:text-box>
        </draw:frame>
        <draw:custom-shape draw:style-name="gr7" draw:text-style-name="P14" draw:layer="layout" svg:width="1.016cm" svg:height="1.016cm" svg:x="0.588cm" svg:y="8.4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1.467cm" svg:x="1.076cm" svg:y="11.9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4cm" svg:y="11.912cm">
          <draw:text-box>
            <text:p text:style-name="P6"><text:span text:style-name="T6">Крупноблочная структура формулы и крупноблочное правило вывода.</text:span></text:p>
          </draw:text-box>
        </draw:frame>
        <draw:custom-shape draw:style-name="gr7" draw:text-style-name="P14" draw:layer="layout" svg:width="1.016cm" svg:height="1.016cm" svg:x="0.589cm" svg:y="11.3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4.5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4.513cm">
          <draw:text-box>
            <text:p text:style-name="P6"><text:span text:style-name="T6">Нет необходимости в процедре сколемизации.</text:span></text:p>
          </draw:text-box>
        </draw:frame>
        <draw:custom-shape draw:style-name="gr7" draw:text-style-name="P14" draw:layer="layout" svg:width="1.016cm" svg:height="1.016cm" svg:x="0.59cm" svg:y="13.928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6.603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6.614cm">
          <draw:text-box>
            <text:p text:style-name="P6"><text:span text:style-name="T6">Эвристическая структура исходной формулы сохраняется.</text:span></text:p>
          </draw:text-box>
        </draw:frame>
        <draw:custom-shape draw:style-name="gr7" draw:text-style-name="P14" draw:layer="layout" svg:width="1.016cm" svg:height="1.016cm" svg:x="0.591cm" svg:y="16.029cm">
          <text:p text:style-name="P1"><text:span text:style-name="T7">4</text:span></text:p>
          <draw:enhanced-geometry svg:viewBox="0 0 21600 21600" draw:type="rectangle" draw:enhanced-path="M 0 0 L 21600 0 21600 21600 0 21600 0 0 Z N"/>
        </draw:custom-shape>
        <draw:frame draw:style-name="gr2" draw:text-style-name="P13" draw:layer="layout" svg:width="21cm" svg:height="0.962cm" svg:x="1.433cm" svg:y="5.412cm">
          <draw:text-box>
            <text:p text:style-name="P6"><text:span text:style-name="T6">Разработано академиком С.Н.Васильевым и к.ф-м.н А.К. Жерловым.</text:span></text:p>
          </draw:text-box>
        </draw:frame>
        <presentation:notes draw:style-name="dp2">
          <draw:page-thumbnail draw:style-name="gr4"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5" draw:text-style-name="P7" draw:layer="layout" svg:width="27.991cm" svg:height="1.64cm" svg:x="0.002cm" svg:y="0.9cm">
          <text:p text:style-name="P6"><text:span text:style-name="T1">Объект и предмет исследован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1" draw:layer="layout" svg:width="26.924cm" svg:height="2.956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Объект исследования</text:span></text:p>
          <draw:enhanced-geometry svg:viewBox="0 0 21600 21600" draw:type="rectangle" draw:enhanced-path="M 0 0 L 21600 0 21600 21600 0 21600 0 0 Z N"/>
        </draw:custom-shape>
        <draw:frame draw:style-name="gr10" draw:text-style-name="P15" draw:layer="layout" svg:width="26.354cm" svg:height="0.962cm" svg:x="0.57cm" svg:y="6.396cm">
          <draw:text-box>
            <text:p><text:span text:style-name="T6">Исчисление позитивно-образованных формул и логический вывод в этом исчислении.</text:span></text:p>
          </draw:text-box>
        </draw:frame>
        <draw:custom-shape draw:style-name="gr6" draw:text-style-name="P1" draw:layer="layout" svg:width="26.924cm" svg:height="5.014cm" svg:x="0.508cm" svg:y="9.656cm">
          <text:p/>
          <draw:enhanced-geometry svg:viewBox="0 0 21600 21600" draw:type="rectangle" draw:enhanced-path="M 0 0 L 21600 0 21600 21600 0 21600 0 0 Z N"/>
        </draw:custom-shape>
        <draw:custom-shape draw:style-name="gr7" draw:text-style-name="P12" draw:layer="layout" svg:width="26.924cm" svg:height="1.27cm" svg:x="0.508cm" svg:y="9.656cm">
          <text:p text:style-name="P6"><text:span text:style-name="T3">Предмет исследования</text:span></text:p>
          <draw:enhanced-geometry svg:viewBox="0 0 21600 21600" draw:type="rectangle" draw:enhanced-path="M 0 0 L 21600 0 21600 21600 0 21600 0 0 Z N"/>
        </draw:custom-shape>
        <draw:frame draw:style-name="gr10" draw:text-style-name="P15" draw:layer="layout" svg:width="26.608cm" svg:height="3.095cm" svg:x="0.57cm" svg:y="11.196cm">
          <draw:text-box>
            <text:p><text:span text:style-name="T6">Свойства языка и исчисления ПО-формул, современных структур данных и алгоритмов поиска ЛВ в исчислениях первого порядка, разработка структур данных и алгоритмов, обеспечивающих создание новых программных систем и технологий эффективного поиска ЛВ в исчислениях ПО-формул. </text:span></text:p>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5" draw:text-style-name="P7" draw:layer="layout" svg:width="27.991cm" svg:height="1.64cm" svg:x="0.002cm" svg:y="0.9cm">
          <text:p text:style-name="P6"><text:span text:style-name="T1">Цел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1" draw:text-style-name="P16" draw:layer="layout" svg:width="26.924cm" svg:height="4.288cm" svg:x="0.508cm" svg:y="6.556cm">
          <text:p text:style-name="P1"><text:span text:style-name="T3">Разработка программной системы для эффективного </text:span></text:p>
          <text:p text:style-name="P1"><text:span text:style-name="T3">поиска логического вывода в исчислении </text:span></text:p>
          <text:p text:style-name="P1"><text:span text:style-name="T3">позитивно-образованных формул.</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5" draw:text-style-name="P7" draw:layer="layout" svg:width="27.991cm" svg:height="1.64cm" svg:x="0.002cm" svg:y="0.9cm">
          <text:p text:style-name="P6"><text:span text:style-name="T1">Задач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2.27cm" svg:height="1.673cm" svg:x="2.032cm" svg:y="3.81cm">
          <draw:text-box>
            <text:p text:style-name="P6"><text:span text:style-name="T6">Разработка эффективных структур данных представления ПО-формул в </text:span></text:p>
            <text:p text:style-name="P6"><text:span text:style-name="T6">памяти компьютера.</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117cm" svg:height="1.673cm" svg:x="2.032cm" svg:y="7.01cm">
          <draw:text-box>
            <text:p text:style-name="P6"><text:span text:style-name="T6">Создание оригинальных методик (стратегий) эффективного поиска ЛВ в </text:span></text:p>
            <text:p text:style-name="P6"><text:span text:style-name="T6">исчислении ПО-формул.</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3.599cm" svg:height="1.673cm" svg:x="2.032cm" svg:y="10.31cm">
          <draw:text-box>
            <text:p text:style-name="P6"><text:span text:style-name="T6">Адаптация существующих методик АДТ для исчисления ПО-формул с целью </text:span></text:p>
            <text:p text:style-name="P6"><text:span text:style-name="T6">повышения эффективности поиска ЛВ.</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25.28cm" svg:height="1.673cm" svg:x="2.032cm" svg:y="13.61cm">
          <draw:text-box>
            <text:p text:style-name="P6"><text:span text:style-name="T6">Разработка эффективной программной системы АДТ, создание инструментальных </text:span></text:p>
            <text:p text:style-name="P6"><text:span text:style-name="T6">средств для программирования систем АДТ в исчислении ПО-формул.</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2.354cm" svg:height="1.673cm" svg:x="2.032cm" svg:y="16.91cm">
          <draw:text-box>
            <text:p text:style-name="P6"><text:span text:style-name="T6">Апробация разработанных программных средств на решении тестовых и </text:span></text:p>
            <text:p text:style-name="P6"><text:span text:style-name="T6">практических задач. Сравнение с другими системами АДТ.</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6.3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9.6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2.926cm">
          <text:p text:style-name="P1"><text:span text:style-name="T6">4</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новизн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text-style-name="P13" draw:layer="layout" svg:width="22.147cm" svg:height="1.673cm" svg:x="2.032cm" svg:y="3.81cm">
          <draw:text-box>
            <text:p text:style-name="P6"><text:span text:style-name="T7">Изучены свойства исчисления ПО-формул, влияющие на применимость </text:span></text:p>
            <text:p text:style-name="P6"><text:span text:style-name="T7">известных методик повышения эффективности поиска ЛВ.</text:span></text:p>
          </draw:text-box>
        </draw:frame>
        <draw:custom-shape draw:style-name="gr6" draw:text-style-name="P9" draw:layer="layout" svg:width="26.084cm" svg:height="3.558cm" svg:x="1.094cm" svg:y="6.856cm">
          <text:p/>
          <draw:enhanced-geometry svg:viewBox="0 0 21600 21600" draw:mirror-horizontal="false" draw:mirror-vertical="false" draw:type="rectangle" draw:enhanced-path="M 0 0 L 21600 0 21600 21600 0 21600 0 0 Z N"/>
        </draw:custom-shape>
        <draw:frame draw:style-name="gr2" draw:text-style-name="P13" draw:layer="layout" svg:width="24.543cm" svg:height="3.095cm" svg:x="2.032cm" svg:y="7.01cm">
          <draw:text-box>
            <text:p text:style-name="P6"><text:span text:style-name="T7">Впервые предложены и реализованы подходы обработки неограниченных </text:span></text:p>
            <text:p text:style-name="P6"><text:span text:style-name="T7">переменных, стратегия k,m-ограничения, структуры данных экономного </text:span></text:p>
            <text:p text:style-name="P6"><text:span text:style-name="T7">представления ПО-формул с дизъюнктивным ветвлением, обработка предиката </text:span></text:p>
            <text:p text:style-name="P6"><text:span text:style-name="T7">равенства без прямого представления аксиом равенства в виде ПО-формулы.</text:span></text:p>
          </draw:text-box>
        </draw:frame>
        <draw:custom-shape draw:style-name="gr6" draw:text-style-name="P9" draw:layer="layout" svg:width="26.084cm" svg:height="2.976cm" svg:x="1.094cm" svg:y="11.756cm">
          <text:p/>
          <draw:enhanced-geometry svg:viewBox="0 0 21600 21600" draw:mirror-horizontal="false" draw:mirror-vertical="false" draw:type="rectangle" draw:enhanced-path="M 0 0 L 21600 0 21600 21600 0 21600 0 0 Z N"/>
        </draw:custom-shape>
        <draw:frame draw:style-name="gr2" draw:text-style-name="P13" draw:layer="layout" svg:width="24.911cm" svg:height="2.384cm" svg:x="2.032cm" svg:y="11.91cm">
          <draw:text-box>
            <text:p text:style-name="P6"><text:span text:style-name="T7">Впервые, для исчисления ПО-формул успешно применены широко используемые</text:span></text:p>
            <text:p text:style-name="P6"><text:span text:style-name="T7">подходы: индексирование термов, параллельные схемы алгоритмов поиска ЛВ, </text:span></text:p>
            <text:p text:style-name="P6"><text:span text:style-name="T7">разделение данных, кэширование результатов, системы переписывания термов.</text:span></text:p>
          </draw:text-box>
        </draw:frame>
        <draw:custom-shape draw:style-name="gr6" draw:text-style-name="P9" draw:layer="layout" svg:width="26.084cm" svg:height="3.048cm" svg:x="1.094cm" svg:y="16.056cm">
          <text:p/>
          <draw:enhanced-geometry svg:viewBox="0 0 21600 21600" draw:mirror-horizontal="false" draw:mirror-vertical="false" draw:type="rectangle" draw:enhanced-path="M 0 0 L 21600 0 21600 21600 0 21600 0 0 Z N"/>
        </draw:custom-shape>
        <draw:frame draw:style-name="gr2" draw:text-style-name="P13" draw:layer="layout" svg:width="24.679cm" svg:height="2.384cm" svg:x="2.032cm" svg:y="16.21cm">
          <draw:text-box>
            <text:p text:style-name="P6"><text:span text:style-name="T7">Значительно расширен класс решаемых задач при помощи систем АДТ, </text:span></text:p>
            <text:p text:style-name="P6"><text:span text:style-name="T7">базирующихся на исчислении ПО-формул. Построены новые варианты решения </text:span></text:p>
            <text:p text:style-name="P6"><text:span text:style-name="T7">задач АДТ по сравнению с другими методами АДТ.</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5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4.956cm">
          <text:p/>
          <draw:enhanced-geometry svg:viewBox="0 0 21600 21600" draw:mirror-horizontal="false" draw:mirror-vertical="false" draw:type="rectangle" draw:enhanced-path="M 0 0 L 21600 0 21600 21600 0 21600 0 0 Z N"/>
        </draw:custom-shape>
        <draw:frame draw:style-name="gr2" draw:layer="layout" svg:width="23.354cm" svg:height="1.673cm" svg:x="2.032cm" svg:y="5.11cm">
          <draw:text-box>
            <text:p text:style-name="P6"><text:span text:style-name="T6">Созданы система АДТ и инструментальная среда разработки систем АДТ, </text:span></text:p>
            <text:p text:style-name="P6"><text:span text:style-name="T6">направленные на построение ЛВ в исчисления ПО-формул первого порядка.</text:span></text:p>
          </draw:text-box>
        </draw:frame>
        <draw:custom-shape draw:style-name="gr6" draw:text-style-name="P9" draw:layer="layout" svg:width="26.084cm" svg:height="3.05cm" svg:x="1.094cm" svg:y="8.156cm">
          <text:p/>
          <draw:enhanced-geometry svg:viewBox="0 0 21600 21600" draw:mirror-horizontal="false" draw:mirror-vertical="false" draw:type="rectangle" draw:enhanced-path="M 0 0 L 21600 0 21600 21600 0 21600 0 0 Z N"/>
        </draw:custom-shape>
        <draw:frame draw:style-name="gr2" draw:layer="layout" svg:width="24.001cm" svg:height="2.384cm" svg:x="2.032cm" svg:y="8.31cm">
          <draw:text-box>
            <text:p text:style-name="P6"><text:span text:style-name="T6">Выделены классы задач, для которых созданная система является более </text:span></text:p>
            <text:p text:style-name="P6"><text:span text:style-name="T6">эффективной, чем современные высокопроизводительные системы АДТ и </text:span></text:p>
            <text:p text:style-name="P6"><text:span text:style-name="T6">предложены специальные стратегии, повышающие эффективность поиска ЛВ.</text:span></text:p>
          </draw:text-box>
        </draw:frame>
        <draw:custom-shape draw:style-name="gr6" draw:text-style-name="P9" draw:layer="layout" svg:width="26.084cm" svg:height="2.306cm" svg:x="1.094cm" svg:y="12.456cm">
          <text:p/>
          <draw:enhanced-geometry svg:viewBox="0 0 21600 21600" draw:mirror-horizontal="false" draw:mirror-vertical="false" draw:type="rectangle" draw:enhanced-path="M 0 0 L 21600 0 21600 21600 0 21600 0 0 Z N"/>
        </draw:custom-shape>
        <draw:frame draw:style-name="gr2" draw:layer="layout" svg:width="22.604cm" svg:height="1.673cm" svg:x="2.032cm" svg:y="12.61cm">
          <draw:text-box>
            <text:p text:style-name="P6"><text:span text:style-name="T6">Реализована инфраструктура тестирования разработанных алгоритмов и </text:span></text:p>
            <text:p text:style-name="P6"><text:span text:style-name="T6">программного обеспечения АДТ на тестовых задачах из библиотеки TPTP.</text:span></text:p>
          </draw:text-box>
        </draw:frame>
        <draw:custom-shape draw:style-name="gr7" draw:text-style-name="P14" draw:layer="layout" svg:width="1.016cm" svg:height="1.016cm" svg:x="0.588cm" svg:y="4.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6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6" draw:text-style-name="P9" draw:layer="layout" svg:width="26.084cm" svg:height="3.165cm" svg:x="1.076cm" svg:y="16.901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6.3cm">
          <text:p/>
          <draw:enhanced-geometry svg:viewBox="0 0 21600 21600" draw:mirror-horizontal="false" draw:mirror-vertical="false" draw:type="rectangle" draw:enhanced-path="M 0 0 L 21600 0 21600 21600 0 21600 0 0 Z N"/>
        </draw:custom-shape>
        <draw:frame draw:style-name="gr12" draw:text-style-name="P6" draw:layer="layout" svg:width="25.551cm" svg:height="3.662cm" svg:x="1.708cm" svg:y="16.912cm">
          <draw:text-box>
            <text:p text:style-name="P6"><text:span text:style-name="T6">Разработанные программные средства используются в учебном процессе в </text:span></text:p>
            <text:p text:style-name="P6"><text:span text:style-name="T6">Институте математики, экономики и информатики Иркутского государственного </text:span></text:p>
            <text:p text:style-name="P6"><text:span text:style-name="T6">университета (ИМЭИ ИГУ), Научно-исследовательском Иркутском государственном </text:span></text:p>
            <text:p text:style-name="P6"><text:span text:style-name="T6">техническом университете (НИ ИрГТУ).</text:span></text:p>
          </draw:text-box>
        </draw:frame>
        <draw:custom-shape draw:style-name="gr7" draw:text-style-name="P12" draw:layer="layout" svg:width="26.084cm" svg:height="1.27cm" svg:x="0.994cm" svg:y="3.81cm">
          <text:p text:style-name="P6"><text:span text:style-name="T3">Исследования поддержаны:</text:span></text:p>
          <draw:enhanced-geometry svg:viewBox="0 0 21600 21600" draw:type="rectangle" draw:enhanced-path="M 0 0 L 21600 0 21600 21600 0 21600 0 0 Z N"/>
        </draw:custom-shape>
        <draw:frame draw:style-name="gr2" draw:text-style-name="P13" draw:layer="layout" svg:width="23.188cm" svg:height="1.673cm" svg:x="2.033cm" svg:y="6.311cm">
          <draw:text-box>
            <text:p text:style-name="P6"><text:span text:style-name="T6">Федеральная целевая программа “Научные и научно-педагогические кадры </text:span></text:p>
            <text:p text:style-name="P6"><text:span text:style-name="T6">инновационной России” на 2009-2013 годы, госконтракт № П696.</text:span></text:p>
          </draw:text-box>
        </draw:frame>
        <draw:custom-shape draw:style-name="gr7" draw:text-style-name="P14" draw:layer="layout" svg:width="1.016cm" svg:height="1.016cm" svg:x="0.588cm" svg:y="5.726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2.384cm" svg:x="2.034cm" svg:y="9.211cm">
          <draw:text-box>
            <text:p text:style-name="P6"><text:span text:style-name="T6">Базовые проекты научно-исследовательской работы ИДСТУ СО РАН, </text:span></text:p>
            <text:p text:style-name="P6"><text:span text:style-name="T6">Проект IV.31.2.4., № гос. регистрации: 01201001350, программа IV.31.2., </text:span></text:p>
            <text:p text:style-name="P6"><text:span text:style-name="T6">Проект IV.32.1.2., № гос. Регистрации: 01201001346.</text:span></text:p>
          </draw:text-box>
        </draw:frame>
        <draw:custom-shape draw:style-name="gr7" draw:text-style-name="P14" draw:layer="layout" svg:width="1.016cm" svg:height="1.016cm" svg:x="0.589cm" svg:y="8.626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2.6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2.612cm">
          <draw:text-box>
            <text:p text:style-name="P6"><text:span text:style-name="T6">РФФИ, № 08-07-98005-р_Сибирь_а.</text:span></text:p>
          </draw:text-box>
        </draw:frame>
        <draw:custom-shape draw:style-name="gr7" draw:text-style-name="P14" draw:layer="layout" svg:width="1.016cm" svg:height="1.016cm" svg:x="0.59cm" svg:y="12.027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4.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6cm" svg:y="14.713cm">
          <draw:text-box>
            <text:p text:style-name="P6"><text:span text:style-name="T6">Программа “Университетский кластер”.</text:span></text:p>
          </draw:text-box>
        </draw:frame>
        <draw:custom-shape draw:style-name="gr7" draw:text-style-name="P14" draw:layer="layout" svg:width="1.016cm" svg:height="1.016cm" svg:x="0.591cm" svg:y="14.128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5" draw:text-style-name="P7" draw:layer="layout" svg:width="27.991cm" svg:height="1.64cm" svg:x="0.002cm" svg:y="0.9cm">
          <text:p text:style-name="P6"><text:span text:style-name="T1">Результаты выносимые на защиту</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693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8.1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 (всего 14)</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2.462cm" svg:x="1.094cm" svg:y="16.3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132cm" svg:x="1.87cm" svg:y="16.536cm">
          <draw:text-box>
            <text:p text:style-name="P6"><text:span text:style-name="T5">Davydov A.V., Larionov A.A., Cherkashin E.A. On the calculus of positively constructed formulas for automated theorem proving // Automatic Control and Computer Sciences (AC&amp;CS). 2011. Volume 45, Issue 7, pp.402-407.</text:span></text:p>
          </draw:text-box>
        </draw:frame>
        <draw:custom-shape draw:style-name="gr6" draw:text-style-name="P9" draw:layer="layout" svg:width="26.084cm" svg:height="2.689cm" svg:x="1.094cm" svg:y="3.9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3cm" svg:y="4.412cm">
          <draw:text-box>
            <text:p text:style-name="P6"><text:span text:style-name="T8">Давыдов А.В., Ларионов А.А., Черкашин Е.А. Об исчислении позитивно-образованных формул для автоматического доказательства теорем // Моделирование и анализ информационных систем. 2010.T. 17, N 4, С. 60-69.</text:span></text:p>
          </draw:text-box>
        </draw:frame>
        <draw:custom-shape draw:style-name="gr6" draw:text-style-name="P9" draw:layer="layout" svg:width="26.084cm" svg:height="3.415cm" svg:x="1.094cm" svg:y="7.793cm">
          <text:p/>
          <draw:enhanced-geometry svg:viewBox="0 0 21600 21600" draw:mirror-horizontal="false" draw:mirror-vertical="false" draw:type="rectangle" draw:enhanced-path="M 0 0 L 21600 0 21600 21600 0 21600 0 0 Z N"/>
        </draw:custom-shape>
        <draw:frame draw:style-name="gr16" draw:text-style-name="P18" draw:layer="layout" svg:width="25.145cm" svg:height="2.759cm" svg:x="2.033cm" svg:y="8.212cm">
          <draw:text-box>
            <text:p text:style-name="P6"><text:span text:style-name="T8">Ларионов А.А., Черкашин Е.А., Терехин И.Н. Системные предикаты для управления логическим выводом в системе автоматического доказательства теорем для исчисления позитивно-образованных формул // Вестник Бурятского государственного университета, 2011, выпуск 9. Серия Математика. Информатика. с. 94-98.</text:span></text:p>
          </draw:text-box>
        </draw:frame>
        <draw:custom-shape draw:style-name="gr6" draw:text-style-name="P9" draw:layer="layout" svg:width="26.084cm" svg:height="2.671cm" svg:x="1.094cm" svg:y="12.393cm">
          <text:p/>
          <draw:enhanced-geometry svg:viewBox="0 0 21600 21600" draw:mirror-horizontal="false" draw:mirror-vertical="false" draw:type="rectangle" draw:enhanced-path="M 0 0 L 21600 0 21600 21600 0 21600 0 0 Z N"/>
        </draw:custom-shape>
        <draw:frame draw:style-name="gr16" draw:text-style-name="P18" draw:layer="layout" svg:width="24.637cm" svg:height="2.132cm" svg:x="2.034cm" svg:y="12.912cm">
          <draw:text-box>
            <text:p text:style-name="P6"><text:span text:style-name="T8">Ларионов А.А., Черкашин Е.А. Параллельные схемы алгоритмов автоматического доказательства теорем в исчислении позитивно-образованных формул // Дистанционное и виртуальное обучение. Февраль 2012. No. 2, С. 93-100.</text:span></text:p>
          </draw:text-box>
        </draw:frame>
        <draw:custom-shape draw:style-name="gr7" draw:text-style-name="P14" draw:layer="layout" svg:width="1.016cm" svg:height="1.016cm" svg:x="0.588cm" svg:y="3.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8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208cm" svg:x="1.094cm" svg:y="16.604cm">
          <text:p/>
          <draw:enhanced-geometry svg:viewBox="0 0 21600 21600" draw:mirror-horizontal="false" draw:mirror-vertical="false" draw:type="rectangle" draw:enhanced-path="M 0 0 L 21600 0 21600 21600 0 21600 0 0 Z N"/>
        </draw:custom-shape>
        <draw:frame draw:style-name="gr15" draw:text-style-name="P17" draw:layer="layout" svg:width="25.654cm" svg:height="2.759cm" svg:x="1.87cm" svg:y="16.836cm">
          <draw:text-box>
            <text:p text:style-name="P6"><text:span text:style-name="T5">Ларионов А.А., Терехин И.Н., Черкашин Е.А., Давыдов А.В. Программная система КВАНТ/4 для автоматического доказательства теорем // Труды ИМЭИ ИГУ. Математика и информатика: сборник научных трудов / под ред.: Королькова Ю.Д. [и др.]. Иркутск: Изд-во ИГУ. 2011. Вып. 1. С. 77-85.</text:span></text:p>
          </draw:text-box>
        </draw:frame>
        <draw:custom-shape draw:style-name="gr6" draw:text-style-name="P9" draw:layer="layout" svg:width="26.084cm" svg:height="3.178cm" svg:x="1.094cm" svg:y="3.9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4.212cm">
          <draw:text-box>
            <text:p text:style-name="P6"><text:span text:style-name="T5">A.A. Larionov, E.A. Cherkashin, A.V. Davydov. Theorem Proving Software, Based on Method of Positively-Constructed Formulae // MIPRO-2011. 34-th International convention on information and communication technology, electronics and microelectronics. May 23-27, 2011. Croatia, Opatija. Vol. III. pp. 365-368.</text:span></text:p>
          </draw:text-box>
        </draw:frame>
        <draw:custom-shape draw:style-name="gr6" draw:text-style-name="P9" draw:layer="layout" svg:width="26.084cm" svg:height="3.415cm" svg:x="1.094cm" svg:y="8.193cm">
          <text:p/>
          <draw:enhanced-geometry svg:viewBox="0 0 21600 21600" draw:mirror-horizontal="false" draw:mirror-vertical="false" draw:type="rectangle" draw:enhanced-path="M 0 0 L 21600 0 21600 21600 0 21600 0 0 Z N"/>
        </draw:custom-shape>
        <draw:frame draw:style-name="gr16" draw:text-style-name="P13" draw:layer="layout" svg:width="24.637cm" svg:height="2.759cm" svg:x="2.033cm" svg:y="8.612cm">
          <draw:text-box>
            <text:p text:style-name="P6"><text:span text:style-name="T5">А.В. Давыдов, А.А. Ларионов. Об исчислении позитивно-образованных формул для автоматического доказательства теорем // Труды 5-го Международного симпозиума по компьютерным наукам в России. Семинар “Семантика, спецификация и верификация программ: теория и приложения”. 14-15 июня 2010. Казань. С. 109-116.</text:span></text:p>
          </draw:text-box>
        </draw:frame>
        <draw:custom-shape draw:style-name="gr6" draw:text-style-name="P9" draw:layer="layout" svg:width="26.084cm" svg:height="2.878cm" svg:x="1.094cm" svg:y="12.693cm">
          <text:p/>
          <draw:enhanced-geometry svg:viewBox="0 0 21600 21600" draw:mirror-horizontal="false" draw:mirror-vertical="false" draw:type="rectangle" draw:enhanced-path="M 0 0 L 21600 0 21600 21600 0 21600 0 0 Z N"/>
        </draw:custom-shape>
        <draw:frame draw:style-name="gr16" draw:text-style-name="P13" draw:layer="layout" svg:width="25.144cm" svg:height="2.759cm" svg:x="2.034cm" svg:y="12.812cm">
          <draw:text-box>
            <text:p text:style-name="P6"><text:span text:style-name="T5">Ларионов А.А., Черкашин Е.А., Давыдов А.В. Программная система для автоматического доказательства теорем в исчислении позитивно-образованных формул // Труды IV</text:span></text:p>
            <text:p text:style-name="P6"><text:span text:style-name="T5">Всероссийской конференции “Винеровские чтения”. Часть II. Иркутск: ИрГТУ, 2011. С. 190-197.</text:span></text:p>
          </draw:text-box>
        </draw:frame>
        <draw:custom-shape draw:style-name="gr7" draw:text-style-name="P14" draw:layer="layout" svg:width="1.016cm" svg:height="1.016cm" svg:x="0.588cm" svg:y="3.426cm">
          <text:p text:style-name="P1"><text:span text:style-name="T7">5</text:span></text:p>
          <draw:enhanced-geometry svg:viewBox="0 0 21600 21600" draw:type="rectangle" draw:enhanced-path="M 0 0 L 21600 0 21600 21600 0 21600 0 0 Z N"/>
        </draw:custom-shape>
        <draw:custom-shape draw:style-name="gr7" draw:text-style-name="P14" draw:layer="layout" svg:width="1.016cm" svg:height="1.016cm" svg:x="0.588cm" svg:y="7.726cm">
          <text:p text:style-name="P1"><text:span text:style-name="T7">6</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7</text:span></text:p>
          <draw:enhanced-geometry svg:viewBox="0 0 21600 21600" draw:type="rectangle" draw:enhanced-path="M 0 0 L 21600 0 21600 21600 0 21600 0 0 Z N"/>
        </draw:custom-shape>
        <draw:custom-shape draw:style-name="gr7" draw:text-style-name="P14" draw:layer="layout" svg:width="1.016cm" svg:height="1.016cm" svg:x="0.588cm" svg:y="16.126cm">
          <text:p text:style-name="P1"><text:span text:style-name="T7">8</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style-name="gr5" draw:text-style-name="P7" draw:layer="layout" svg:width="27.991cm" svg:height="1.64cm" svg:x="0.002cm" svg:y="0.9cm">
          <text:p text:style-name="P6"><text:span text:style-name="T1">Апробац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4.672cm" svg:x="1.27cm" svg:y="3.974cm">
          <draw:text-box>
            <text:p text:style-name="P6"><text:span text:style-name="T5">Международная конференция ``Мальцевские чтения'', 24-28 августа 2009 г., г. Новосибирск;</text:span></text:p>
            <text:p text:style-name="P6"><text:span text:style-name="T5"/></text:p>
            <text:p text:style-name="P6"><text:span text:style-name="T5">Семинар ИДСТУ СО РАН ``Ляпуновские чтения'', ИДСТУ СО РАН, г. Иркутск, 21-23 декабря 2009 г.;</text:span></text:p>
            <text:p text:style-name="P6"><text:span text:style-name="T5"/></text:p>
            <text:p text:style-name="P6"><text:span text:style-name="T5">Всероссийская конференция молодых ученых ``Математическое моделирование и информационные технологии'', 15-21 марта 2010 г., г. Иркутск;</text:span></text:p>
            <text:p text:style-name="P6"><text:span text:style-name="T5"/></text:p>
            <text:p text:style-name="P6"><text:span text:style-name="T5">Международная конференция ``Облачные вычисления. Образование. Исследования. Разработки'', 15--16 апреля 2010 г., г. Москва;</text:span></text:p>
            <text:p text:style-name="P6"><text:span text:style-name="T5"/></text:p>
            <text:p text:style-name="P6"><text:span text:style-name="T5">Международный симпозиум по компьютерным наукам в России. Семинар ``Семантика, спецификация и верификация программ: теория и приложения'', 14-15 июня 2010 г., г. Казань;</text:span></text:p>
            <text:p text:style-name="P6"><text:span text:style-name="T5"/></text:p>
            <text:p text:style-name="P6"><text:span text:style-name="T5">4-я Всероссийская конференция ``Винеровские чтения'', 9--14 марта 2011 г., г. Иркутск;</text:span></text:p>
            <text:p text:style-name="P6"><text:span text:style-name="T5"/></text:p>
            <text:p text:style-name="P6"><text:span text:style-name="T5">34-й Международный симпозиум ``MIPRO'', 23-27 мая 2011 г., г. Опатия, Хорватия;</text:span></text:p>
            <text:p text:style-name="P6"><text:span text:style-name="T5"/></text:p>
            <text:p text:style-name="P6"><text:span text:style-name="T5">4-я Всероссийская мультиконференция по проблемам управления, <text:s/>3-8 октября 2011 г., с. Дивноморское;</text:span></text:p>
            <text:p text:style-name="P6"><text:span text:style-name="T5"/></text:p>
            <text:p text:style-name="P6"><text:span text:style-name="T5">13-я Национальная конференция по искусственному интеллекту с международным участием (КИИ--2012), 16--20 октября 2012 г., г. Белгород.</text:span></text:p>
          </draw:text-box>
        </draw:frame>
        <presentation:notes draw:style-name="dp2">
          <draw:page-thumbnail draw:style-name="gr4"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style-name="gr5" draw:text-style-name="P7" draw:layer="layout" svg:width="27.991cm" svg:height="1.64cm" svg:x="0.002cm" svg:y="0.9cm">
          <text:p text:style-name="P6"><text:span text:style-name="T1">Личный вклад автор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3.269cm" svg:height="1.673cm" svg:x="2.032cm" svg:y="3.81cm">
          <draw:text-box>
            <text:p text:style-name="P6"><text:span text:style-name="T6">Разработка оригинальных стратегий эффективного поиска ЛВ в исчислении </text:span></text:p>
            <text:p text:style-name="P6"><text:span text:style-name="T6">ПО-формул [1,2,5,7,8].</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841cm" svg:height="1.673cm" svg:x="2.032cm" svg:y="7.01cm">
          <draw:text-box>
            <text:p text:style-name="P6"><text:span text:style-name="T6">Адаптация существующих методик эффективного поиска ЛВ в исчислении </text:span></text:p>
            <text:p text:style-name="P6"><text:span text:style-name="T6">ПО-формул [1,3,6,7].</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1.347cm" svg:height="0.962cm" svg:x="2.032cm" svg:y="10.31cm">
          <draw:text-box>
            <text:p text:style-name="P6"><text:span text:style-name="T6">Реализация структур данных для представления ПО-формул [1,5,7,8].</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19.129cm" svg:height="0.962cm" svg:x="2.032cm" svg:y="13.61cm">
          <draw:text-box>
            <text:p text:style-name="P6"><text:span text:style-name="T6">Реализация программной системы АДТ ПО-формул [2,3,5,7,8].</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5.077cm" svg:height="0.962cm" svg:x="2.032cm" svg:y="16.91cm">
          <draw:text-box>
            <text:p text:style-name="P6"><text:span text:style-name="T6">Тестирование разработанной системы АДТ на задачах из библиотеки TPTP [2,5,7].</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9.6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2.926cm">
          <text:p text:style-name="P1"><text:span text:style-name="T7">4</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style-name="gr5" draw:text-style-name="P7" draw:layer="layout" svg:width="27.991cm" svg:height="1.64cm" svg:x="0.002cm" svg:y="0.9cm">
          <text:p text:style-name="P6"><text:span text:style-name="T1">Соответствие паспорту специальност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8"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7" draw:text-style-name="P17" draw:layer="layout" svg:width="25.654cm" svg:height="12.276cm" svg:x="1.27cm" svg:y="3.974cm">
          <draw:text-box>
            <text:p text:style-name="P6"><text:span text:style-name="T5">Материал диссертации соответствует формуле специальности 05.13.17 -- Теоретические основы информатики. Диссертация посвящена исследованию процессов создания, накопления и обработки информации, представленной в виде фактов и знаний; созданию и исследованию новых моделей знаний, методов представления и обработки знаний; исследованию принципов создания и функционирования программных средств автоматизации представления обработки знаний.</text:span></text:p>
            <text:p text:style-name="P6"><text:span text:style-name="T5"/></text:p>
            <text:p text:style-name="P6"><text:span text:style-name="T5">В диссертации получены результаты по следующим пунктам ``Области исследований'': 2. Исследование информационных структур, разработка и анализ моделей информационных процессов и структур; 8. Исследование и когнитивное моделирование интеллекта, включая моделирование поведения, моделирование рассуждений различных типов, моделирование образного мышления. Результаты диссертации имеют научное и народнохозяйственное значение для решения проблем повышения производительности обработки знаний в ПО--исчислении,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технического прогресса.</text:span></text:p>
          </draw:text-box>
        </draw:frame>
        <presentation:notes draw:style-name="dp2">
          <draw:page-thumbnail draw:style-name="gr4"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style-name="gr5" draw:text-style-name="P7" draw:layer="layout" svg:width="27.991cm" svg:height="1.64cm" svg:x="0.002cm" svg:y="0.9cm">
          <text:p text:style-name="P6"><text:span text:style-name="T1">Структура и содержание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054cm" svg:x="1.094cm" svg:y="3.55cm">
          <text:p/>
          <draw:enhanced-geometry svg:viewBox="0 0 21600 21600" draw:mirror-horizontal="false" draw:mirror-vertical="false" draw:type="rectangle" draw:enhanced-path="M 0 0 L 21600 0 21600 21600 0 21600 0 0 Z N"/>
        </draw:custom-shape>
        <draw:frame draw:style-name="gr19" draw:text-style-name="P17" draw:layer="layout" svg:width="25.654cm" svg:height="2.132cm" svg:x="1.27cm" svg:y="3.974cm">
          <draw:text-box>
            <text:p text:style-name="P6"><text:span text:style-name="T5">Диссертация состоит из введения, 4 глав, заключения, приложений и списка литературы из 100 наименований. Общий объём работы - 161 страница, из которых 130 страниц - основной текст, включающий 13 рисунков и 7 таблиц.</text:span></text:p>
          </draw:text-box>
        </draw:frame>
        <draw:custom-shape draw:style-name="gr6" draw:text-style-name="P9" draw:layer="layout" svg:width="26.084cm" svg:height="9.73cm" svg:x="1.094cm" svg:y="8.05cm">
          <text:p/>
          <draw:enhanced-geometry svg:viewBox="0 0 21600 21600" draw:mirror-horizontal="false" draw:mirror-vertical="false" draw:type="rectangle" draw:enhanced-path="M 0 0 L 21600 0 21600 21600 0 21600 0 0 Z N"/>
        </draw:custom-shape>
        <draw:frame draw:style-name="gr20" draw:text-style-name="P17" draw:layer="layout" svg:width="25.654cm" svg:height="10.222cm" svg:x="1.27cm" svg:y="8.574cm">
          <draw:text-box>
            <text:p text:style-name="P6"><text:span text:style-name="T5">Введение</text:span></text:p>
            <text:p text:style-name="P6"><text:span text:style-name="T5"/></text:p>
            <text:p text:style-name="P6"><text:span text:style-name="T5">Глава 1. Теоретический базис работы</text:span></text:p>
            <text:p text:style-name="P6"><text:span text:style-name="T5"/></text:p>
            <text:p text:style-name="P6"><text:span text:style-name="T5">Глава 2. Методики повышения эффективности поиска ЛВ</text:span></text:p>
            <text:p text:style-name="P6"><text:span text:style-name="T5"/></text:p>
            <text:p text:style-name="P6"><text:span text:style-name="T5">Глава 3. Реализация алгоритмов и программная система АДТ</text:span></text:p>
            <text:p text:style-name="P6"><text:span text:style-name="T5"/></text:p>
            <text:p text:style-name="P6"><text:span text:style-name="T5">Глава 4. Тестирование и сравнение программной системы</text:span></text:p>
            <text:p text:style-name="P6"><text:span text:style-name="T5"/></text:p>
            <text:p text:style-name="P6"><text:span text:style-name="T5">Заключение</text:span></text:p>
            <text:p text:style-name="P6"><text:span text:style-name="T5"/></text:p>
            <text:p text:style-name="P6"><text:span text:style-name="T5">Приложения </text:span></text:p>
          </draw:text-box>
        </draw:frame>
        <presentation:notes draw:style-name="dp2">
          <draw:page-thumbnail draw:style-name="gr4"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frame draw:style-name="gr21" draw:layer="layout" svg:width="18.266cm" svg:height="5.26cm" svg:x="6.148cm" svg:y="1.219cm">
          <draw:object xlink:href="./Object 14" xlink:type="simple" xlink:show="embed" xlink:actuate="onLoad"/>
          <draw:image xlink:href="./ObjectReplacements/Object 14" xlink:type="simple" xlink:show="embed" xlink:actuate="onLoad"/>
        </draw:frame>
        <draw:frame draw:style-name="gr22" draw:text-style-name="P19" draw:layer="layout" svg:width="25.568cm" svg:height="9.832cm" svg:x="1.356cm" svg:y="6.756cm">
          <draw:text-box>
            <text:p><text:span text:style-name="T10">Формулы имеют древовидную структуру, поэтому можно пользоваться соответствующей терминологией.</text:span></text:p>
            <text:p><text:span text:style-name="T11"/></text:p>
            <text:p><text:span text:style-name="T11">1.</text:span><text:span text:style-name="T10"> Узел уровня 0 – </text:span><text:span text:style-name="T11">корень</text:span><text:span text:style-name="T10">.</text:span></text:p>
            <text:p><text:span text:style-name="T11">2.</text:span><text:span text:style-name="T10"> Узлы уровня 1 – </text:span><text:span text:style-name="T11">базы</text:span><text:span text:style-name="T10">.</text:span></text:p>
            <text:p><text:span text:style-name="T11">3.</text:span><text:span text:style-name="T10"> Узлы уровня 2 – </text:span><text:span text:style-name="T11">вопросы </text:span><text:span text:style-name="T10">к базе.</text:span></text:p>
            <text:p><text:span text:style-name="T11">4.</text:span><text:span text:style-name="T10"> Более глубокие узлы – </text:span><text:span text:style-name="T11">консеквенты</text:span><text:span text:style-name="T10">.</text:span></text:p>
            <text:p><text:span text:style-name="T11">5.</text:span><text:span text:style-name="T10"> Если у вопроса более одного дочерних узла, то вопрос обладает </text:span><text:span text:style-name="T11">дизъюнктивным ветвлением</text:span><text:span text:style-name="T10">.</text:span></text:p>
            <text:p><text:span text:style-name="T11">6.</text:span><text:span text:style-name="T10"> Если глубина больше 3, то подформула называется </text:span><text:span text:style-name="T11">глубокой</text:span><text:span text:style-name="T10">.</text:span></text:p>
            <text:p><text:span text:style-name="T11">7.</text:span><text:span text:style-name="T10"> Вопросы с False называются </text:span><text:span text:style-name="T11">целевыми</text:span><text:span text:style-name="T10">.</text:span></text:p>
            <text:p><text:span text:style-name="T11">8.</text:span><text:span text:style-name="T10"> Подстановки для вопроса называются </text:span><text:span text:style-name="T11">ответными</text:span><text:span text:style-name="T10">.</text:span></text:p>
            <text:p><text:span text:style-name="T10"/></text:p>
          </draw:text-box>
        </draw:frame>
        <draw:frame draw:style-name="gr22" draw:text-style-name="P20" draw:layer="layout" svg:width="5.248cm" svg:height="1.072cm" svg:x="0.34cm" svg:y="16.588cm">
          <draw:text-box>
            <text:p><text:span text:style-name="T12">Вопрос: <text:s/></text:span><text:span text:style-name="T13"><text:s/></text:span></text:p>
          </draw:text-box>
        </draw:frame>
        <draw:frame draw:style-name="gr22" draw:text-style-name="P20" draw:layer="layout" svg:width="4.486cm" svg:height="1.072cm" svg:x="0.34cm" svg:y="17.788cm">
          <draw:text-box>
            <text:p><text:span text:style-name="T12">База: <text:s/></text:span><text:span text:style-name="T13"><text:s/></text:span></text:p>
          </draw:text-box>
        </draw:frame>
        <draw:frame draw:style-name="gr21" draw:layer="layout" svg:width="3.265cm" svg:height="0.846cm" svg:x="4.572cm" svg:y="16.681cm">
          <draw:object xlink:href="./Object 15" xlink:type="simple" xlink:show="embed" xlink:actuate="onLoad"/>
          <draw:image xlink:href="./ObjectReplacements/Object 15" xlink:type="simple" xlink:show="embed" xlink:actuate="onLoad"/>
        </draw:frame>
        <draw:frame draw:style-name="gr21" draw:layer="layout" svg:width="2.912cm" svg:height="0.85cm" svg:x="4.573cm" svg:y="18.181cm">
          <draw:object xlink:href="./Object 16" xlink:type="simple" xlink:show="embed" xlink:actuate="onLoad"/>
          <draw:image xlink:href="./ObjectReplacements/Object 16" xlink:type="simple" xlink:show="embed" xlink:actuate="onLoad"/>
        </draw:frame>
        <draw:frame draw:style-name="gr22" draw:text-style-name="P20" draw:layer="layout" svg:width="5.248cm" svg:height="1.072cm" svg:x="8.24cm" svg:y="17.288cm">
          <draw:text-box>
            <text:p><text:span text:style-name="T12">Ответ: <text:s/></text:span><text:span text:style-name="T13"><text:s/></text:span></text:p>
          </draw:text-box>
        </draw:frame>
        <draw:frame draw:style-name="gr22" draw:text-style-name="P20" draw:layer="layout" svg:width="5.248cm" svg:height="1.072cm" svg:x="0.34cm" svg:y="16.588cm">
          <draw:text-box>
            <text:p><text:span text:style-name="T12">Вопрос: <text:s/></text:span><text:span text:style-name="T13"><text:s/></text:span></text:p>
          </draw:text-box>
        </draw:frame>
        <draw:frame draw:style-name="gr21" draw:layer="layout" svg:width="2.969cm" svg:height="0.783cm" svg:x="11.773cm" svg:y="17.481cm">
          <draw:object xlink:href="./Object 17" xlink:type="simple" xlink:show="embed" xlink:actuate="onLoad"/>
          <draw:image xlink:href="./ObjectReplacements/Object 17" xlink:type="simple" xlink:show="embed" xlink:actuate="onLoad"/>
        </draw:frame>
        <draw:frame draw:style-name="gr22" draw:text-style-name="P20" draw:layer="layout" svg:width="5.248cm" svg:height="1.072cm" svg:x="14.84cm" svg:y="17.288cm">
          <draw:text-box>
            <text:p><text:span text:style-name="T12">если <text:s text:c="2"/></text:span><text:span text:style-name="T13"><text:s/></text:span></text:p>
          </draw:text-box>
        </draw:frame>
        <draw:frame draw:style-name="gr21" draw:layer="layout" svg:width="4.244cm" svg:height="0.85cm" svg:x="17.374cm" svg:y="17.382cm">
          <draw:object xlink:href="./Object 18" xlink:type="simple" xlink:show="embed" xlink:actuate="onLoad"/>
          <draw:image xlink:href="./ObjectReplacements/Object 18" xlink:type="simple" xlink:show="embed" xlink:actuate="onLoad"/>
        </draw:frame>
        <draw:frame draw:style-name="gr21" draw:layer="layout" svg:width="0.706cm" svg:height="0.397cm" svg:x="23.374cm" svg:y="18.982cm">
          <draw:object xlink:href="./Object 19" xlink:type="simple" xlink:show="embed" xlink:actuate="onLoad"/>
          <draw:image xlink:href="./ObjectReplacements/Object 19" xlink:type="simple" xlink:show="embed" xlink:actuate="onLoad"/>
        </draw:frame>
        <draw:frame draw:style-name="gr22" draw:text-style-name="P20" draw:layer="layout" svg:width="8.78cm" svg:height="1.072cm" svg:x="16.44cm" svg:y="18.588cm">
          <draw:text-box>
            <text:p><text:span text:style-name="T12">Правило вывода: <text:s/></text:span><text:span text:style-name="T13"><text:s/></text:span></text:p>
          </draw:text-box>
        </draw:frame>
        <presentation:notes draw:style-name="dp2">
          <draw:page-thumbnail draw:style-name="gr4"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1" draw:layer="layout" svg:width="1.999cm" svg:height="0.999cm" svg:x="13.763cm" svg:y="10.061cm">
          <draw:object xlink:href="./Object 20" xlink:type="simple" xlink:show="embed" xlink:actuate="onLoad"/>
          <draw:image xlink:href="./ObjectReplacements/Object 20" xlink:type="simple" xlink:show="embed" xlink:actuate="onLoad"/>
        </draw:frame>
        <draw:frame draw:style-name="gr21" draw:layer="layout" svg:width="10.121cm" svg:height="2.432cm" svg:x="5.842cm" svg:y="10.414cm">
          <draw:object xlink:href="./Object 21" xlink:type="simple" xlink:show="embed" xlink:actuate="onLoad"/>
          <draw:image xlink:href="./ObjectReplacements/Object 21" xlink:type="simple" xlink:show="embed" xlink:actuate="onLoad"/>
        </draw:frame>
        <presentation:notes draw:style-name="dp2">
          <draw:page-thumbnail draw:style-name="gr4"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presentation:notes draw:style-name="dp2">
          <draw:page-thumbnail draw:style-name="gr4"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custom-shape draw:style-name="gr5" draw:text-style-name="P7" draw:layer="layout" svg:width="27.991cm" svg:height="1.64cm" svg:x="0.003cm" svg:y="0.9cm">
          <text:p text:style-name="P6"><text:span text:style-name="T1">Стратегии экономии памят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терм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1.778cm" svg:x="0.586cm" svg:y="3.426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6.134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7.356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8.57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3cm" svg:height="1.222cm" svg:x="9.8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1.023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2.245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3.467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2cm" svg:x="14.689cm" svg:y="12.779cm">
          <text:p/>
          <draw:enhanced-geometry svg:viewBox="0 0 21600 21600" draw:mirror-horizontal="false" draw:mirror-vertical="false" draw:type="rectangle" draw:enhanced-path="M 0 0 L 21600 0 21600 21600 0 21600 0 0 Z N"/>
        </draw:custom-shape>
        <draw:custom-shape draw:style-name="gr23" draw:text-style-name="P1" draw:layer="layout" svg:width="1.222cm" svg:height="1.223cm" draw:transform="rotate (-1.5707963267949) translate (6.134cm 12.77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4" draw:text-style-name="P1" draw:layer="layout" svg:x1="4.498cm" svg:y1="10.567cm" svg:x2="9.067cm" svg:y2="13.39cm">
          <text:p/>
        </draw:line>
        <draw:line draw:style-name="gr24" draw:text-style-name="P1" draw:layer="layout" svg:x1="11.102cm" svg:y1="10.595cm" svg:x2="9.067cm" svg:y2="13.39cm">
          <text:p/>
        </draw:line>
        <draw:frame draw:style-name="gr25" draw:text-style-name="P20" draw:layer="layout" svg:width="7.026cm" svg:height="1.153cm" svg:x="0.794cm" svg:y="9.442cm">
          <draw:text-box>
            <text:p><text:span text:style-name="T12">A(f(e,</text:span><text:span text:style-name="T14">g(t)</text:span><text:span text:style-name="T12">) <text:s/></text:span><text:span text:style-name="T13"><text:s/></text:span></text:p>
          </draw:text-box>
        </draw:frame>
        <draw:frame draw:style-name="gr25" draw:text-style-name="P20" draw:layer="layout" svg:width="8.44cm" svg:height="1.153cm" svg:x="8.894cm" svg:y="9.442cm">
          <draw:text-box>
            <text:p><text:span text:style-name="T12">B(h(</text:span><text:span text:style-name="T14">g(t)</text:span><text:span text:style-name="T12">),</text:span><text:span text:style-name="T14">g(t)</text:span><text:span text:style-name="T12">) <text:s text:c="2"/></text:span></text:p>
          </draw:text-box>
        </draw:frame>
        <draw:frame draw:style-name="gr25" draw:text-style-name="P20" draw:layer="layout" svg:width="4.74cm" svg:height="1.072cm" svg:x="0.872cm" svg:y="12.841cm">
          <draw:text-box>
            <text:p><text:span text:style-name="T12">Память: <text:s/></text:span><text:span text:style-name="T13"><text:s/></text:span></text:p>
          </draw:text-box>
        </draw:frame>
        <draw:line draw:style-name="gr24" draw:text-style-name="P1" draw:layer="layout" svg:x1="14.404cm" svg:y1="10.595cm" svg:x2="9.168cm" svg:y2="13.466cm">
          <text:p/>
        </draw:line>
        <draw:custom-shape draw:style-name="gr23" draw:text-style-name="P1" xml:id="id1" draw:id="id1" draw:layer="layout" svg:width="1.222cm" svg:height="1.222cm" svg:x="20.264cm" svg:y="8.954cm">
          <text:p/>
          <draw:enhanced-geometry svg:viewBox="0 0 21600 21600" draw:mirror-horizontal="false" draw:mirror-vertical="false" draw:type="rectangle" draw:enhanced-path="M 0 0 L 21600 0 21600 21600 0 21600 0 0 Z N"/>
        </draw:custom-shape>
        <draw:custom-shape draw:style-name="gr23" draw:text-style-name="P1" xml:id="id2" draw:id="id2" draw:layer="layout" svg:width="1.222cm" svg:height="1.222cm" svg:x="20.239cm" svg:y="11.329cm">
          <text:p/>
          <draw:enhanced-geometry svg:viewBox="0 0 21600 21600" draw:mirror-horizontal="false" draw:mirror-vertical="false" draw:type="rectangle" draw:enhanced-path="M 0 0 L 21600 0 21600 21600 0 21600 0 0 Z N"/>
        </draw:custom-shape>
        <draw:custom-shape draw:style-name="gr23" draw:text-style-name="P1" xml:id="id3" draw:id="id3" draw:layer="layout" svg:width="1.222cm" svg:height="1.222cm" svg:x="18.889cm" svg:y="13.879cm">
          <text:p/>
          <draw:enhanced-geometry svg:viewBox="0 0 21600 21600" draw:mirror-horizontal="false" draw:mirror-vertical="false" draw:type="rectangle" draw:enhanced-path="M 0 0 L 21600 0 21600 21600 0 21600 0 0 Z N"/>
        </draw:custom-shape>
        <draw:custom-shape draw:style-name="gr23" draw:text-style-name="P1" xml:id="id4" draw:id="id4" draw:layer="layout" svg:width="1.222cm" svg:height="1.222cm" svg:x="21.464cm" svg:y="13.854cm">
          <text:p/>
          <draw:enhanced-geometry svg:viewBox="0 0 21600 21600" draw:mirror-horizontal="false" draw:mirror-vertical="false" draw:type="rectangle" draw:enhanced-path="M 0 0 L 21600 0 21600 21600 0 21600 0 0 Z N"/>
        </draw:custom-shape>
        <draw:custom-shape draw:style-name="gr23" draw:text-style-name="P1" xml:id="id5" draw:id="id5" draw:layer="layout" svg:width="1.222cm" svg:height="1.222cm" svg:x="25.339cm" svg:y="8.93cm">
          <text:p/>
          <draw:enhanced-geometry svg:viewBox="0 0 21600 21600" draw:mirror-horizontal="false" draw:mirror-vertical="false" draw:type="rectangle" draw:enhanced-path="M 0 0 L 21600 0 21600 21600 0 21600 0 0 Z N"/>
        </draw:custom-shape>
        <draw:custom-shape draw:style-name="gr23" draw:text-style-name="P1" xml:id="id6" draw:id="id6" draw:layer="layout" svg:width="1.222cm" svg:height="1.222cm" svg:x="23.714cm" svg:y="11.405cm">
          <text:p/>
          <draw:enhanced-geometry svg:viewBox="0 0 21600 21600" draw:mirror-horizontal="false" draw:mirror-vertical="false" draw:type="rectangle" draw:enhanced-path="M 0 0 L 21600 0 21600 21600 0 21600 0 0 Z N"/>
        </draw:custom-shape>
        <draw:connector draw:style-name="gr26" draw:text-style-name="P1" draw:layer="layout" draw:type="line" svg:x1="20.875cm" svg:y1="10.176cm" svg:x2="20.85cm" svg:y2="11.329cm" draw:start-shape="id1" draw:start-glue-point="2" draw:end-shape="id2" draw:end-glue-point="0" svg:d="m20875 10176-25 1153">
          <text:p/>
        </draw:connector>
        <draw:connector draw:style-name="gr26" draw:text-style-name="P1" draw:layer="layout" draw:type="line" svg:x1="20.85cm" svg:y1="12.551cm" svg:x2="19.5cm" svg:y2="13.879cm" draw:start-shape="id2" draw:start-glue-point="2" draw:end-shape="id3" draw:end-glue-point="0" svg:d="m20850 12551-1350 1328">
          <text:p/>
        </draw:connector>
        <draw:connector draw:style-name="gr26" draw:text-style-name="P1" draw:layer="layout" draw:type="line" svg:x1="20.85cm" svg:y1="12.551cm" svg:x2="22.075cm" svg:y2="13.854cm" draw:start-shape="id2" draw:start-glue-point="2" draw:end-shape="id4" draw:end-glue-point="0" svg:d="m20850 12551 1225 1303">
          <text:p/>
        </draw:connector>
        <draw:connector draw:style-name="gr26" draw:text-style-name="P1" draw:layer="layout" draw:type="line" svg:x1="25.95cm" svg:y1="10.152cm" svg:x2="24.325cm" svg:y2="11.405cm" draw:start-shape="id5" draw:start-glue-point="2" draw:end-shape="id6" draw:end-glue-point="0" svg:d="m25950 10152-1625 1253">
          <text:p/>
        </draw:connector>
        <draw:frame draw:style-name="gr2" draw:text-style-name="P21" draw:layer="layout" svg:width="0.883cm" svg:height="0.988cm" svg:x="20.426cm" svg:y="9.064cm">
          <draw:text-box>
            <text:p><text:span text:style-name="T15">A</text:span></text:p>
          </draw:text-box>
        </draw:frame>
        <draw:frame draw:style-name="gr2" draw:text-style-name="P21" draw:layer="layout" svg:width="0.883cm" svg:height="0.988cm" svg:x="20.427cm" svg:y="11.464cm">
          <draw:text-box>
            <text:p><text:span text:style-name="T15">f</text:span></text:p>
          </draw:text-box>
        </draw:frame>
        <draw:frame draw:style-name="gr2" draw:text-style-name="P21" draw:layer="layout" svg:width="0.883cm" svg:height="0.988cm" svg:x="19.028cm" svg:y="14.064cm">
          <draw:text-box>
            <text:p><text:span text:style-name="T15">e</text:span></text:p>
          </draw:text-box>
        </draw:frame>
        <draw:frame draw:style-name="gr2" draw:text-style-name="P21" xml:id="id7" draw:id="id7" draw:layer="layout" svg:width="0.883cm" svg:height="0.988cm" svg:x="21.629cm" svg:y="14.064cm">
          <draw:text-box>
            <text:p><text:span text:style-name="T15">g</text:span></text:p>
          </draw:text-box>
        </draw:frame>
        <draw:custom-shape draw:style-name="gr23" draw:text-style-name="P1" xml:id="id8" draw:id="id8" draw:layer="layout" svg:width="1.222cm" svg:height="1.222cm" svg:x="21.439cm" svg:y="16.029cm">
          <text:p/>
          <draw:enhanced-geometry svg:viewBox="0 0 21600 21600" draw:mirror-horizontal="false" draw:mirror-vertical="false" draw:type="rectangle" draw:enhanced-path="M 0 0 L 21600 0 21600 21600 0 21600 0 0 Z N"/>
        </draw:custom-shape>
        <draw:frame draw:style-name="gr2" draw:text-style-name="P21" draw:layer="layout" svg:width="0.883cm" svg:height="0.988cm" svg:x="21.604cm" svg:y="16.239cm">
          <draw:text-box>
            <text:p><text:span text:style-name="T15">t</text:span></text:p>
          </draw:text-box>
        </draw:frame>
        <draw:connector draw:style-name="gr26" draw:text-style-name="P1" draw:layer="layout" draw:type="curve" svg:x1="25.95cm" svg:y1="10.152cm" svg:x2="22.686cm" svg:y2="14.465cm" draw:start-shape="id5" draw:start-glue-point="2" draw:end-shape="id4" draw:end-glue-point="1" svg:d="m25950 10152c0 2876-1088 4313-3264 4313">
          <text:p/>
        </draw:connector>
        <draw:connector draw:style-name="gr26" draw:text-style-name="P1" draw:layer="layout" draw:type="line" svg:x1="24.325cm" svg:y1="12.627cm" svg:x2="22.075cm" svg:y2="13.854cm" draw:start-shape="id6" draw:start-glue-point="2" draw:end-shape="id4" draw:end-glue-point="0" svg:d="m24325 12627-2250 1227">
          <text:p/>
        </draw:connector>
        <draw:connector draw:style-name="gr26" draw:text-style-name="P1" draw:layer="layout" draw:type="line" svg:x1="22.07cm" svg:y1="15.052cm" svg:x2="22.05cm" svg:y2="16.029cm" draw:start-shape="id7" draw:start-glue-point="2" draw:end-shape="id8" draw:end-glue-point="0" svg:d="m22070 15052-20 977">
          <text:p/>
        </draw:connector>
        <draw:frame draw:style-name="gr2" draw:text-style-name="P21" draw:layer="layout" svg:width="0.883cm" svg:height="0.988cm" svg:x="25.527cm" svg:y="9.064cm">
          <draw:text-box>
            <text:p><text:span text:style-name="T15">B</text:span></text:p>
          </draw:text-box>
        </draw:frame>
        <draw:frame draw:style-name="gr2" draw:text-style-name="P21" draw:layer="layout" svg:width="0.883cm" svg:height="0.988cm" svg:x="23.828cm" svg:y="11.464cm">
          <draw:text-box>
            <text:p><text:span text:style-name="T15">h</text:span></text:p>
          </draw:text-box>
        </draw:frame>
        <draw:frame draw:style-name="gr9" draw:text-style-name="P13" draw:layer="layout" svg:width="24.89cm" svg:height="0.962cm" svg:x="1.036cm" svg:y="3.813cm">
          <draw:text-box>
            <text:p text:style-name="P6"><text:span text:style-name="T6">Одинаковые термы имеют один адресс в памяти</text:span></text:p>
          </draw:text-box>
        </draw:frame>
        <presentation:notes draw:style-name="dp2">
          <draw:page-thumbnail draw:style-name="gr4" draw:layer="layout" svg:width="13.968cm" svg:height="10.476cm" svg:x="3.81cm" svg:y="2.123cm" draw:page-number="21" presentation:class="page"/>
          <draw:frame presentation:style-name="pr2" draw:text-style-name="P11"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21" draw:layer="layout" svg:width="19.209cm" svg:height="2.449cm" svg:x="3.55cm" svg:y="3.627cm">
          <draw:object xlink:href="./Object 12" xlink:type="simple" xlink:show="embed" xlink:actuate="onLoad"/>
          <draw:image xlink:href="./ObjectReplacements/Object 12" xlink:type="simple" xlink:show="embed" xlink:actuate="onLoad"/>
        </draw:frame>
        <draw:frame draw:style-name="gr21" draw:layer="layout" svg:width="21.804cm" svg:height="8.43cm" svg:x="3.551cm" svg:y="9.994cm">
          <draw:object xlink:href="./Object 13" xlink:type="simple" xlink:show="embed" xlink:actuate="onLoad"/>
          <draw:image xlink:href="./ObjectReplacements/Object 13" xlink:type="simple" xlink:show="embed" xlink:actuate="onLoad"/>
        </draw:frame>
        <draw:custom-shape draw:style-name="gr27" draw:text-style-name="P1" draw:layer="layout" svg:width="2.794cm" svg:height="2.286cm" svg:x="12.446cm" svg:y="7.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032cm" svg:x="0.586cm" svg:y="3.372cm">
          <text:p/>
          <draw:enhanced-geometry svg:viewBox="0 0 21600 21600" draw:mirror-horizontal="false" draw:mirror-vertical="false" draw:type="rectangle" draw:enhanced-path="M 0 0 L 21600 0 21600 21600 0 21600 0 0 Z N"/>
        </draw:custom-shape>
        <draw:custom-shape draw:style-name="gr28" draw:text-style-name="P1" draw:layer="layout" svg:width="1.195cm" svg:height="1.196cm" svg:x="3.678cm" svg:y="9.752cm">
          <text:p/>
          <draw:enhanced-geometry svg:viewBox="0 0 21600 21600" draw:type="rectangle" draw:enhanced-path="M 0 0 L 21600 0 21600 21600 0 21600 0 0 Z N"/>
        </draw:custom-shape>
        <draw:custom-shape draw:style-name="gr28" draw:text-style-name="P1" draw:layer="layout" svg:width="1.196cm" svg:height="1.196cm" svg:x="4.873cm" svg:y="9.752cm">
          <text:p/>
          <draw:enhanced-geometry svg:viewBox="0 0 21600 21600" draw:type="rectangle" draw:enhanced-path="M 0 0 L 21600 0 21600 21600 0 21600 0 0 Z N"/>
        </draw:custom-shape>
        <draw:custom-shape draw:style-name="gr28" draw:text-style-name="P1" draw:layer="layout" svg:width="1.195cm" svg:height="1.195cm" svg:x="3.678cm" svg:y="11.904cm">
          <text:p/>
          <draw:enhanced-geometry svg:viewBox="0 0 21600 21600" draw:type="rectangle" draw:enhanced-path="M 0 0 L 21600 0 21600 21600 0 21600 0 0 Z N"/>
        </draw:custom-shape>
        <draw:custom-shape draw:style-name="gr28" draw:text-style-name="P1" draw:layer="layout" svg:width="1.196cm" svg:height="1.195cm" svg:x="4.873cm" svg:y="11.904cm">
          <text:p/>
          <draw:enhanced-geometry svg:viewBox="0 0 21600 21600" draw:type="rectangle" draw:enhanced-path="M 0 0 L 21600 0 21600 21600 0 21600 0 0 Z N"/>
        </draw:custom-shape>
        <draw:custom-shape draw:style-name="gr28" draw:text-style-name="P1" draw:layer="layout" svg:width="1.195cm" svg:height="1.195cm" svg:x="3.678cm" svg:y="13.936cm">
          <text:p/>
          <draw:enhanced-geometry svg:viewBox="0 0 21600 21600" draw:type="rectangle" draw:enhanced-path="M 0 0 L 21600 0 21600 21600 0 21600 0 0 Z N"/>
        </draw:custom-shape>
        <draw:custom-shape draw:style-name="gr28" draw:text-style-name="P1" draw:layer="layout" svg:width="1.196cm" svg:height="1.195cm" svg:x="4.873cm" svg:y="13.936cm">
          <text:p/>
          <draw:enhanced-geometry svg:viewBox="0 0 21600 21600" draw:type="rectangle" draw:enhanced-path="M 0 0 L 21600 0 21600 21600 0 21600 0 0 Z N"/>
        </draw:custom-shape>
        <draw:custom-shape draw:style-name="gr29" draw:text-style-name="P1" draw:layer="layout" svg:width="1.195cm" svg:height="1.196cm" svg:x="6.069cm" svg:y="9.752cm">
          <text:p/>
          <draw:enhanced-geometry svg:viewBox="0 0 21600 21600" draw:type="rectangle" draw:enhanced-path="M 0 0 L 21600 0 21600 21600 0 21600 0 0 Z N"/>
        </draw:custom-shape>
        <draw:custom-shape draw:style-name="gr29" draw:text-style-name="P1" draw:layer="layout" svg:width="1.195cm" svg:height="1.195cm" svg:x="6.069cm" svg:y="11.904cm">
          <text:p/>
          <draw:enhanced-geometry svg:viewBox="0 0 21600 21600" draw:type="rectangle" draw:enhanced-path="M 0 0 L 21600 0 21600 21600 0 21600 0 0 Z N"/>
        </draw:custom-shape>
        <draw:custom-shape draw:style-name="gr29" draw:text-style-name="P1" draw:layer="layout" svg:width="1.195cm" svg:height="1.195cm" svg:x="7.264cm" svg:y="11.904cm">
          <text:p/>
          <draw:enhanced-geometry svg:viewBox="0 0 21600 21600" draw:type="rectangle" draw:enhanced-path="M 0 0 L 21600 0 21600 21600 0 21600 0 0 Z N"/>
        </draw:custom-shape>
        <draw:custom-shape draw:style-name="gr29" draw:text-style-name="P1" draw:layer="layout" svg:width="1.195cm" svg:height="1.196cm" svg:x="7.264cm" svg:y="9.752cm">
          <text:p/>
          <draw:enhanced-geometry svg:viewBox="0 0 21600 21600" draw:type="rectangle" draw:enhanced-path="M 0 0 L 21600 0 21600 21600 0 21600 0 0 Z N"/>
        </draw:custom-shape>
        <draw:custom-shape draw:style-name="gr30" draw:text-style-name="P1" draw:layer="layout" svg:width="1.195cm" svg:height="2.033cm" draw:transform="rotate (1.5707963267949) translate (8.459cm 13.0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draw:layer="layout" svg:width="1.196cm" svg:height="2.033cm" draw:transform="rotate (1.5707963267949) translate (8.459cm 10.9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 draw:layer="layout" svg:width="2.988cm" svg:height="2.988cm" svg:x="11.328cm" svg:y="10.94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8" draw:text-style-name="P1" draw:layer="layout" svg:width="1.195cm" svg:height="1.195cm" svg:x="15.153cm" svg:y="11.904cm">
          <text:p/>
          <draw:enhanced-geometry svg:viewBox="0 0 21600 21600" draw:type="rectangle" draw:enhanced-path="M 0 0 L 21600 0 21600 21600 0 21600 0 0 Z N"/>
        </draw:custom-shape>
        <draw:custom-shape draw:style-name="gr28" draw:text-style-name="P1" xml:id="id9" draw:id="id9" draw:layer="layout" svg:width="1.196cm" svg:height="1.195cm" svg:x="16.348cm" svg:y="11.904cm">
          <text:p/>
          <draw:enhanced-geometry svg:viewBox="0 0 21600 21600" draw:type="rectangle" draw:enhanced-path="M 0 0 L 21600 0 21600 21600 0 21600 0 0 Z N"/>
        </draw:custom-shape>
        <draw:custom-shape draw:style-name="gr29" draw:text-style-name="P1" xml:id="id10" draw:id="id10" draw:layer="layout" svg:width="1.195cm" svg:height="1.195cm" svg:x="18.26cm" svg:y="10.47cm">
          <text:p/>
          <draw:enhanced-geometry svg:viewBox="0 0 21600 21600" draw:type="rectangle" draw:enhanced-path="M 0 0 L 21600 0 21600 21600 0 21600 0 0 Z N"/>
        </draw:custom-shape>
        <draw:custom-shape draw:style-name="gr29" draw:text-style-name="P1" xml:id="id11" draw:id="id11" draw:layer="layout" svg:width="1.196cm" svg:height="1.195cm" svg:x="19.455cm" svg:y="10.47cm">
          <text:p/>
          <draw:enhanced-geometry svg:viewBox="0 0 21600 21600" draw:type="rectangle" draw:enhanced-path="M 0 0 L 21600 0 21600 21600 0 21600 0 0 Z N"/>
        </draw:custom-shape>
        <draw:custom-shape draw:style-name="gr30" draw:text-style-name="P1" xml:id="id13" draw:id="id13" draw:layer="layout" svg:width="1.195cm" svg:height="2.032cm" draw:transform="rotate (1.5707963267949) translate (21.368cm 12.74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xml:id="id12" draw:id="id12" draw:layer="layout" svg:width="1.195cm" svg:height="2.032cm" draw:transform="rotate (1.5707963267949) translate (21.368cm 10.5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3" draw:text-style-name="P1" draw:layer="layout" draw:type="line" svg:x1="17.544cm" svg:y1="12.501cm" svg:x2="18.26cm" svg:y2="11.067cm" draw:start-shape="id9" draw:start-glue-point="1" draw:end-shape="id10" draw:end-glue-point="3" svg:d="m17544 12501 716-1434">
          <text:p/>
        </draw:connector>
        <draw:connector draw:style-name="gr33" draw:text-style-name="P1" draw:layer="layout" draw:type="line" svg:x1="17.544cm" svg:y1="12.501cm" svg:x2="18.38cm" svg:y2="13.817cm" draw:start-shape="id9" draw:start-glue-point="1" svg:d="m17544 12501 836 1316">
          <text:p/>
        </draw:connector>
        <draw:connector draw:style-name="gr33" draw:text-style-name="P1" draw:layer="layout" draw:type="line" svg:x1="20.651cm" svg:y1="11.067cm" svg:x2="21.369cm" svg:y2="9.992cm" draw:start-shape="id11" draw:start-glue-point="1" draw:end-shape="id12" draw:end-glue-point="4" svg:d="m20651 11067 718-1075">
          <text:p/>
        </draw:connector>
        <draw:connector draw:style-name="gr33" draw:text-style-name="P1" draw:layer="layout" draw:type="line" svg:x1="20.651cm" svg:y1="11.067cm" svg:x2="21.369cm" svg:y2="12.144cm" draw:start-shape="id11" draw:start-glue-point="1" draw:end-shape="id13" draw:end-glue-point="4" svg:d="m20651 11067 718 1077">
          <text:p/>
        </draw:connector>
        <draw:frame draw:style-name="gr34" draw:text-style-name="P22" draw:layer="layout" svg:width="9.549cm" svg:height="1.554cm" svg:x="2.74cm" svg:y="8.301cm">
          <draw:text-box>
            <text:p><text:span text:style-name="T16">Базовые подфомрулы</text:span></text:p>
          </draw:text-box>
        </draw:frame>
        <draw:custom-shape draw:style-name="gr35" draw:text-style-name="P1" draw:layer="layout" svg:width="1.196cm" svg:height="2.032cm" draw:transform="rotate (1.5707963267949) translate (18.38cm 14.4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5" draw:text-style-name="P1" draw:layer="layout" svg:width="1.196cm" svg:height="2.032cm" draw:transform="rotate (1.5707963267949) translate (6.069cm 15.1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13" draw:layer="layout" svg:width="24.89cm" svg:height="0.962cm" svg:x="1.036cm" svg:y="3.913cm">
          <draw:text-box>
            <text:p text:style-name="P6"><text:span text:style-name="T6">Одинаковые подформулы имеют один адресс в памяти</text:span></text:p>
          </draw:text-box>
        </draw:frame>
        <presentation:notes draw:style-name="dp2">
          <draw:page-thumbnail draw:style-name="gr4"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36" draw:text-style-name="P1" draw:layer="layout" svg:width="24.541cm" svg:height="9.891cm" svg:x="1.621cm" svg:y="6.604cm">
          <draw:image xlink:href="Pictures/20000002000001C1000000B583E9FCC2.eps"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style-name="gr5" draw:text-style-name="P7" draw:layer="layout" svg:width="27.991cm" svg:height="1.64cm" svg:x="0.002cm" svg:y="0.9cm">
          <text:p text:style-name="P6"><text:span text:style-name="T1">Удаление излишк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794cm" svg:x="0.586cm" svg:y="4.17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1.036cm" svg:y="4.713cm">
          <draw:text-box>
            <text:p text:style-name="P6"><text:span text:style-name="T6">Неиспользуемые выражения (факты, вопросы, опровергнутые подформулы) </text:span></text:p>
            <text:p text:style-name="P6"><text:span text:style-name="T6">удаляются.</text:span></text:p>
          </draw:text-box>
        </draw:frame>
        <draw:frame draw:style-name="gr21" draw:layer="layout" svg:width="21.587cm" svg:height="2.323cm" svg:x="2.794cm" svg:y="7.738cm">
          <draw:object xlink:href="./Object 1" xlink:type="simple" xlink:show="embed" xlink:actuate="onLoad"/>
          <draw:image xlink:href="./ObjectReplacements/Object 1" xlink:type="simple" xlink:show="embed" xlink:actuate="onLoad"/>
        </draw:frame>
        <draw:frame draw:style-name="gr22" draw:text-style-name="P20" draw:layer="layout" svg:width="21.758cm" svg:height="1.072cm" svg:x="5.082cm" svg:y="10.299cm">
          <draw:text-box>
            <text:p><text:span text:style-name="T17">Очевидно, факт B(f(e)) никогда не используется. Его можно удалить.</text:span><text:span text:style-name="T12"> <text:s/></text:span><text:span text:style-name="T13"><text:s/></text:span></text:p>
          </draw:text-box>
        </draw:frame>
        <draw:custom-shape draw:style-name="gr6" draw:text-style-name="P9" draw:layer="layout" svg:width="26.592cm" svg:height="2.97cm" svg:x="0.586cm" svg:y="15.472cm">
          <text:p/>
          <draw:enhanced-geometry svg:viewBox="0 0 21600 21600" draw:mirror-horizontal="false" draw:mirror-vertical="false" draw:type="rectangle" draw:enhanced-path="M 0 0 L 21600 0 21600 21600 0 21600 0 0 Z N"/>
        </draw:custom-shape>
        <draw:frame draw:style-name="gr22" draw:text-style-name="P20" draw:layer="layout" svg:width="25.568cm" svg:height="2.494cm" svg:x="0.848cm" svg:y="15.748cm">
          <draw:text-box>
            <text:p><text:span text:style-name="T17">Выбор таких ответов, исполнение которых приводит к выражениям наименьшего веса. Под весом понимается количество узлов в древовидном представлении выражения.</text:span><text:span text:style-name="T12"> <text:s text:c="2"/></text:span><text:span text:style-name="T13"><text:s/></text:span></text:p>
          </draw:text-box>
        </draw:frame>
        <draw:custom-shape draw:style-name="gr5" draw:text-style-name="P7" draw:layer="layout" svg:width="27.991cm" svg:height="1.64cm" svg:x="0.003cm" svg:y="12.9cm">
          <text:p text:style-name="P6"><text:span text:style-name="T1">Формулы наименьшего веса</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custom-shape draw:style-name="gr5" draw:text-style-name="P7" draw:layer="layout" svg:width="27.991cm" svg:height="1.64cm" svg:x="0.002cm" svg:y="0.9cm">
          <text:p text:style-name="P6"><text:span text:style-name="T1">Неограниченные переменны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frame draw:style-name="gr21" draw:layer="layout" svg:width="18.621cm" svg:height="2.325cm" svg:x="2.286cm" svg:y="3.78cm">
          <draw:object xlink:href="./Object 2" xlink:type="simple" xlink:show="embed" xlink:actuate="onLoad"/>
          <draw:image xlink:href="./ObjectReplacements/Object 2" xlink:type="simple" xlink:show="embed" xlink:actuate="onLoad"/>
        </draw:frame>
        <draw:custom-shape draw:style-name="gr37" draw:text-style-name="P1" draw:layer="layout" svg:width="1.016cm" svg:height="1.016cm" svg:x="9.598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6.592cm" svg:height="2.97cm" svg:x="0.586cm" svg:y="9.984cm">
          <text:p/>
          <draw:enhanced-geometry svg:viewBox="0 0 21600 21600" draw:mirror-horizontal="false" draw:mirror-vertical="false" draw:type="rectangle" draw:enhanced-path="M 0 0 L 21600 0 21600 21600 0 21600 0 0 Z N"/>
        </draw:custom-shape>
        <draw:frame draw:style-name="gr22" draw:text-style-name="P23" draw:layer="layout" svg:width="26.416cm" svg:height="1.673cm" svg:x="1.016cm" svg:y="10.51cm">
          <draw:text-box>
            <text:p><text:span text:style-name="T17">Подстановкой для неограниченной переменной может быть любой элемент, в общем случае бесконечного эрбранова универса. </text:span><text:span text:style-name="T18">Какой именно элемент выбрать?</text:span></text:p>
          </draw:text-box>
        </draw:frame>
        <draw:frame draw:style-name="gr22" draw:text-style-name="P19" draw:layer="layout" svg:width="7.62cm" svg:height="0.988cm" svg:x="1.27cm" svg:y="6.772cm">
          <draw:text-box>
            <text:p><text:span text:style-name="T17">Эрбранов универс:</text:span><text:span text:style-name="T10"> </text:span><text:span text:style-name="T11"><text:s/></text:span></text:p>
          </draw:text-box>
        </draw:frame>
        <draw:frame draw:style-name="gr21" draw:layer="layout" svg:width="14.088cm" svg:height="0.928cm" svg:x="7.282cm" svg:y="6.811cm">
          <draw:object xlink:href="./Object 3" xlink:type="simple" xlink:show="embed" xlink:actuate="onLoad"/>
          <draw:image xlink:href="./ObjectReplacements/Object 3" xlink:type="simple" xlink:show="embed" xlink:actuate="onLoad"/>
        </draw:frame>
        <draw:frame draw:style-name="gr21" draw:layer="layout" svg:width="5.221cm" svg:height="0.894cm" svg:x="7.282cm" svg:y="8.011cm">
          <draw:object xlink:href="./Object 4" xlink:type="simple" xlink:show="embed" xlink:actuate="onLoad"/>
          <draw:image xlink:href="./ObjectReplacements/Object 4" xlink:type="simple" xlink:show="embed" xlink:actuate="onLoad"/>
        </draw:frame>
        <draw:frame draw:style-name="gr22" draw:text-style-name="P19" draw:layer="layout" svg:width="3.81cm" svg:height="0.988cm" svg:x="4.988cm" svg:y="7.902cm">
          <draw:text-box>
            <text:p><text:span text:style-name="T17">Ответ:</text:span><text:span text:style-name="T10"> </text:span><text:span text:style-name="T11"><text:s/></text:span></text:p>
          </draw:text-box>
        </draw:frame>
        <presentation:notes draw:style-name="dp2">
          <draw:page-thumbnail draw:style-name="gr4"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custom-shape draw:style-name="gr5" draw:text-style-name="P7" draw:layer="layout" svg:width="27.991cm" svg:height="1.64cm" svg:x="0.002cm" svg:y="0.9cm">
          <text:p text:style-name="P6"><text:span text:style-name="T1">Ленивая конкретизац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592cm" svg:height="3.556cm" svg:x="0.586cm" svg:y="3.556cm">
          <text:p/>
          <draw:enhanced-geometry svg:viewBox="0 0 21600 21600" draw:mirror-horizontal="false" draw:mirror-vertical="false" draw:type="rectangle" draw:enhanced-path="M 0 0 L 21600 0 21600 21600 0 21600 0 0 Z N"/>
        </draw:custom-shape>
        <draw:frame draw:style-name="gr22" draw:text-style-name="P24" draw:layer="layout" svg:width="26.33cm" svg:height="1.673cm" svg:x="0.594cm" svg:y="5.142cm">
          <draw:text-box>
            <text:p><text:span text:style-name="T17">Вместо конкретного элемента эрбранова универса выбирается неопределённый эрбанов элемент (НЭЭ), который конкретизируется позднее по мере необходимости. </text:span><text:span text:style-name="T18"><text:s/></text:span></text:p>
          </draw:text-box>
        </draw:frame>
        <draw:frame draw:style-name="gr22" draw:text-style-name="P20" draw:layer="layout" svg:width="25.568cm" svg:height="1.072cm" svg:x="0.594cm" svg:y="8.542cm">
          <draw:text-box>
            <text:p><text:span text:style-name="T13">Пример:</text:span><text:span text:style-name="T12"> <text:s/></text:span><text:span text:style-name="T13"><text:s/></text:span></text:p>
          </draw:text-box>
        </draw:frame>
        <draw:frame draw:style-name="gr21" draw:layer="layout" svg:width="15.133cm" svg:height="3.528cm" svg:x="4.679cm" svg:y="8.857cm">
          <draw:object xlink:href="./Object 5" xlink:type="simple" xlink:show="embed" xlink:actuate="onLoad"/>
          <draw:image xlink:href="./ObjectReplacements/Object 5" xlink:type="simple" xlink:show="embed" xlink:actuate="onLoad"/>
        </draw:frame>
        <draw:frame draw:style-name="gr22" draw:text-style-name="P20" draw:layer="layout" svg:width="12.106cm" svg:height="1.072cm" svg:x="0.594cm" svg:y="13.681cm">
          <draw:text-box>
            <text:p><text:span text:style-name="T12">Ответ на первый вопрос: <text:s text:c="2"/></text:span><text:span text:style-name="T13"><text:s/></text:span></text:p>
          </draw:text-box>
        </draw:frame>
        <draw:frame draw:style-name="gr21" draw:layer="layout" svg:width="2.674cm" svg:height="0.971cm" svg:x="11.021cm" svg:y="13.859cm">
          <draw:object xlink:href="./Object 6" xlink:type="simple" xlink:show="embed" xlink:actuate="onLoad"/>
          <draw:image xlink:href="./ObjectReplacements/Object 6" xlink:type="simple" xlink:show="embed" xlink:actuate="onLoad"/>
        </draw:frame>
        <draw:frame draw:style-name="gr22" draw:text-style-name="P20" draw:layer="layout" svg:width="12.106cm" svg:height="1.072cm" svg:x="0.594cm" svg:y="15.181cm">
          <draw:text-box>
            <text:p><text:span text:style-name="T12">Ответ на второй вопрос: <text:s text:c="2"/></text:span><text:span text:style-name="T13"><text:s/></text:span></text:p>
          </draw:text-box>
        </draw:frame>
        <draw:frame draw:style-name="gr21" draw:layer="layout" svg:width="3.886cm" svg:height="0.991cm" svg:x="11.021cm" svg:y="15.359cm">
          <draw:object xlink:href="./Object 7" xlink:type="simple" xlink:show="embed" xlink:actuate="onLoad"/>
          <draw:image xlink:href="./ObjectReplacements/Object 7" xlink:type="simple" xlink:show="embed" xlink:actuate="onLoad"/>
        </draw:frame>
        <draw:frame draw:style-name="gr22" draw:text-style-name="P20" draw:layer="layout" svg:width="12.106cm" svg:height="1.072cm" svg:x="0.595cm" svg:y="16.782cm">
          <draw:text-box>
            <text:p><text:span text:style-name="T12">Ответ на третий вопрос: <text:s text:c="2"/></text:span><text:span text:style-name="T13"><text:s/></text:span></text:p>
          </draw:text-box>
        </draw:frame>
        <draw:frame draw:style-name="gr21" draw:layer="layout" svg:width="2.667cm" svg:height="0.974cm" svg:x="11.022cm" svg:y="16.96cm">
          <draw:object xlink:href="./Object 8" xlink:type="simple" xlink:show="embed" xlink:actuate="onLoad"/>
          <draw:image xlink:href="./ObjectReplacements/Object 8" xlink:type="simple" xlink:show="embed" xlink:actuate="onLoad"/>
        </draw:frame>
        <draw:frame draw:style-name="gr22" draw:text-style-name="P20" draw:layer="layout" svg:width="24.551cm" svg:height="1.072cm" svg:x="2.881cm" svg:y="18.865cm">
          <draw:text-box>
            <text:p><text:span text:style-name="T12">являются неопределёнными эрбрановыми элементами (НЭЭ) <text:s text:c="2"/></text:span><text:span text:style-name="T13"><text:s/></text:span></text:p>
          </draw:text-box>
        </draw:frame>
        <draw:frame draw:style-name="gr21" draw:layer="layout" svg:width="2.171cm" svg:height="0.974cm" svg:x="0.762cm" svg:y="19.007cm">
          <draw:object xlink:href="./Object 9" xlink:type="simple" xlink:show="embed" xlink:actuate="onLoad"/>
          <draw:image xlink:href="./ObjectReplacements/Object 9" xlink:type="simple" xlink:show="embed" xlink:actuate="onLoad"/>
        </draw:frame>
        <draw:frame draw:style-name="gr21" draw:layer="layout" svg:width="8.192cm" svg:height="0.928cm" svg:x="0.698cm" svg:y="12.385cm">
          <draw:object xlink:href="./Object 10" xlink:type="simple" xlink:show="embed" xlink:actuate="onLoad"/>
          <draw:image xlink:href="./ObjectReplacements/Object 10" xlink:type="simple" xlink:show="embed" xlink:actuate="onLoad"/>
        </draw:frame>
        <draw:custom-shape draw:style-name="gr7" draw:text-style-name="P12" draw:layer="layout" svg:width="26.592cm" svg:height="1.27cm" svg:x="0.586cm" svg:y="3.486cm">
          <text:p text:style-name="P6"><text:span text:style-name="T3">Идея</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custom-shape draw:style-name="gr5" draw:text-style-name="P7" draw:layer="layout" svg:width="27.991cm" svg:height="1.64cm" svg:x="0.002cm" svg:y="0.9cm">
          <text:p text:style-name="P6"><text:span text:style-name="T1">Ограничен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15.217cm" svg:height="0.962cm" svg:x="2.032cm" svg:y="3.81cm">
          <draw:text-box>
            <text:p text:style-name="P6"><text:span text:style-name="T6">Ограничение на одинаковые конкретизации НЭЭ.</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1.556cm" svg:height="0.962cm" svg:x="2.032cm" svg:y="7.01cm">
          <draw:text-box>
            <text:p text:style-name="P6"><text:span text:style-name="T6">123</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custom-shape draw:style-name="gr5" draw:text-style-name="P7" draw:layer="layout" svg:width="27.991cm" svg:height="1.64cm" svg:x="0.002cm" svg:y="0.9cm">
          <text:p text:style-name="P6"><text:span text:style-name="T1">Фильтрация эрбранова универсума</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presentation:notes draw:style-name="dp2">
          <draw:page-thumbnail draw:style-name="gr4" draw:layer="layout" svg:width="13.968cm" svg:height="10.476cm" svg:x="3.81cm" svg:y="2.123cm" draw:page-number="29" presentation:class="page"/>
          <draw:frame presentation:style-name="pr2" draw:text-style-name="P11"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данных</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30" presentation:class="page"/>
          <draw:frame presentation:style-name="pr2" draw:text-style-name="P11"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 (path indexing)</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38" draw:text-style-name="P25" xml:id="id14" draw:id="id14" draw:layer="layout" svg:width="1.256cm" svg:height="1.255cm" svg:x="23.231cm" svg:y="5.955cm">
          <text:p text:style-name="P1"><text:span text:style-name="T19">B</text:span></text:p>
          <draw:enhanced-geometry svg:viewBox="0 0 21600 21600" draw:type="rectangle" draw:enhanced-path="M 0 0 L 21600 0 21600 21600 0 21600 0 0 Z N"/>
        </draw:custom-shape>
        <draw:custom-shape draw:style-name="gr38" draw:text-style-name="P25" xml:id="id15" draw:id="id15" draw:layer="layout" svg:width="1.256cm" svg:height="1.255cm" svg:x="20.717cm" svg:y="8.384cm">
          <text:p text:style-name="P1"><text:span text:style-name="T19">e</text:span></text:p>
          <draw:enhanced-geometry svg:viewBox="0 0 21600 21600" draw:type="rectangle" draw:enhanced-path="M 0 0 L 21600 0 21600 21600 0 21600 0 0 Z N"/>
        </draw:custom-shape>
        <draw:custom-shape draw:style-name="gr38" draw:text-style-name="P25" xml:id="id16" draw:id="id16" draw:layer="layout" svg:width="1.256cm" svg:height="1.255cm" svg:x="23.231cm" svg:y="8.384cm">
          <text:p text:style-name="P1"><text:span text:style-name="T19">f</text:span></text:p>
          <draw:enhanced-geometry svg:viewBox="0 0 21600 21600" draw:type="rectangle" draw:enhanced-path="M 0 0 L 21600 0 21600 21600 0 21600 0 0 Z N"/>
        </draw:custom-shape>
        <draw:custom-shape draw:style-name="gr38" draw:text-style-name="P25" xml:id="id17" draw:id="id17" draw:layer="layout" svg:width="1.256cm" svg:height="1.255cm" svg:x="25.743cm" svg:y="8.384cm">
          <text:p text:style-name="P1"><text:span text:style-name="T19">m</text:span></text:p>
          <draw:enhanced-geometry svg:viewBox="0 0 21600 21600" draw:type="rectangle" draw:enhanced-path="M 0 0 L 21600 0 21600 21600 0 21600 0 0 Z N"/>
        </draw:custom-shape>
        <draw:custom-shape draw:style-name="gr38" draw:text-style-name="P25" xml:id="id18" draw:id="id18" draw:layer="layout" svg:width="1.257cm" svg:height="1.256cm" svg:x="21.889cm" svg:y="10.812cm">
          <text:p text:style-name="P1"><text:span text:style-name="T19">f</text:span></text:p>
          <draw:enhanced-geometry svg:viewBox="0 0 21600 21600" draw:type="rectangle" draw:enhanced-path="M 0 0 L 21600 0 21600 21600 0 21600 0 0 Z N"/>
        </draw:custom-shape>
        <draw:custom-shape draw:style-name="gr38" draw:text-style-name="P25" xml:id="id19" draw:id="id19" draw:layer="layout" svg:width="1.256cm" svg:height="1.256cm" svg:x="24.487cm" svg:y="10.812cm">
          <text:p text:style-name="P1"><text:span text:style-name="T19">t</text:span></text:p>
          <draw:enhanced-geometry svg:viewBox="0 0 21600 21600" draw:type="rectangle" draw:enhanced-path="M 0 0 L 21600 0 21600 21600 0 21600 0 0 Z N"/>
        </draw:custom-shape>
        <draw:custom-shape draw:style-name="gr38" draw:text-style-name="P25" xml:id="id20" draw:id="id20" draw:layer="layout" svg:width="1.255cm" svg:height="1.255cm" svg:x="20.634cm" svg:y="13.089cm">
          <text:p text:style-name="P1"><text:span text:style-name="T19">c</text:span></text:p>
          <draw:enhanced-geometry svg:viewBox="0 0 21600 21600" draw:type="rectangle" draw:enhanced-path="M 0 0 L 21600 0 21600 21600 0 21600 0 0 Z N"/>
        </draw:custom-shape>
        <draw:custom-shape draw:style-name="gr38" draw:text-style-name="P25" xml:id="id21" draw:id="id21" draw:layer="layout" svg:width="1.256cm" svg:height="1.255cm" svg:x="22.979cm" svg:y="13.089cm">
          <text:p text:style-name="P1"><text:span text:style-name="T19">k</text:span></text:p>
          <draw:enhanced-geometry svg:viewBox="0 0 21600 21600" draw:type="rectangle" draw:enhanced-path="M 0 0 L 21600 0 21600 21600 0 21600 0 0 Z N"/>
        </draw:custom-shape>
        <draw:connector draw:style-name="gr39" draw:text-style-name="P1" draw:layer="layout" draw:type="line" svg:x1="23.859cm" svg:y1="7.21cm" svg:x2="21.345cm" svg:y2="8.384cm" draw:start-shape="id14" draw:start-glue-point="2" draw:end-shape="id15" draw:end-glue-point="0" svg:d="m23859 7210-2514 1174">
          <text:p/>
        </draw:connector>
        <draw:connector draw:style-name="gr39" draw:text-style-name="P1" draw:layer="layout" draw:type="line" svg:x1="23.859cm" svg:y1="7.21cm" svg:x2="23.859cm" svg:y2="8.384cm" draw:start-shape="id14" draw:start-glue-point="2" draw:end-shape="id16" draw:end-glue-point="0" svg:d="m23859 7210v1174">
          <text:p/>
        </draw:connector>
        <draw:connector draw:style-name="gr39" draw:text-style-name="P1" draw:layer="layout" draw:type="line" svg:x1="23.859cm" svg:y1="7.21cm" svg:x2="25.743cm" svg:y2="9.011cm" draw:start-shape="id14" draw:start-glue-point="2" draw:end-shape="id17" svg:d="m23859 7210 1884 1801">
          <text:p/>
        </draw:connector>
        <draw:connector draw:style-name="gr39" draw:text-style-name="P1" draw:layer="layout" draw:type="line" svg:x1="23.859cm" svg:y1="9.639cm" svg:x2="22.517cm" svg:y2="10.812cm" draw:start-shape="id16" draw:start-glue-point="2" draw:end-shape="id18" draw:end-glue-point="0" svg:d="m23859 9639-1342 1173">
          <text:p/>
        </draw:connector>
        <draw:connector draw:style-name="gr39" draw:text-style-name="P1" draw:layer="layout" draw:type="line" svg:x1="23.859cm" svg:y1="9.639cm" svg:x2="25.115cm" svg:y2="10.812cm" draw:start-shape="id16" draw:start-glue-point="2" draw:end-shape="id19" draw:end-glue-point="0" svg:d="m23859 9639 1256 1173">
          <text:p/>
        </draw:connector>
        <draw:connector draw:style-name="gr39" draw:text-style-name="P1" draw:layer="layout" draw:type="line" svg:x1="22.517cm" svg:y1="12.068cm" svg:x2="21.261cm" svg:y2="13.089cm" draw:end-shape="id20" draw:end-glue-point="0" svg:d="m22517 12068-1256 1021">
          <text:p/>
        </draw:connector>
        <draw:connector draw:style-name="gr39" draw:text-style-name="P1" draw:layer="layout" draw:type="line" svg:x1="22.517cm" svg:y1="12.068cm" svg:x2="23.607cm" svg:y2="13.089cm" draw:end-shape="id21" draw:end-glue-point="0" svg:d="m22517 12068 1090 1021">
          <text:p/>
        </draw:connector>
        <draw:frame draw:style-name="gr40" draw:text-style-name="P26" draw:layer="layout" svg:width="1.178cm" svg:height="1.222cm" svg:x="21.723cm" svg:y="6.798cm">
          <draw:text-box>
            <text:p><text:span text:style-name="T20">1</text:span></text:p>
          </draw:text-box>
        </draw:frame>
        <draw:frame draw:style-name="gr41" draw:text-style-name="P26" draw:layer="layout" svg:width="1.179cm" svg:height="1.222cm" svg:x="23.801cm" svg:y="7.496cm">
          <draw:text-box>
            <text:p><text:span text:style-name="T20">2</text:span></text:p>
          </draw:text-box>
        </draw:frame>
        <draw:frame draw:style-name="gr41" draw:text-style-name="P26" draw:layer="layout" svg:width="1.179cm" svg:height="1.222cm" svg:x="22.431cm" svg:y="9.626cm">
          <draw:text-box>
            <text:p><text:span text:style-name="T20">1</text:span></text:p>
          </draw:text-box>
        </draw:frame>
        <draw:frame draw:style-name="gr42" draw:text-style-name="P26" draw:layer="layout" svg:width="1.178cm" svg:height="1.223cm" svg:x="21.066cm" svg:y="11.9cm">
          <draw:text-box>
            <text:p><text:span text:style-name="T20">1</text:span></text:p>
          </draw:text-box>
        </draw:frame>
        <draw:frame draw:style-name="gr42" draw:text-style-name="P26" draw:layer="layout" svg:width="1.178cm" svg:height="1.223cm" svg:x="24.665cm" svg:y="7.241cm">
          <draw:text-box>
            <text:p><text:span text:style-name="T20">3</text:span></text:p>
          </draw:text-box>
        </draw:frame>
        <draw:frame draw:style-name="gr43" draw:text-style-name="P26" draw:layer="layout" svg:width="1.179cm" svg:height="1.223cm" svg:x="24.511cm" svg:y="9.716cm">
          <draw:text-box>
            <text:p><text:span text:style-name="T20">2</text:span></text:p>
          </draw:text-box>
        </draw:frame>
        <draw:frame draw:style-name="gr43" draw:text-style-name="P26" draw:layer="layout" svg:width="1.179cm" svg:height="1.223cm" svg:x="22.995cm" svg:y="11.943cm">
          <draw:text-box>
            <text:p><text:span text:style-name="T20">2</text:span></text:p>
          </draw:text-box>
        </draw:frame>
        <draw:frame draw:style-name="gr44" draw:text-style-name="P27" draw:layer="layout" svg:width="9.167cm" svg:height="1.704cm" svg:x="6.299cm" svg:y="6.398cm">
          <draw:text-box>
            <text:p><text:span text:style-name="T21">B(e,f(f(c,k),t),m)</text:span></text:p>
          </draw:text-box>
        </draw:frame>
        <draw:frame draw:style-name="gr45" draw:text-style-name="P28" draw:layer="layout" svg:width="4.666cm" svg:height="6.996cm" svg:x="16.269cm" svg:y="5.206cm">
          <draw:text-box>
            <text:p><text:span text:style-name="T22">B</text:span></text:p>
            <text:p><text:span text:style-name="T22">B1e</text:span></text:p>
            <text:p><text:span text:style-name="T22">B2f</text:span></text:p>
            <text:p><text:span text:style-name="T22">B2f1f</text:span></text:p>
            <text:p><text:span text:style-name="T22">B2f1f1c</text:span></text:p>
            <text:p><text:span text:style-name="T22">B2f1f2k</text:span></text:p>
            <text:p><text:span text:style-name="T22">B2f2t</text:span></text:p>
            <text:p><text:span text:style-name="T22">B3m</text:span></text:p>
          </draw:text-box>
        </draw:frame>
        <draw:custom-shape draw:style-name="gr46" draw:text-style-name="P1" draw:layer="layout" svg:width="3.033cm" svg:height="2.275cm" svg:x="12.616cm" svg:y="5.85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7" draw:text-style-name="P29" draw:layer="layout" svg:width="26.5cm" svg:height="1.8cm" svg:x="0.499cm" svg:y="2.902cm">
          <text:p><text:span text:style-name="T23">Каждый терм представляется как список так называемых путей</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6.5cm" svg:height="1.8cm" svg:x="0.499cm" svg:y="15.402cm">
          <text:p><text:span text:style-name="T23">Каждый путь указывает на множества соответствующих термов</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7" draw:layer="layout" svg:width="2.628cm" svg:height="1.242cm" svg:x="1.071cm" svg:y="8.96cm">
          <draw:text-box>
            <text:p><text:span text:style-name="T21">A(e,t)</text:span></text:p>
          </draw:text-box>
        </draw:frame>
        <draw:frame draw:style-name="gr49" draw:text-style-name="P28" draw:layer="layout" svg:width="1.8cm" svg:height="3.435cm" svg:x="5.199cm" svg:y="8.167cm">
          <draw:text-box>
            <text:p><text:span text:style-name="T22">A</text:span></text:p>
            <text:p><text:span text:style-name="T22">A1e</text:span></text:p>
            <text:p><text:span text:style-name="T22">A2t</text:span></text:p>
            <text:p><text:span text:style-name="T22"/></text:p>
          </draw:text-box>
        </draw:frame>
        <draw:custom-shape draw:style-name="gr46" draw:text-style-name="P1" draw:layer="layout" svg:width="1.903cm" svg:height="1.428cm" svg:x="3.317cm" svg:y="8.90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0" draw:text-style-name="P27" draw:layer="layout" svg:width="3.165cm" svg:height="1.242cm" svg:x="0.799cm" svg:y="11.761cm">
          <draw:text-box>
            <text:p><text:span text:style-name="T21">A(f(c),t)</text:span></text:p>
          </draw:text-box>
        </draw:frame>
        <draw:frame draw:style-name="gr51" draw:text-style-name="P28" draw:layer="layout" svg:width="2.369cm" svg:height="4.231cm" svg:x="5.699cm" svg:y="11.068cm">
          <draw:text-box>
            <text:p><text:span text:style-name="T22">A</text:span></text:p>
            <text:p><text:span text:style-name="T22">A1f</text:span></text:p>
            <text:p><text:span text:style-name="T22">A1f1c</text:span></text:p>
            <text:p><text:span text:style-name="T22">A2t</text:span></text:p>
            <text:p><text:span text:style-name="T22"/></text:p>
          </draw:text-box>
        </draw:frame>
        <draw:custom-shape draw:style-name="gr46" draw:text-style-name="P1" draw:layer="layout" svg:width="1.903cm" svg:height="1.428cm" svg:x="3.817cm" svg:y="11.70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cm" svg:height="3.435cm" svg:x="0.999cm" svg:y="17.706cm">
          <draw:text-box>
            <text:p><text:span text:style-name="T22">A: {2,3,4}; </text:span></text:p>
            <text:p><text:span text:style-name="T22">A2t: {2,3}; </text:span></text:p>
            <text:p><text:span text:style-name="T22">A1f: {3,4};</text:span></text:p>
            <text:p><text:span text:style-name="T22"/></text:p>
          </draw:text-box>
        </draw:frame>
        <draw:frame draw:style-name="gr48" draw:text-style-name="P27" draw:layer="layout" svg:width="3.283cm" svg:height="1.242cm" svg:x="7.671cm" svg:y="10.262cm">
          <draw:text-box>
            <text:p><text:span text:style-name="T21">A(f(c),e)</text:span></text:p>
          </draw:text-box>
        </draw:frame>
        <draw:frame draw:style-name="gr51" draw:text-style-name="P28" draw:layer="layout" svg:width="2.369cm" svg:height="3.435cm" svg:x="12.699cm" svg:y="9.569cm">
          <draw:text-box>
            <text:p><text:span text:style-name="T22">A</text:span></text:p>
            <text:p><text:span text:style-name="T22">A1f</text:span></text:p>
            <text:p><text:span text:style-name="T22">A1f1c</text:span></text:p>
            <text:p><text:span text:style-name="T22">A2e</text:span></text:p>
          </draw:text-box>
        </draw:frame>
        <draw:custom-shape draw:style-name="gr46" draw:text-style-name="P1" draw:layer="layout" svg:width="1.903cm" svg:height="1.428cm" svg:x="10.817cm" svg:y="10.20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2" draw:text-style-name="P28" draw:layer="layout" svg:width="4.49cm" svg:height="3.435cm" svg:x="5.599cm" svg:y="17.707cm">
          <draw:text-box>
            <text:p><text:span text:style-name="T22">A1f1c: {3,4}; </text:span></text:p>
            <text:p><text:span text:style-name="T22">A2t: {2,3}; </text:span></text:p>
            <text:p><text:span text:style-name="T22">B3m: {1};</text:span></text:p>
            <text:p><text:span text:style-name="T22"/></text:p>
          </draw:text-box>
        </draw:frame>
        <draw:frame draw:style-name="gr52" draw:text-style-name="P28" draw:layer="layout" svg:width="4.608cm" svg:height="3.435cm" svg:x="10.899cm" svg:y="17.708cm">
          <draw:text-box>
            <text:p><text:span text:style-name="T22">B2f1f2k: {1}; </text:span></text:p>
            <text:p><text:span text:style-name="T22">B2f2t: {1}; </text:span></text:p>
            <text:p><text:span text:style-name="T22">...</text:span></text:p>
            <text:p><text:span text:style-name="T22"/></text:p>
          </draw:text-box>
        </draw:fram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8.002cm">
          <text:p text:style-name="P1"><text:span text:style-name="T2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0.499cm" svg:y="10.702cm">
          <text:p text:style-name="P1"><text:span text:style-name="T2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1cm" svg:height="1cm" svg:x="7.299cm" svg:y="9.402cm">
          <text:p text:style-name="P1"><text:span text:style-name="T2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1" presentation:class="page"/>
          <draw:frame presentation:style-name="pr2" draw:text-style-name="P11"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54" draw:text-style-name="P1" draw:layer="layout" svg:width="2.373cm" svg:height="1.779cm" svg:x="6.475cm" svg:y="4.60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5" draw:text-style-name="P31" draw:layer="layout" svg:width="4.558cm" svg:height="1.232cm" svg:x="2.055cm" svg:y="4.844cm">
          <draw:text-box>
            <text:p><text:span text:style-name="T25">A(e,x,f(m))</text:span></text:p>
          </draw:text-box>
        </draw:frame>
        <draw:frame draw:style-name="gr56" draw:text-style-name="P31" draw:layer="layout" svg:width="3.015cm" svg:height="2.164cm" svg:x="9.085cm" svg:y="4.425cm">
          <draw:text-box>
            <text:p><text:span text:style-name="T25">A1e</text:span></text:p>
            <text:p><text:span text:style-name="T25">A3f1m</text:span></text:p>
          </draw:text-box>
        </draw:frame>
        <draw:frame draw:style-name="gr57" draw:text-style-name="P27" xml:id="id23" draw:id="id23" draw:layer="layout" svg:width="4.97cm" svg:height="1.332cm" svg:x="1.856cm" svg:y="8.466cm">
          <draw:text-box>
            <text:p><text:span text:style-name="T21">A(e,k,f(m))</text:span></text:p>
          </draw:text-box>
        </draw:frame>
        <draw:frame draw:style-name="gr58" draw:text-style-name="P27" xml:id="id22" draw:id="id22" draw:layer="layout" svg:width="2.233cm" svg:height="1.332cm" svg:x="6.804cm" svg:y="11.668cm">
          <draw:text-box>
            <text:p><text:span text:style-name="T21">A1e</text:span></text:p>
          </draw:text-box>
        </draw:frame>
        <draw:frame draw:style-name="gr59" draw:text-style-name="P27" xml:id="id26" draw:id="id26" draw:layer="layout" svg:width="3.388cm" svg:height="1.332cm" svg:x="13.333cm" svg:y="11.668cm">
          <draw:text-box>
            <text:p><text:span text:style-name="T21">A3f1m</text:span></text:p>
          </draw:text-box>
        </draw:frame>
        <draw:frame draw:style-name="gr60" draw:text-style-name="P27" xml:id="id27" draw:id="id27" draw:layer="layout" svg:width="4.969cm" svg:height="1.332cm" svg:x="6.874cm" svg:y="8.465cm">
          <draw:text-box>
            <text:p><text:span text:style-name="T21">A(k,e,f(m))</text:span></text:p>
          </draw:text-box>
        </draw:frame>
        <draw:frame draw:style-name="gr61" draw:text-style-name="P27" xml:id="id24" draw:id="id24" draw:layer="layout" svg:width="4.688cm" svg:height="1.332cm" svg:x="12.331cm" svg:y="8.465cm">
          <draw:text-box>
            <text:p><text:span text:style-name="T21">A(e,e,f(k))</text:span></text:p>
          </draw:text-box>
        </draw:frame>
        <draw:frame draw:style-name="gr62" draw:text-style-name="P27" xml:id="id25" draw:id="id25" draw:layer="layout" svg:width="5cm" svg:height="1.332cm" svg:x="17.195cm" svg:y="8.465cm">
          <draw:text-box>
            <text:p><text:span text:style-name="T21">A(e,e,f(m))</text:span></text:p>
          </draw:text-box>
        </draw:frame>
        <draw:connector draw:style-name="gr63" draw:text-style-name="P1" draw:layer="layout" draw:type="line" svg:x1="7.92cm" svg:y1="11.668cm" svg:x2="4.341cm" svg:y2="9.798cm" draw:start-shape="id22" draw:start-glue-point="0" draw:end-shape="id23" draw:end-glue-point="2" svg:d="m7920 11668-3579-1870">
          <text:p/>
        </draw:connector>
        <draw:connector draw:style-name="gr63" draw:text-style-name="P1" draw:layer="layout" draw:type="line" svg:x1="7.92cm" svg:y1="11.668cm" svg:x2="14.675cm" svg:y2="9.797cm" draw:start-shape="id22" draw:start-glue-point="0" draw:end-shape="id24" draw:end-glue-point="2" svg:d="m7920 11668 6755-1871">
          <text:p/>
        </draw:connector>
        <draw:connector draw:style-name="gr63" draw:text-style-name="P1" draw:layer="layout" draw:type="line" svg:x1="7.92cm" svg:y1="11.668cm" svg:x2="19.695cm" svg:y2="9.797cm" draw:start-shape="id22" draw:start-glue-point="0" draw:end-shape="id25" draw:end-glue-point="2" svg:d="m7920 11668 11775-1871">
          <text:p/>
        </draw:connector>
        <draw:connector draw:style-name="gr39" draw:text-style-name="P1" draw:layer="layout" draw:type="line" svg:x1="15.027cm" svg:y1="11.668cm" svg:x2="4.341cm" svg:y2="9.798cm" draw:start-shape="id26" draw:start-glue-point="0" draw:end-shape="id23" draw:end-glue-point="2" svg:d="m15027 11668-10686-1870">
          <text:p/>
        </draw:connector>
        <draw:connector draw:style-name="gr39" draw:text-style-name="P1" draw:layer="layout" draw:type="line" svg:x1="15.027cm" svg:y1="11.668cm" svg:x2="9.358cm" svg:y2="9.797cm" draw:start-shape="id26" draw:start-glue-point="0" draw:end-shape="id27" draw:end-glue-point="2" svg:d="m15027 11668-5669-1871">
          <text:p/>
        </draw:connector>
        <draw:connector draw:style-name="gr39" draw:text-style-name="P1" draw:layer="layout" draw:type="line" svg:x1="15.027cm" svg:y1="11.668cm" svg:x2="19.695cm" svg:y2="9.797cm" draw:start-shape="id26" draw:start-glue-point="0" draw:end-shape="id25" draw:end-glue-point="2" svg:d="m15027 11668 4668-1871">
          <text:p/>
        </draw:connector>
        <draw:frame draw:style-name="gr21" draw:layer="layout" svg:width="18.816cm" svg:height="1.036cm" svg:x="2.213cm" svg:y="14.02cm">
          <draw:object xlink:href="./Object 11" xlink:type="simple" xlink:show="embed" xlink:actuate="onLoad"/>
          <draw:image xlink:href="./ObjectReplacements/Object 11" xlink:type="simple" xlink:show="embed" xlink:actuate="onLoad"/>
        </draw:frame>
        <draw:frame draw:style-name="gr64" draw:text-style-name="P32" draw:layer="layout" svg:width="4.658cm" svg:height="1.332cm" svg:x="1.952cm" svg:y="3.622cm">
          <draw:text-box>
            <text:p><text:span text:style-name="T26">Вопрос:</text:span></text:p>
          </draw:text-box>
        </draw:frame>
        <draw:frame draw:style-name="gr64" draw:text-style-name="P32" draw:layer="layout" svg:width="4.658cm" svg:height="1.332cm" svg:x="2.052cm" svg:y="7.222cm">
          <draw:text-box>
            <text:p><text:span text:style-name="T26">База:</text:span></text:p>
          </draw:text-box>
        </draw:frame>
        <draw:line draw:style-name="gr39" draw:text-style-name="P1" draw:layer="layout" svg:x1="13.001cm" svg:y1="17.2cm" svg:x2="11.501cm" svg:y2="15.2cm">
          <text:p/>
        </draw:line>
        <draw:line draw:style-name="gr39" draw:text-style-name="P1" draw:layer="layout" svg:x1="13.001cm" svg:y1="17.2cm" svg:x2="17.001cm" svg:y2="15.2cm">
          <text:p/>
        </draw:line>
        <draw:frame draw:style-name="gr65" draw:text-style-name="P33" draw:layer="layout" svg:width="19.337cm" svg:height="2.095cm" svg:x="5.301cm" svg:y="17.377cm">
          <draw:text-box>
            <text:p><text:span text:style-name="T23">Данные два терма являются примерами A(e,x,f(m))</text:span></text:p>
          </draw:text-box>
        </draw:frame>
        <presentation:notes draw:style-name="dp2">
          <draw:page-thumbnail draw:style-name="gr4" draw:layer="layout" svg:width="13.968cm" svg:height="10.476cm" svg:x="3.81cm" svg:y="2.123cm" draw:page-number="32" presentation:class="page"/>
          <draw:frame presentation:style-name="pr2" draw:text-style-name="P11"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и разделение данных</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frame draw:style-name="gr36" draw:text-style-name="P1" draw:layer="layout" svg:width="12.603cm" svg:height="4.826cm" svg:x="0.975cm" svg:y="3.556cm">
          <draw:image xlink:href="Pictures/200000020000011A0000006CE91F82BA.eps" xlink:type="simple" xlink:show="embed" xlink:actuate="onLoad">
            <text:p/>
          </draw:image>
        </draw:frame>
        <draw:frame draw:style-name="gr36" draw:text-style-name="P1" draw:layer="layout" svg:width="21.961cm" svg:height="7.874cm" svg:x="2.794cm" svg:y="10.668cm">
          <draw:image xlink:href="Pictures/20000002000001C1000000A1E7D19AB4.eps"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2" draw:text-style-name="P11"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custom-shape draw:style-name="gr5" draw:text-style-name="P7" draw:layer="layout" svg:width="27.991cm" svg:height="1.64cm" svg:x="0.002cm" svg:y="0.9cm">
          <text:p text:style-name="P6"><text:span text:style-name="T1">Стратегия k,m-ограничения</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1" draw:layer="layout" svg:width="26.924cm" svg:height="3.78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Идея</text:span></text:p>
          <draw:enhanced-geometry svg:viewBox="0 0 21600 21600" draw:type="rectangle" draw:enhanced-path="M 0 0 L 21600 0 21600 21600 0 21600 0 0 Z N"/>
        </draw:custom-shape>
        <draw:frame draw:style-name="gr10" draw:text-style-name="P15" draw:layer="layout" svg:width="26.608cm" svg:height="1.893cm" svg:x="0.57cm" svg:y="6.396cm">
          <draw:text-box>
            <text:p><text:span text:style-name="T27">Ответ на вопрос принимается, если за последующие k шагов вывода, заданное событие произойдёт m раз.</text:span></text:p>
          </draw:text-box>
        </draw:frame>
        <presentation:notes draw:style-name="dp2">
          <draw:page-thumbnail draw:style-name="gr4" draw:layer="layout" svg:width="13.968cm" svg:height="10.476cm" svg:x="3.81cm" svg:y="2.123cm" draw:page-number="34" presentation:class="page"/>
          <draw:frame presentation:style-name="pr2" draw:text-style-name="P11"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custom-shape draw:style-name="gr5" draw:text-style-name="P7" draw:layer="layout" svg:width="27.991cm" svg:height="1.64cm" svg:x="0.002cm" svg:y="0.9cm">
          <text:p text:style-name="P6"><text:span text:style-name="T1">Спецификации стратегии k,m-ограничения</text:span></text:p>
          <draw:enhanced-geometry svg:viewBox="0 0 21600 21600" draw:type="rectangle" draw:enhanced-path="M 0 0 L 21600 0 21600 21600 0 21600 0 0 Z N"/>
        </draw:custom-shape>
        <draw:frame draw:style-name="gr2" draw:text-style-name="P8" draw:layer="layout" svg:width="10.04cm" svg:height="0.878cm" svg:x="0.002cm" svg:y="0.022cm">
          <draw:text-box>
            <text:p><text:span text:style-name="T5">Глава 2. Стратегия k,m-ограничения</text:span></text:p>
          </draw:text-box>
        </draw:frame>
        <draw:custom-shape draw:style-name="gr6" draw:text-style-name="P9" draw:layer="layout" svg:width="26.084cm" svg:height="2.257cm" svg:x="1.075cm" svg:y="4.601cm">
          <text:p/>
          <draw:enhanced-geometry svg:viewBox="0 0 21600 21600" draw:mirror-horizontal="false" draw:mirror-vertical="false" draw:type="rectangle" draw:enhanced-path="M 0 0 L 21600 0 21600 21600 0 21600 0 0 Z N"/>
        </draw:custom-shape>
        <draw:frame draw:style-name="gr66" draw:text-style-name="P34" draw:layer="layout" svg:width="24.383cm" svg:height="1.673cm" svg:x="2.033cm" svg:y="4.812cm">
          <draw:text-box>
            <text:p><text:span text:style-name="T17">k,m-опровержение. Если за k щагов будет опровергнуто по меньшей мере m базовых подформул.</text:span></text:p>
          </draw:text-box>
        </draw:frame>
        <draw:custom-shape draw:style-name="gr7" draw:text-style-name="P14" draw:layer="layout" svg:width="1.016cm" svg:height="1.016cm" svg:x="0.588cm" svg:y="4.0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101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1.673cm" svg:x="2.034cm" svg:y="9.312cm">
          <draw:text-box>
            <text:p text:style-name="P6"><text:span text:style-name="T6">k,m-неопровержимость. Если за k шагов, при ответе только на вопросы без</text:span></text:p>
            <text:p text:style-name="P6"><text:span text:style-name="T6">Дизъюнктивного ветвления не будет опровергнута текущая база.</text:span></text:p>
          </draw:text-box>
        </draw:frame>
        <draw:custom-shape draw:style-name="gr7" draw:text-style-name="P14" draw:layer="layout" svg:width="1.016cm" svg:height="1.016cm" svg:x="0.589cm" svg:y="8.5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538cm" svg:x="1.077cm" svg:y="13.702cm">
          <text:p/>
          <draw:enhanced-geometry svg:viewBox="0 0 21600 21600" draw:mirror-horizontal="false" draw:mirror-vertical="false" draw:type="rectangle" draw:enhanced-path="M 0 0 L 21600 0 21600 21600 0 21600 0 0 Z N"/>
        </draw:custom-shape>
        <draw:frame draw:style-name="gr9" draw:text-style-name="P13" draw:layer="layout" svg:width="24.89cm" svg:height="0.962cm" svg:x="2.035cm" svg:y="13.913cm">
          <draw:text-box>
            <text:p text:style-name="P6"><text:span text:style-name="T6">k,m-конкретизация. Если за k шагов будет конкретизировано m НЭЭ.</text:span></text:p>
          </draw:text-box>
        </draw:frame>
        <draw:custom-shape draw:style-name="gr7" draw:text-style-name="P14" draw:layer="layout" svg:width="1.016cm" svg:height="1.016cm" svg:x="0.59cm" svg:y="13.128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5" presentation:class="page"/>
          <draw:frame presentation:style-name="pr2" draw:text-style-name="P11"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custom-shape draw:style-name="gr5" draw:text-style-name="P7" draw:layer="layout" svg:width="27.991cm" svg:height="1.64cm" svg:x="0.002cm" svg:y="0.9cm">
          <text:p text:style-name="P6"><text:span text:style-name="T1">Параллельные стратеги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9" draw:layer="layout" svg:width="26.084cm" svg:height="3.048cm" svg:x="1.075cm" svg:y="5.08cm">
          <text:p/>
          <draw:enhanced-geometry svg:viewBox="0 0 21600 21600" draw:mirror-horizontal="false" draw:mirror-vertical="false" draw:type="rectangle" draw:enhanced-path="M 0 0 L 21600 0 21600 21600 0 21600 0 0 Z N"/>
        </draw:custom-shape>
        <draw:frame draw:style-name="gr67" draw:text-style-name="P34" draw:layer="layout" svg:width="24.383cm" svg:height="1.784cm" svg:x="1.333cm" svg:y="6.674cm">
          <draw:text-box>
            <text:p><text:span text:style-name="T17">Независимые процессы</text:span></text:p>
          </draw:text-box>
        </draw:frame>
        <draw:custom-shape draw:style-name="gr7" draw:text-style-name="P12" draw:layer="layout" svg:width="26.084cm" svg:height="1.27cm" svg:x="1.075cm" svg:y="5.034cm">
          <text:p text:style-name="P6"><text:span text:style-name="T3">Используемый подход</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6" presentation:class="page"/>
          <draw:frame presentation:style-name="pr2" draw:text-style-name="P11"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ое опровержение баз</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28" draw:id="id28" draw:layer="layout" svg:width="1.524cm" svg:height="1.524cm" svg:x="1.194cm" svg:y="10.498cm">
          <text:p/>
          <draw:enhanced-geometry svg:viewBox="0 0 21600 21600" draw:type="rectangle" draw:enhanced-path="M 0 0 L 21600 0 21600 21600 0 21600 0 0 Z N"/>
        </draw:custom-shape>
        <draw:custom-shape draw:style-name="gr69" draw:text-style-name="P1" xml:id="id29" draw:id="id29" draw:layer="layout" svg:width="1.524cm" svg:height="1.524cm" svg:x="6.094cm" svg:y="5.098cm">
          <text:p/>
          <draw:enhanced-geometry svg:viewBox="0 0 21600 21600" draw:type="rectangle" draw:enhanced-path="M 0 0 L 21600 0 21600 21600 0 21600 0 0 Z N"/>
        </draw:custom-shape>
        <draw:custom-shape draw:style-name="gr69" draw:text-style-name="P1" xml:id="id30" draw:id="id30" draw:layer="layout" svg:width="1.524cm" svg:height="1.524cm" svg:x="8.294cm" svg:y="10.398cm">
          <text:p/>
          <draw:enhanced-geometry svg:viewBox="0 0 21600 21600" draw:type="rectangle" draw:enhanced-path="M 0 0 L 21600 0 21600 21600 0 21600 0 0 Z N"/>
        </draw:custom-shape>
        <draw:custom-shape draw:style-name="gr69" draw:text-style-name="P1" xml:id="id31" draw:id="id31" draw:layer="layout" svg:width="1.524cm" svg:height="1.524cm" svg:x="6.094cm" svg:y="16.498cm">
          <text:p/>
          <draw:enhanced-geometry svg:viewBox="0 0 21600 21600" draw:type="rectangle" draw:enhanced-path="M 0 0 L 21600 0 21600 21600 0 21600 0 0 Z N"/>
        </draw:custom-shape>
        <draw:custom-shape draw:style-name="gr70" draw:text-style-name="P1" xml:id="id32" draw:id="id32" draw:layer="layout" svg:width="1.524cm" svg:height="1.524cm" svg:x="9.794cm" svg:y="3.998cm">
          <text:p/>
          <draw:enhanced-geometry svg:viewBox="0 0 21600 21600" draw:type="rectangle" draw:enhanced-path="M 0 0 L 21600 0 21600 21600 0 21600 0 0 Z N"/>
        </draw:custom-shape>
        <draw:custom-shape draw:style-name="gr70" draw:text-style-name="P1" xml:id="id33" draw:id="id33"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28" draw:start-glue-point="1" draw:end-shape="id29" draw:end-glue-point="3" svg:d="m2718 11260 3376-5400">
          <text:p/>
        </draw:connector>
        <draw:connector draw:style-name="gr71" draw:text-style-name="P1" draw:layer="layout" draw:type="line" svg:x1="2.718cm" svg:y1="11.26cm" svg:x2="8.294cm" svg:y2="11.16cm" draw:start-shape="id28" draw:start-glue-point="1" draw:end-shape="id30" draw:end-glue-point="3" svg:d="m2718 11260 5576-100">
          <text:p/>
        </draw:connector>
        <draw:connector draw:style-name="gr71" draw:text-style-name="P1" draw:layer="layout" draw:type="line" svg:x1="2.718cm" svg:y1="11.26cm" svg:x2="6.094cm" svg:y2="17.26cm" draw:start-shape="id28" draw:start-glue-point="1" draw:end-shape="id31" draw:end-glue-point="3" svg:d="m2718 11260 3376 6000">
          <text:p/>
        </draw:connector>
        <draw:connector draw:style-name="gr71" draw:text-style-name="P1" draw:layer="layout" draw:type="line" svg:x1="7.618cm" svg:y1="5.86cm" svg:x2="9.794cm" svg:y2="4.76cm" draw:start-shape="id29" draw:start-glue-point="1" draw:end-shape="id32" draw:end-glue-point="3" svg:d="m7618 5860 2176-1100">
          <text:p/>
        </draw:connector>
        <draw:connector draw:style-name="gr71" draw:text-style-name="P1" draw:layer="layout" draw:type="line" svg:x1="7.618cm" svg:y1="5.86cm" svg:x2="9.794cm" svg:y2="6.86cm" draw:start-shape="id29" draw:start-glue-point="1" draw:end-shape="id33" draw:end-glue-point="3" svg:d="m7618 5860 2176 1000">
          <text:p/>
        </draw:connector>
        <draw:custom-shape draw:style-name="gr70" draw:text-style-name="P1" xml:id="id34" draw:id="id34" draw:layer="layout" svg:width="1.524cm" svg:height="1.524cm" svg:x="12.694cm" svg:y="9.098cm">
          <text:p/>
          <draw:enhanced-geometry svg:viewBox="0 0 21600 21600" draw:type="rectangle" draw:enhanced-path="M 0 0 L 21600 0 21600 21600 0 21600 0 0 Z N"/>
        </draw:custom-shape>
        <draw:custom-shape draw:style-name="gr70" draw:text-style-name="P1" xml:id="id35" draw:id="id35"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36" draw:id="id36"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30" draw:start-glue-point="1" draw:end-shape="id34" draw:end-glue-point="3" svg:d="m9818 11160 2876-1300">
          <text:p/>
        </draw:connector>
        <draw:connector draw:style-name="gr71" draw:text-style-name="P1" draw:layer="layout" draw:type="line" svg:x1="9.818cm" svg:y1="11.16cm" svg:x2="12.694cm" svg:y2="11.96cm" draw:start-shape="id30" draw:start-glue-point="1" draw:end-shape="id35" draw:end-glue-point="3" svg:d="m9818 11160 2876 800">
          <text:p/>
        </draw:connector>
        <draw:connector draw:style-name="gr71" draw:text-style-name="P1" draw:layer="layout" draw:type="line" svg:x1="9.818cm" svg:y1="11.16cm" svg:x2="12.694cm" svg:y2="14.16cm" draw:start-shape="id30" draw:start-glue-point="1" draw:end-shape="id36" draw:end-glue-point="3" svg:d="m9818 11160 2876 3000">
          <text:p/>
        </draw:connector>
        <draw:custom-shape draw:style-name="gr69" draw:text-style-name="P1" xml:id="id37" draw:id="id37"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32" draw:start-glue-point="1" draw:end-shape="id37" draw:end-glue-point="3" svg:d="m11318 4760h1776">
          <text:p/>
        </draw:connector>
        <draw:custom-shape draw:style-name="gr69" draw:text-style-name="P1" xml:id="id38" draw:id="id38"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33" draw:start-glue-point="1" draw:end-shape="id38" draw:end-glue-point="3" svg:d="m11318 6860h1776">
          <text:p/>
        </draw:connector>
        <draw:custom-shape draw:style-name="gr69" draw:text-style-name="P1" xml:id="id39" draw:id="id39"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40" draw:id="id40"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35" draw:start-glue-point="1" draw:end-shape="id39" draw:end-glue-point="3" svg:d="m14218 11960 3876-1100">
          <text:p/>
        </draw:connector>
        <draw:connector draw:style-name="gr71" draw:text-style-name="P1" draw:layer="layout" draw:type="line" svg:x1="14.218cm" svg:y1="11.96cm" svg:x2="18.094cm" svg:y2="12.96cm" draw:start-shape="id35" draw:start-glue-point="1" draw:end-shape="id40" draw:end-glue-point="3" svg:d="m14218 11960 3876 1000">
          <text:p/>
        </draw:connector>
        <draw:custom-shape draw:style-name="gr69" draw:text-style-name="P1" xml:id="id42" draw:id="id42" draw:layer="layout" svg:width="1.524cm" svg:height="1.524cm" svg:x="15.494cm" svg:y="8.598cm">
          <text:p/>
          <draw:enhanced-geometry svg:viewBox="0 0 21600 21600" draw:type="rectangle" draw:enhanced-path="M 0 0 L 21600 0 21600 21600 0 21600 0 0 Z N"/>
        </draw:custom-shape>
        <draw:custom-shape draw:style-name="gr69" draw:text-style-name="P1" xml:id="id41" draw:id="id41"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36" draw:start-glue-point="1" draw:end-shape="id41" svg:d="m14218 14160 1276 300">
          <text:p/>
        </draw:connector>
        <draw:connector draw:style-name="gr71" draw:text-style-name="P1" draw:layer="layout" draw:type="line" svg:x1="14.218cm" svg:y1="9.86cm" svg:x2="15.494cm" svg:y2="9.36cm" draw:start-shape="id34" draw:start-glue-point="1" draw:end-shape="id42" draw:end-glue-point="3" svg:d="m14218 9860 1276-500">
          <text:p/>
        </draw:connector>
        <draw:connector draw:style-name="gr71" draw:text-style-name="P1" draw:layer="layout" draw:type="line" svg:x1="7.618cm" svg:y1="17.26cm" svg:x2="12.094cm" svg:y2="17.76cm" draw:start-shape="id31" draw:start-glue-point="1" draw:end-shape="id43" draw:end-glue-point="3" svg:d="m7618 17260 4476 500">
          <text:p/>
        </draw:connector>
        <draw:custom-shape draw:style-name="gr70" draw:text-style-name="P1" xml:id="id43" draw:id="id43"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44" draw:id="id44"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43" draw:start-glue-point="1" draw:end-shape="id44" draw:end-glue-point="3" svg:d="m13618 17760 2776-100">
          <text:p/>
        </draw:connector>
        <draw:custom-shape draw:style-name="gr72" draw:text-style-name="P1" draw:layer="layout" svg:width="13.716cm" svg:height="5.6cm" svg:x="4.06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7.258cm" svg:height="7.1cm" svg:x="6.764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16.656cm" svg:height="3.248cm" svg:x="4.164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7" presentation:class="page"/>
          <draw:frame presentation:style-name="pr2" draw:text-style-name="P11"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ый поиск ответов на вопросы</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8" draw:text-style-name="P1" xml:id="id45" draw:id="id45" draw:layer="layout" svg:width="1.524cm" svg:height="1.524cm" svg:x="1.194cm" svg:y="10.498cm">
          <text:p/>
          <draw:enhanced-geometry svg:viewBox="0 0 21600 21600" draw:type="rectangle" draw:enhanced-path="M 0 0 L 21600 0 21600 21600 0 21600 0 0 Z N"/>
        </draw:custom-shape>
        <draw:custom-shape draw:style-name="gr69" draw:text-style-name="P1" xml:id="id46" draw:id="id46" draw:layer="layout" svg:width="1.524cm" svg:height="1.524cm" svg:x="6.094cm" svg:y="5.098cm">
          <text:p/>
          <draw:enhanced-geometry svg:viewBox="0 0 21600 21600" draw:type="rectangle" draw:enhanced-path="M 0 0 L 21600 0 21600 21600 0 21600 0 0 Z N"/>
        </draw:custom-shape>
        <draw:custom-shape draw:style-name="gr69" draw:text-style-name="P1" xml:id="id47" draw:id="id47" draw:layer="layout" svg:width="1.524cm" svg:height="1.524cm" svg:x="8.294cm" svg:y="10.398cm">
          <text:p/>
          <draw:enhanced-geometry svg:viewBox="0 0 21600 21600" draw:type="rectangle" draw:enhanced-path="M 0 0 L 21600 0 21600 21600 0 21600 0 0 Z N"/>
        </draw:custom-shape>
        <draw:custom-shape draw:style-name="gr69" draw:text-style-name="P1" xml:id="id48" draw:id="id48" draw:layer="layout" svg:width="1.524cm" svg:height="1.524cm" svg:x="6.094cm" svg:y="16.498cm">
          <text:p/>
          <draw:enhanced-geometry svg:viewBox="0 0 21600 21600" draw:type="rectangle" draw:enhanced-path="M 0 0 L 21600 0 21600 21600 0 21600 0 0 Z N"/>
        </draw:custom-shape>
        <draw:custom-shape draw:style-name="gr70" draw:text-style-name="P1" xml:id="id49" draw:id="id49" draw:layer="layout" svg:width="1.524cm" svg:height="1.524cm" svg:x="9.794cm" svg:y="3.998cm">
          <text:p/>
          <draw:enhanced-geometry svg:viewBox="0 0 21600 21600" draw:type="rectangle" draw:enhanced-path="M 0 0 L 21600 0 21600 21600 0 21600 0 0 Z N"/>
        </draw:custom-shape>
        <draw:custom-shape draw:style-name="gr70" draw:text-style-name="P1" xml:id="id50" draw:id="id50" draw:layer="layout" svg:width="1.524cm" svg:height="1.524cm" svg:x="9.794cm" svg:y="6.098cm">
          <text:p/>
          <draw:enhanced-geometry svg:viewBox="0 0 21600 21600" draw:type="rectangle" draw:enhanced-path="M 0 0 L 21600 0 21600 21600 0 21600 0 0 Z N"/>
        </draw:custom-shape>
        <draw:connector draw:style-name="gr71" draw:text-style-name="P1" draw:layer="layout" draw:type="line" svg:x1="2.718cm" svg:y1="11.26cm" svg:x2="6.094cm" svg:y2="5.86cm" draw:start-shape="id45" draw:start-glue-point="1" draw:end-shape="id46" draw:end-glue-point="3" svg:d="m2718 11260 3376-5400">
          <text:p/>
        </draw:connector>
        <draw:connector draw:style-name="gr71" draw:text-style-name="P1" draw:layer="layout" draw:type="line" svg:x1="2.718cm" svg:y1="11.26cm" svg:x2="8.294cm" svg:y2="11.16cm" draw:start-shape="id45" draw:start-glue-point="1" draw:end-shape="id47" draw:end-glue-point="3" svg:d="m2718 11260 5576-100">
          <text:p/>
        </draw:connector>
        <draw:connector draw:style-name="gr71" draw:text-style-name="P1" draw:layer="layout" draw:type="line" svg:x1="2.718cm" svg:y1="11.26cm" svg:x2="6.094cm" svg:y2="17.26cm" draw:start-shape="id45" draw:start-glue-point="1" draw:end-shape="id48" draw:end-glue-point="3" svg:d="m2718 11260 3376 6000">
          <text:p/>
        </draw:connector>
        <draw:connector draw:style-name="gr71" draw:text-style-name="P1" draw:layer="layout" draw:type="line" svg:x1="7.618cm" svg:y1="5.86cm" svg:x2="9.794cm" svg:y2="4.76cm" draw:start-shape="id46" draw:start-glue-point="1" draw:end-shape="id49" draw:end-glue-point="3" svg:d="m7618 5860 2176-1100">
          <text:p/>
        </draw:connector>
        <draw:connector draw:style-name="gr71" draw:text-style-name="P1" draw:layer="layout" draw:type="line" svg:x1="7.618cm" svg:y1="5.86cm" svg:x2="9.794cm" svg:y2="6.86cm" draw:start-shape="id46" draw:start-glue-point="1" draw:end-shape="id50" draw:end-glue-point="3" svg:d="m7618 5860 2176 1000">
          <text:p/>
        </draw:connector>
        <draw:custom-shape draw:style-name="gr70" draw:text-style-name="P1" xml:id="id51" draw:id="id51" draw:layer="layout" svg:width="1.524cm" svg:height="1.524cm" svg:x="12.694cm" svg:y="9.098cm">
          <text:p/>
          <draw:enhanced-geometry svg:viewBox="0 0 21600 21600" draw:type="rectangle" draw:enhanced-path="M 0 0 L 21600 0 21600 21600 0 21600 0 0 Z N"/>
        </draw:custom-shape>
        <draw:custom-shape draw:style-name="gr70" draw:text-style-name="P1" xml:id="id52" draw:id="id52" draw:layer="layout" svg:width="1.524cm" svg:height="1.524cm" svg:x="12.694cm" svg:y="11.198cm">
          <text:p/>
          <draw:enhanced-geometry svg:viewBox="0 0 21600 21600" draw:type="rectangle" draw:enhanced-path="M 0 0 L 21600 0 21600 21600 0 21600 0 0 Z N"/>
        </draw:custom-shape>
        <draw:custom-shape draw:style-name="gr70" draw:text-style-name="P1" xml:id="id53" draw:id="id53" draw:layer="layout" svg:width="1.524cm" svg:height="1.524cm" svg:x="12.694cm" svg:y="13.398cm">
          <text:p/>
          <draw:enhanced-geometry svg:viewBox="0 0 21600 21600" draw:type="rectangle" draw:enhanced-path="M 0 0 L 21600 0 21600 21600 0 21600 0 0 Z N"/>
        </draw:custom-shape>
        <draw:connector draw:style-name="gr71" draw:text-style-name="P1" draw:layer="layout" draw:type="line" svg:x1="9.818cm" svg:y1="11.16cm" svg:x2="12.694cm" svg:y2="9.86cm" draw:start-shape="id47" draw:start-glue-point="1" draw:end-shape="id51" draw:end-glue-point="3" svg:d="m9818 11160 2876-1300">
          <text:p/>
        </draw:connector>
        <draw:connector draw:style-name="gr71" draw:text-style-name="P1" draw:layer="layout" draw:type="line" svg:x1="9.818cm" svg:y1="11.16cm" svg:x2="12.694cm" svg:y2="11.96cm" draw:start-shape="id47" draw:start-glue-point="1" draw:end-shape="id52" draw:end-glue-point="3" svg:d="m9818 11160 2876 800">
          <text:p/>
        </draw:connector>
        <draw:connector draw:style-name="gr71" draw:text-style-name="P1" draw:layer="layout" draw:type="line" svg:x1="9.818cm" svg:y1="11.16cm" svg:x2="12.694cm" svg:y2="14.16cm" draw:start-shape="id47" draw:start-glue-point="1" draw:end-shape="id53" draw:end-glue-point="3" svg:d="m9818 11160 2876 3000">
          <text:p/>
        </draw:connector>
        <draw:custom-shape draw:style-name="gr69" draw:text-style-name="P1" xml:id="id54" draw:id="id54" draw:layer="layout" svg:width="1.524cm" svg:height="1.524cm" svg:x="13.094cm" svg:y="3.998cm">
          <text:p/>
          <draw:enhanced-geometry svg:viewBox="0 0 21600 21600" draw:type="rectangle" draw:enhanced-path="M 0 0 L 21600 0 21600 21600 0 21600 0 0 Z N"/>
        </draw:custom-shape>
        <draw:connector draw:style-name="gr71" draw:text-style-name="P1" draw:layer="layout" draw:type="line" svg:x1="11.318cm" svg:y1="4.76cm" svg:x2="13.094cm" svg:y2="4.76cm" draw:start-shape="id49" draw:start-glue-point="1" draw:end-shape="id54" draw:end-glue-point="3" svg:d="m11318 4760h1776">
          <text:p/>
        </draw:connector>
        <draw:custom-shape draw:style-name="gr69" draw:text-style-name="P1" xml:id="id55" draw:id="id55" draw:layer="layout" svg:width="1.524cm" svg:height="1.524cm" svg:x="13.094cm" svg:y="6.098cm">
          <text:p/>
          <draw:enhanced-geometry svg:viewBox="0 0 21600 21600" draw:type="rectangle" draw:enhanced-path="M 0 0 L 21600 0 21600 21600 0 21600 0 0 Z N"/>
        </draw:custom-shape>
        <draw:connector draw:style-name="gr71" draw:text-style-name="P1" draw:layer="layout" draw:type="line" svg:x1="11.318cm" svg:y1="6.86cm" svg:x2="13.094cm" svg:y2="6.86cm" draw:start-shape="id50" draw:start-glue-point="1" draw:end-shape="id55" draw:end-glue-point="3" svg:d="m11318 6860h1776">
          <text:p/>
        </draw:connector>
        <draw:custom-shape draw:style-name="gr69" draw:text-style-name="P1" xml:id="id56" draw:id="id56" draw:layer="layout" svg:width="1.524cm" svg:height="1.524cm" svg:x="18.094cm" svg:y="10.098cm">
          <text:p/>
          <draw:enhanced-geometry svg:viewBox="0 0 21600 21600" draw:type="rectangle" draw:enhanced-path="M 0 0 L 21600 0 21600 21600 0 21600 0 0 Z N"/>
        </draw:custom-shape>
        <draw:custom-shape draw:style-name="gr69" draw:text-style-name="P1" xml:id="id57" draw:id="id57" draw:layer="layout" svg:width="1.524cm" svg:height="1.524cm" svg:x="18.094cm" svg:y="12.198cm">
          <text:p/>
          <draw:enhanced-geometry svg:viewBox="0 0 21600 21600" draw:type="rectangle" draw:enhanced-path="M 0 0 L 21600 0 21600 21600 0 21600 0 0 Z N"/>
        </draw:custom-shape>
        <draw:connector draw:style-name="gr71" draw:text-style-name="P1" draw:layer="layout" draw:type="line" svg:x1="14.218cm" svg:y1="11.96cm" svg:x2="18.094cm" svg:y2="10.86cm" draw:start-shape="id52" draw:start-glue-point="1" draw:end-shape="id56" draw:end-glue-point="3" svg:d="m14218 11960 3876-1100">
          <text:p/>
        </draw:connector>
        <draw:connector draw:style-name="gr71" draw:text-style-name="P1" draw:layer="layout" draw:type="line" svg:x1="14.218cm" svg:y1="11.96cm" svg:x2="18.094cm" svg:y2="12.96cm" draw:start-shape="id52" draw:start-glue-point="1" draw:end-shape="id57" draw:end-glue-point="3" svg:d="m14218 11960 3876 1000">
          <text:p/>
        </draw:connector>
        <draw:custom-shape draw:style-name="gr69" draw:text-style-name="P1" xml:id="id59" draw:id="id59" draw:layer="layout" svg:width="1.524cm" svg:height="1.524cm" svg:x="15.494cm" svg:y="8.598cm">
          <text:p/>
          <draw:enhanced-geometry svg:viewBox="0 0 21600 21600" draw:type="rectangle" draw:enhanced-path="M 0 0 L 21600 0 21600 21600 0 21600 0 0 Z N"/>
        </draw:custom-shape>
        <draw:custom-shape draw:style-name="gr69" draw:text-style-name="P1" xml:id="id58" draw:id="id58" draw:layer="layout" svg:width="1.524cm" svg:height="1.524cm" svg:x="15.494cm" svg:y="13.698cm">
          <text:p/>
          <draw:enhanced-geometry svg:viewBox="0 0 21600 21600" draw:type="rectangle" draw:enhanced-path="M 0 0 L 21600 0 21600 21600 0 21600 0 0 Z N"/>
        </draw:custom-shape>
        <draw:connector draw:style-name="gr71" draw:text-style-name="P1" draw:layer="layout" draw:type="line" svg:x1="14.218cm" svg:y1="14.16cm" svg:x2="15.494cm" svg:y2="14.46cm" draw:start-shape="id53" draw:start-glue-point="1" draw:end-shape="id58" svg:d="m14218 14160 1276 300">
          <text:p/>
        </draw:connector>
        <draw:connector draw:style-name="gr71" draw:text-style-name="P1" draw:layer="layout" draw:type="line" svg:x1="14.218cm" svg:y1="9.86cm" svg:x2="15.494cm" svg:y2="9.36cm" draw:start-shape="id51" draw:start-glue-point="1" draw:end-shape="id59" draw:end-glue-point="3" svg:d="m14218 9860 1276-500">
          <text:p/>
        </draw:connector>
        <draw:connector draw:style-name="gr71" draw:text-style-name="P1" draw:layer="layout" draw:type="line" svg:x1="7.618cm" svg:y1="17.26cm" svg:x2="12.094cm" svg:y2="17.76cm" draw:start-shape="id48" draw:start-glue-point="1" draw:end-shape="id60" draw:end-glue-point="3" svg:d="m7618 17260 4476 500">
          <text:p/>
        </draw:connector>
        <draw:custom-shape draw:style-name="gr70" draw:text-style-name="P1" xml:id="id60" draw:id="id60" draw:layer="layout" svg:width="1.524cm" svg:height="1.524cm" svg:x="12.094cm" svg:y="16.998cm">
          <text:p/>
          <draw:enhanced-geometry svg:viewBox="0 0 21600 21600" draw:type="rectangle" draw:enhanced-path="M 0 0 L 21600 0 21600 21600 0 21600 0 0 Z N"/>
        </draw:custom-shape>
        <draw:custom-shape draw:style-name="gr69" draw:text-style-name="P1" xml:id="id61" draw:id="id61" draw:layer="layout" svg:width="1.524cm" svg:height="1.524cm" svg:x="16.394cm" svg:y="16.898cm">
          <text:p/>
          <draw:enhanced-geometry svg:viewBox="0 0 21600 21600" draw:type="rectangle" draw:enhanced-path="M 0 0 L 21600 0 21600 21600 0 21600 0 0 Z N"/>
        </draw:custom-shape>
        <draw:connector draw:style-name="gr71" draw:text-style-name="P1" draw:layer="layout" draw:type="line" svg:x1="13.618cm" svg:y1="17.76cm" svg:x2="16.394cm" svg:y2="17.66cm" draw:start-shape="id60" draw:start-glue-point="1" draw:end-shape="id61" draw:end-glue-point="3" svg:d="m13618 17760 2776-100">
          <text:p/>
        </draw:connector>
        <draw:custom-shape draw:style-name="gr72" draw:text-style-name="P1" draw:layer="layout" svg:width="9.144cm" svg:height="2.22cm" svg:x="7.566cm" svg:y="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652cm" svg:height="2.728cm" svg:x="10.26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9.144cm" svg:height="2.22cm" svg:x="7.566cm" svg:y="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7.222cm" svg:height="2.548cm" draw:transform="rotate (0.222878545479676) translate (10.974cm 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0.922cm" svg:height="4.572cm" svg:x="11.68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8.282cm" svg:height="2.728cm" draw:transform="rotate (-0.245742358680802) translate (11.516cm 12.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8" presentation:class="page"/>
          <draw:frame presentation:style-name="pr2" draw:text-style-name="P11"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custom-shape draw:style-name="gr5" draw:text-style-name="P7" draw:layer="layout" svg:width="27.991cm" svg:height="1.64cm" svg:x="0.002cm" svg:y="0.9cm">
          <text:p text:style-name="P6"><text:span text:style-name="T1">Масштабируемость</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frame draw:style-name="gr36" draw:text-style-name="P1" draw:layer="layout" svg:width="25.502cm" svg:height="12.216cm" svg:x="1.152cm" svg:y="4.783cm">
          <draw:image xlink:href="Pictures/200000020000031300000179D6FE9F2D.eps" xlink:type="simple" xlink:show="embed" xlink:actuate="onLoad">
            <text:p/>
          </draw:image>
        </draw:frame>
        <presentation:notes draw:style-name="dp2">
          <draw:page-thumbnail draw:style-name="gr4" draw:layer="layout" svg:width="13.968cm" svg:height="10.476cm" svg:x="3.81cm" svg:y="2.123cm" draw:page-number="39" presentation:class="page"/>
          <draw:frame presentation:style-name="pr2" draw:text-style-name="P11"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custom-shape draw:style-name="gr5" draw:text-style-name="P7" draw:layer="layout" svg:width="27.991cm" svg:height="1.64cm" svg:x="0.002cm" svg:y="0.9cm">
          <text:p text:style-name="P6"><text:span text:style-name="T1">Дерево состояний вывода</text:span></text:p>
          <draw:enhanced-geometry svg:viewBox="0 0 21600 21600" draw:type="rectangle" draw:enhanced-path="M 0 0 L 21600 0 21600 21600 0 21600 0 0 Z N"/>
        </draw:custom-shape>
        <draw:frame draw:style-name="gr2" draw:text-style-name="P8" draw:layer="layout" svg:width="7.699cm" svg:height="0.878cm" svg:x="0.002cm" svg:y="0.022cm">
          <draw:text-box>
            <text:p><text:span text:style-name="T5">Глава 2. Структуры данных</text:span></text:p>
          </draw:text-box>
        </draw:frame>
        <draw:frame draw:style-name="gr36" draw:text-style-name="P1" draw:layer="layout" svg:width="14.986cm" svg:height="8.785cm" svg:x="1.27cm" svg:y="2.794cm">
          <draw:image xlink:href="Pictures/200000020000015C000000CC2D3BA408.eps" xlink:type="simple" xlink:show="embed" xlink:actuate="onLoad">
            <text:p/>
          </draw:image>
        </draw:frame>
        <draw:frame draw:style-name="gr36" draw:text-style-name="P1" draw:layer="layout" svg:width="16.002cm" svg:height="8.181cm" svg:x="8.128cm" svg:y="12.192cm">
          <draw:image xlink:href="Pictures/2000000200000162000000B5B72BE7BF.eps" xlink:type="simple" xlink:show="embed" xlink:actuate="onLoad">
            <text:p/>
          </draw:image>
        </draw:frame>
        <presentation:notes draw:style-name="dp2">
          <draw:page-thumbnail draw:style-name="gr4" draw:layer="layout" svg:width="13.968cm" svg:height="10.476cm" svg:x="3.81cm" svg:y="2.123cm" draw:page-number="40" presentation:class="page"/>
          <draw:frame presentation:style-name="pr2" draw:text-style-name="P11"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custom-shape draw:style-name="gr5" draw:text-style-name="P7" draw:layer="layout" svg:width="27.991cm" svg:height="1.64cm" svg:x="0.002cm" svg:y="0.9cm">
          <text:p text:style-name="P6"><text:span text:style-name="T1">Равенства</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41" presentation:class="page"/>
          <draw:frame presentation:style-name="pr2" draw:text-style-name="P11" draw:layer="layout" svg:width="17.271cm" svg:height="12.572cm" svg:x="2.159cm" svg:y="13.271cm" presentation:class="notes" presentation:placeholder="true">
            <draw:text-box/>
          </draw:frame>
        </presentation:notes>
      </draw:page>
      <draw:page draw:name="page42" draw:style-name="dp1" draw:master-page-name="Default">
        <office:forms form:automatic-focus="false" form:apply-design-mode="false"/>
        <draw:custom-shape draw:style-name="gr5" draw:text-style-name="P7" draw:layer="layout" svg:width="27.991cm" svg:height="1.64cm" svg:x="0.002cm" svg:y="0.9cm">
          <text:p text:style-name="P6"><text:span text:style-name="T1">Архитектура системы</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gr36" draw:text-style-name="P1" draw:layer="layout" svg:width="21.253cm" svg:height="12.446cm" svg:x="3.385cm" svg:y="4.826cm">
          <draw:image xlink:href="Pictures/20000002000001B0000000FDE2804E23.eps" xlink:type="simple" xlink:show="embed" xlink:actuate="onLoad">
            <text:p/>
          </draw:image>
        </draw:frame>
        <presentation:notes draw:style-name="dp2">
          <draw:page-thumbnail draw:style-name="gr4"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custom-shape draw:style-name="gr5" draw:text-style-name="P7" draw:layer="layout" svg:width="27.991cm" svg:height="1.64cm" svg:x="0.002cm" svg:y="0.9cm">
          <text:p text:style-name="P6"><text:span text:style-name="T1">Выборщик стратегий</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standard" draw:layer="layout" svg:width="25.904cm" svg:height="7.942cm" svg:x="1.019cm" svg:y="4.093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5"><text:span text:style-name="T28">Название стратегии</text:span></text:p>
              </table:table-cell>
              <table:table-cell>
                <text:p text:style-name="P35"><text:span text:style-name="T28">Уровень применения</text:span></text:p>
              </table:table-cell>
              <table:table-cell>
                <text:p text:style-name="P35"><text:span text:style-name="T28">Условие применения</text:span></text:p>
              </table:table-cell>
            </table:table-row>
            <table:table-row table:style-name="ro1" table:default-cell-style-name="ce2">
              <table:table-cell>
                <text:p>k,m-опровержение</text:p>
              </table:table-cell>
              <table:table-cell>
                <text:p>подформула-вопрос</text:p>
              </table:table-cell>
              <table:table-cell>
                <text:p>дизъюнктивере ветвление</text:p>
              </table:table-cell>
            </table:table-row>
            <table:table-row table:style-name="ro1" table:default-cell-style-name="ce2">
              <table:table-cell>
                <text:p>Ленивая конкретизация</text:p>
              </table:table-cell>
              <table:table-cell>
                <text:p>подформула-вопрос</text:p>
              </table:table-cell>
              <table:table-cell>
                <text:p>неограниченные переменные</text:p>
              </table:table-cell>
            </table:table-row>
            <table:table-row table:style-name="ro1" table:default-cell-style-name="ce2">
              <table:table-cell>
                <text:p>Параллельная стратегия 1</text:p>
              </table:table-cell>
              <table:table-cell>
                <text:p>вся формула</text:p>
              </table:table-cell>
              <table:table-cell>
                <text:p>дизъюнктивное ветвление</text:p>
              </table:table-cell>
            </table:table-row>
            <table:table-row table:style-name="ro1" table:default-cell-style-name="ce2">
              <table:table-cell>
                <text:p>Удаление излишков</text:p>
              </table:table-cell>
              <table:table-cell>
                <text:p>вся формула</text:p>
              </table:table-cell>
              <table:table-cell>
                <text:p>достигнут предел памяти</text:p>
              </table:table-cell>
            </table:table-row>
            <table:table-row table:style-name="ro1" table:default-cell-style-name="ce2">
              <table:table-cell/>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43" presentation:class="page"/>
          <draw:frame presentation:style-name="pr2" draw:text-style-name="P11" draw:layer="layout" svg:width="17.271cm" svg:height="12.572cm" svg:x="2.159cm" svg:y="13.271cm" presentation:class="notes" presentation:placeholder="true">
            <draw:text-box/>
          </draw:frame>
        </presentation:notes>
      </draw:page>
      <draw:page draw:name="page44" draw:style-name="dp1" draw:master-page-name="Default">
        <office:forms form:automatic-focus="false" form:apply-design-mode="false"/>
        <draw:custom-shape draw:style-name="gr5" draw:text-style-name="P7" draw:layer="layout" svg:width="27.991cm" svg:height="1.64cm" svg:x="0.002cm" svg:y="0.9cm">
          <text:p text:style-name="P6"><text:span text:style-name="T1">Транслятор</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custom-shape draw:style-name="gr6" draw:text-style-name="P1" draw:layer="layout" svg:width="23.692cm" svg:height="4.28cm" svg:x="1.708cm" svg:y="5.356cm">
          <text:p/>
          <draw:enhanced-geometry svg:viewBox="0 0 21600 21600" draw:type="rectangle" draw:enhanced-path="M 0 0 L 21600 0 21600 21600 0 21600 0 0 Z N"/>
        </draw:custom-shape>
        <draw:custom-shape draw:style-name="gr7" draw:text-style-name="P12" draw:layer="layout" svg:width="23.692cm" svg:height="1.27cm" svg:x="1.708cm" svg:y="5.356cm">
          <text:p text:style-name="P6"><text:span text:style-name="T3">Впервые разработан транслятор TPTP -&gt; ПО-формулы</text:span></text:p>
          <draw:enhanced-geometry svg:viewBox="0 0 21600 21600" draw:type="rectangle" draw:enhanced-path="M 0 0 L 21600 0 21600 21600 0 21600 0 0 Z N"/>
        </draw:custom-shape>
        <draw:frame draw:style-name="gr10" draw:text-style-name="P15" draw:layer="layout" svg:width="16.868cm" svg:height="3.095cm" svg:x="1.77cm" svg:y="6.896cm">
          <draw:text-box>
            <text:list text:style-name="L1">
              <text:list-item>
                <text:p><text:span text:style-name="T6">Транялстор разработан на языке Пролог.</text:span></text:p>
              </text:list-item>
              <text:list-item>
                <text:p><text:span text:style-name="T6">Используется алгоритм Черкашин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4" presentation:class="page"/>
          <draw:frame presentation:style-name="pr2" draw:text-style-name="P11" draw:layer="layout" svg:width="17.271cm" svg:height="12.572cm" svg:x="2.159cm" svg:y="13.271cm" presentation:class="notes" presentation:placeholder="true">
            <draw:text-box/>
          </draw:frame>
        </presentation:notes>
      </draw:page>
      <draw:page draw:name="page45" draw:style-name="dp1" draw:master-page-name="Default">
        <office:forms form:automatic-focus="false" form:apply-design-mode="false"/>
        <draw:custom-shape draw:style-name="gr5" draw:text-style-name="P7" draw:layer="layout" svg:width="27.991cm" svg:height="1.64cm" svg:x="0.002cm" svg:y="0.9cm">
          <text:p text:style-name="P6"><text:span text:style-name="T1">Тестирование и сравнени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4</text:span></text:p>
          </draw:text-box>
        </draw:frame>
        <presentation:notes draw:style-name="dp2">
          <office:forms form:automatic-focus="false" form:apply-design-mode="false"/>
          <draw:page-thumbnail draw:style-name="gr4" draw:layer="layout" svg:width="13.968cm" svg:height="10.476cm" svg:x="3.81cm" svg:y="2.123cm" draw:page-number="45" presentation:class="page"/>
          <draw:frame presentation:style-name="pr2" draw:text-style-name="P11"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custom-shape draw:style-name="gr5" draw:text-style-name="P7" draw:layer="layout" svg:width="27.991cm" svg:height="1.64cm" svg:x="0.003cm" svg:y="0.9cm">
          <text:p text:style-name="P6"><text:span text:style-name="T1">Библиотека TPTP</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custom-shape draw:style-name="gr6" draw:text-style-name="P9" draw:layer="layout" svg:width="26.084cm" svg:height="2.44cm" svg:x="0.508cm" svg:y="3.402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3.612cm" svg:x="0.508cm" svg:y="6.602cm">
          <text:p/>
          <draw:enhanced-geometry svg:viewBox="0 0 21600 21600" draw:mirror-horizontal="false" draw:mirror-vertical="false" draw:type="rectangle" draw:enhanced-path="M 0 0 L 21600 0 21600 21600 0 21600 0 0 Z N"/>
        </draw:custom-shape>
        <draw:frame draw:style-name="gr22" draw:text-style-name="P36" draw:layer="layout" svg:width="25.568cm" svg:height="6.547cm" svg:x="0.594cm" svg:y="3.543cm">
          <draw:text-box>
            <text:p><text:span text:style-name="T29">Библиотека TPTP (Thousands of Problems for Theorem Provers, www.tptp.org).</text:span></text:p>
            <text:p><text:span text:style-name="T29"><text:s/></text:span></text:p>
            <text:p><text:span text:style-name="T29"/></text:p>
            <text:p><text:span text:style-name="T29">Рейтинг. В библиотеку включены лучшие системы АДТ мирового уровня (“state-of-the-art systems”). Если ни одна из систем не может решить задачу, значит рейтинг задачи 1.0, если все решают, то 0.0. К классу сложных (“difficult”) относятся задачи с рейтингом от 0.04.</text:span></text:p>
          </draw:text-box>
        </draw:frame>
        <presentation:notes draw:style-name="dp2">
          <draw:page-thumbnail draw:style-name="gr4"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1" draw:master-page-name="Default">
        <office:forms form:automatic-focus="false" form:apply-design-mode="false"/>
        <draw:custom-shape draw:style-name="gr5" draw:text-style-name="P7" draw:layer="layout" svg:width="27.991cm" svg:height="1.64cm" svg:x="0.002cm" svg:y="0.9cm">
          <text:p text:style-name="P6"><text:span text:style-name="T1">Сводная таблица</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standard" draw:layer="layout" svg:width="22.094cm" svg:height="6.405cm" svg:x="2.819cm" svg:y="3.294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0">Рейтинг</text:span></text:p>
              </table:table-cell>
              <table:table-cell>
                <text:p><text:span text:style-name="T30">Всего задач</text:span></text:p>
              </table:table-cell>
              <table:table-cell>
                <text:p><text:span text:style-name="T30">Решено</text:span></text:p>
              </table:table-cell>
            </table:table-row>
            <table:table-row table:style-name="ro2" table:default-cell-style-name="ce4">
              <table:table-cell>
                <text:p><text:span text:style-name="T31">0.0-0.03</text:span></text:p>
              </table:table-cell>
              <table:table-cell>
                <text:p><text:span text:style-name="T31">192</text:span></text:p>
              </table:table-cell>
              <table:table-cell>
                <text:p><text:span text:style-name="T31">181</text:span></text:p>
              </table:table-cell>
            </table:table-row>
            <table:table-row table:style-name="ro2" table:default-cell-style-name="ce4">
              <table:table-cell>
                <text:p><text:span text:style-name="T31">0.04-0.20</text:span></text:p>
              </table:table-cell>
              <table:table-cell>
                <text:p><text:span text:style-name="T31">435</text:span></text:p>
              </table:table-cell>
              <table:table-cell>
                <text:p><text:span text:style-name="T31">373</text:span></text:p>
              </table:table-cell>
            </table:table-row>
            <table:table-row table:style-name="ro2" table:default-cell-style-name="ce4">
              <table:table-cell>
                <text:p><text:span text:style-name="T31">0.21-0.32</text:span></text:p>
              </table:table-cell>
              <table:table-cell>
                <text:p><text:span text:style-name="T31">128</text:span></text:p>
              </table:table-cell>
              <table:table-cell>
                <text:p><text:span text:style-name="T31">79</text:span></text:p>
              </table:table-cell>
            </table:table-row>
            <table:table-row table:style-name="ro2" table:default-cell-style-name="ce4">
              <table:table-cell>
                <text:p><text:span text:style-name="T31">0.33-0.49</text:span></text:p>
              </table:table-cell>
              <table:table-cell>
                <text:p><text:span text:style-name="T31">115</text:span></text:p>
              </table:table-cell>
              <table:table-cell>
                <text:p><text:span text:style-name="T31">44</text:span></text:p>
              </table:table-cell>
            </table:table-row>
            <table:table-row table:style-name="ro3" table:default-cell-style-name="ce4">
              <table:table-cell>
                <text:p><text:span text:style-name="T31">0.5-0.92</text:span></text:p>
              </table:table-cell>
              <table:table-cell>
                <text:p><text:span text:style-name="T31">295</text:span></text:p>
              </table:table-cell>
              <table:table-cell>
                <text:p><text:span text:style-name="T31">27</text:span></text:p>
              </table:table-cell>
            </table:table-row>
          </table:table>
          <draw:image xlink:href="Pictures/TablePreview2.svm" xlink:type="simple" xlink:show="embed" xlink:actuate="onLoad"/>
        </draw:frame>
        <draw:frame draw:style-name="standard" draw:layer="layout" svg:width="22.094cm" svg:height="5.337cm" svg:x="2.819cm" svg:y="11.495cm">
          <table:table table:template-name="default" table:use-first-row-styles="true" table:use-banding-rows-styles="true">
            <table:table-column table:style-name="co3"/>
            <table:table-column table:style-name="co3"/>
            <table:table-column table:style-name="co4"/>
            <table:table-row table:style-name="ro2" table:default-cell-style-name="ce3">
              <table:table-cell>
                <text:p><text:span text:style-name="T30">Предметная область</text:span></text:p>
              </table:table-cell>
              <table:table-cell>
                <text:p><text:span text:style-name="T30">Всего задач</text:span></text:p>
              </table:table-cell>
              <table:table-cell>
                <text:p><text:span text:style-name="T30">Решено</text:span></text:p>
              </table:table-cell>
            </table:table-row>
            <table:table-row table:style-name="ro2" table:default-cell-style-name="ce4">
              <table:table-cell>
                <text:p><text:span text:style-name="T31">Геометрия</text:span></text:p>
              </table:table-cell>
              <table:table-cell>
                <text:p><text:span text:style-name="T31">242</text:span></text:p>
              </table:table-cell>
              <table:table-cell>
                <text:p><text:span text:style-name="T31">204</text:span></text:p>
              </table:table-cell>
            </table:table-row>
            <table:table-row table:style-name="ro2" table:default-cell-style-name="ce4">
              <table:table-cell>
                <text:p><text:span text:style-name="T31">Менеджмент</text:span></text:p>
              </table:table-cell>
              <table:table-cell>
                <text:p><text:span text:style-name="T31">22</text:span></text:p>
              </table:table-cell>
              <table:table-cell>
                <text:p><text:span text:style-name="T31">22</text:span></text:p>
              </table:table-cell>
            </table:table-row>
            <table:table-row table:style-name="ro2" table:default-cell-style-name="ce4">
              <table:table-cell>
                <text:p><text:span text:style-name="T31">Синтаксис</text:span></text:p>
              </table:table-cell>
              <table:table-cell>
                <text:p><text:span text:style-name="T31">275</text:span></text:p>
              </table:table-cell>
              <table:table-cell>
                <text:p><text:span text:style-name="T31">180</text:span></text:p>
              </table:table-cell>
            </table:table-row>
            <table:table-row table:style-name="ro3" table:default-cell-style-name="ce4">
              <table:table-cell>
                <text:p><text:span text:style-name="T31">Семантический веб</text:span></text:p>
              </table:table-cell>
              <table:table-cell>
                <text:p>25</text:p>
              </table:table-cell>
              <table:table-cell>
                <text:p><text:span text:style-name="T31">22</text:span></text:p>
              </table:table-cell>
            </table:table-row>
          </table:table>
          <draw:image xlink:href="Pictures/TablePreview3.svm" xlink:type="simple" xlink:show="embed" xlink:actuate="onLoad"/>
        </draw:frame>
        <presentation:notes draw:style-name="dp2">
          <draw:page-thumbnail draw:style-name="gr4" draw:layer="layout" svg:width="13.968cm" svg:height="10.476cm" svg:x="3.81cm" svg:y="2.123cm" draw:page-number="47" presentation:class="page"/>
          <draw:frame presentation:style-name="pr2" draw:text-style-name="P11" draw:layer="layout" svg:width="17.271cm" svg:height="12.572cm" svg:x="2.159cm" svg:y="13.271cm" presentation:class="notes" presentation:placeholder="true">
            <draw:text-box/>
          </draw:frame>
        </presentation:notes>
      </draw:page>
      <draw:page draw:name="page48" draw:style-name="dp1" draw:master-page-name="Default">
        <office:forms form:automatic-focus="false" form:apply-design-mode="false"/>
        <draw:custom-shape draw:style-name="gr6" draw:text-style-name="P9" draw:layer="layout" svg:width="4.318cm" svg:height="6.758cm" svg:x="0.508cm" svg:y="3.402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Сравнение с другими системами АДТ</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gr22" draw:text-style-name="P36" draw:layer="layout" svg:width="3.978cm" svg:height="6.547cm" svg:x="0.594cm" svg:y="3.544cm">
          <draw:text-box>
            <text:list text:style-name="L1">
              <text:list-item>
                <text:p><text:span text:style-name="T29">Vampire</text:span></text:p>
              </text:list-item>
              <text:list-item>
                <text:p><text:span text:style-name="T29">EP</text:span></text:p>
              </text:list-item>
              <text:list-item>
                <text:p><text:span text:style-name="T29">iProver</text:span></text:p>
              </text:list-item>
              <text:list-item>
                <text:p><text:span text:style-name="T29">SPASS</text:span></text:p>
              </text:list-item>
              <text:list-item>
                <text:p><text:span text:style-name="T29">Zenon</text:span></text:p>
              </text:list-item>
              <text:list-item>
                <text:p><text:span text:style-name="T29">Ayane</text:span></text:p>
              </text:list-item>
              <text:list-item>
                <text:p><text:span text:style-name="T29">Otter</text:span></text:p>
              </text:list-item>
            </text:list>
            <text:p><text:span text:style-name="T29">и др.</text:span></text:p>
          </draw:text-box>
        </draw:frame>
        <draw:custom-shape draw:style-name="gr6" draw:text-style-name="P1" draw:layer="layout" svg:width="16.51cm" svg:height="4.28cm" svg:x="7.708cm" svg:y="4.356cm">
          <text:p/>
          <draw:enhanced-geometry svg:viewBox="0 0 21600 21600" draw:type="rectangle" draw:enhanced-path="M 0 0 L 21600 0 21600 21600 0 21600 0 0 Z N"/>
        </draw:custom-shape>
        <draw:custom-shape draw:style-name="gr7" draw:text-style-name="P12" draw:layer="layout" svg:width="16.51cm" svg:height="1.27cm" svg:x="7.708cm" svg:y="4.356cm">
          <text:p text:style-name="P6"><text:span text:style-name="T3">Выигрыш нашей системы</text:span></text:p>
          <draw:enhanced-geometry svg:viewBox="0 0 21600 21600" draw:type="rectangle" draw:enhanced-path="M 0 0 L 21600 0 21600 21600 0 21600 0 0 Z N"/>
        </draw:custom-shape>
        <draw:frame draw:style-name="gr10" draw:text-style-name="P15" draw:layer="layout" svg:width="16.868cm" svg:height="3.806cm" svg:x="7.77cm" svg:y="5.896cm">
          <draw:text-box>
            <text:list text:style-name="L1">
              <text:list-item>
                <text:p><text:span text:style-name="T6">Формулы с крупноблочной структурой.</text:span></text:p>
              </text:list-item>
              <text:list-item>
                <text:p><text:span text:style-name="T6">Формулы с экзистенциальными переменными.</text:span></text:p>
              </text:list-item>
              <text:list-item>
                <text:p><text:span text:style-name="T6">Предметные области.</text:span></text:p>
              </text:list-item>
            </text:list>
            <text:p><text:span text:style-name="T6"/></text:p>
            <text:p><text:span text:style-name="T6"><text:s/></text:span></text:p>
          </draw:text-box>
        </draw:frame>
        <draw:custom-shape draw:style-name="gr6" draw:text-style-name="P1" draw:layer="layout" svg:width="16.51cm" svg:height="3.622cm" svg:x="7.708cm" svg:y="10.856cm">
          <text:p/>
          <draw:enhanced-geometry svg:viewBox="0 0 21600 21600" draw:type="rectangle" draw:enhanced-path="M 0 0 L 21600 0 21600 21600 0 21600 0 0 Z N"/>
        </draw:custom-shape>
        <draw:custom-shape draw:style-name="gr7" draw:text-style-name="P12" draw:layer="layout" svg:width="16.51cm" svg:height="1.27cm" svg:x="7.708cm" svg:y="10.856cm">
          <text:p text:style-name="P6"><text:span text:style-name="T3">Уступаем существующим системам</text:span></text:p>
          <draw:enhanced-geometry svg:viewBox="0 0 21600 21600" draw:type="rectangle" draw:enhanced-path="M 0 0 L 21600 0 21600 21600 0 21600 0 0 Z N"/>
        </draw:custom-shape>
        <draw:frame draw:style-name="gr10" draw:text-style-name="P15" draw:layer="layout" svg:width="16.868cm" svg:height="3.095cm" svg:x="7.77cm" svg:y="12.396cm">
          <draw:text-box>
            <text:list text:style-name="L1">
              <text:list-item>
                <text:p><text:span text:style-name="T6">Сложные задачи с рейтингом близким к 1.0.</text:span></text:p>
              </text:list-item>
              <text:list-item>
                <text:p><text:span text:style-name="T6">Задачи с предикатом равенства.</text:span></text:p>
              </text:list-item>
            </text:list>
            <text:p><text:span text:style-name="T6"/></text:p>
            <text:p><text:span text:style-name="T6"><text:s/></text:span></text:p>
          </draw:text-box>
        </draw:frame>
        <presentation:notes draw:style-name="dp2">
          <draw:page-thumbnail draw:style-name="gr4" draw:layer="layout" svg:width="13.968cm" svg:height="10.476cm" svg:x="3.81cm" svg:y="2.123cm" draw:page-number="48" presentation:class="page"/>
          <draw:frame presentation:style-name="pr2" draw:text-style-name="P11" draw:layer="layout" svg:width="17.271cm" svg:height="12.572cm" svg:x="2.159cm" svg:y="13.271cm" presentation:class="notes" presentation:placeholder="true">
            <draw:text-box/>
          </draw:frame>
        </presentation:notes>
      </draw:page>
      <draw:page draw:name="page49" draw:style-name="dp1" draw:master-page-name="Default">
        <office:forms form:automatic-focus="false" form:apply-design-mode="false"/>
        <draw:custom-shape draw:style-name="gr5" draw:text-style-name="P7" draw:layer="layout" svg:width="27.991cm" svg:height="1.64cm" svg:x="0.002cm" svg:y="0.9cm">
          <text:p text:style-name="P6"><text:span text:style-name="T1">Заключение</text:span></text:p>
          <draw:enhanced-geometry svg:viewBox="0 0 21600 21600" draw:type="rectangle" draw:enhanced-path="M 0 0 L 21600 0 21600 21600 0 21600 0 0 Z N"/>
        </draw:custom-shap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3"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756cm">
          <text:p/>
          <draw:enhanced-geometry svg:viewBox="0 0 21600 21600" draw:mirror-horizontal="false" draw:mirror-vertical="false" draw:type="rectangle" draw:enhanced-path="M 0 0 L 21600 0 21600 21600 0 21600 0 0 Z N"/>
        </draw:custom-shape>
        <draw:frame draw:style-name="gr13"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4"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3"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8.1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12.2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49" presentation:class="page"/>
          <draw:frame presentation:style-name="pr2" draw:text-style-name="P11"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presentation:notes draw:style-name="dp2">
          <draw:page-thumbnail draw:style-name="gr4" draw:layer="layout" svg:width="13.968cm" svg:height="10.476cm" svg:x="3.81cm" svg:y="2.123cm" draw:page-number="5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1e2e4"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1e2e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4T23:46:56</meta:creation-date>
    <dc:date>2012-11-25T18:37:26</dc:date>
    <meta:editing-duration>PT8H41M39S</meta:editing-duration>
    <meta:editing-cycles>49</meta:editing-cycles>
    <meta:generator>LibreOffice/3.6$Linux_x86 LibreOffice_project/360m1$Build-2</meta:generator>
    <meta:document-statistic meta:object-count="678"/>
  </office:meta>
</office:document-meta>
</file>

<file path=Object 1/content.xml><?xml version="1.0" encoding="utf-8"?>
<math xmlns="http://www.w3.org/1998/Math/MathML">
  <semantics>
    <mrow>
      <mo stretchy="false">∀</mo>
      <mi mathvariant="normal">:</mi>
      <mi>T</mi>
      <mrow>
        <mo stretchy="true">{</mo>
        <mrow>
          <mo stretchy="false">∃</mo>
          <mi mathvariant="normal">:</mi>
          <mi>A</mi>
          <mrow>
            <mo stretchy="false">(</mo>
            <mrow>
              <mi>n</mi>
              <mi>,</mi>
              <mi>m</mi>
            </mrow>
            <mo stretchy="false">)</mo>
          </mrow>
          <mi>,</mi>
          <mi>B</mi>
          <mrow>
            <mo stretchy="false">(</mo>
            <mrow>
              <mi>f</mi>
              <mrow>
                <mo stretchy="false">(</mo>
                <mrow>
                  <mi>e</mi>
                </mrow>
                <mo stretchy="false">)</mo>
              </mrow>
            </mrow>
            <mo stretchy="false">)</mo>
          </mrow>
        </mrow>
      </mrow>
      <mrow>
        <mo stretchy="true">{</mo>
        <mrow>
          <mtable>
            <mtr>
              <mtd>
                <mrow>
                  <mo stretchy="false">∀</mo>
                  <mrow>
                    <mi>x</mi>
                    <mi>,</mi>
                    <mi>y</mi>
                  </mrow>
                  <mi mathvariant="normal">:</mi>
                  <mi>A</mi>
                  <mrow>
                    <mo stretchy="false">(</mo>
                    <mrow>
                      <mi>x</mi>
                      <mi>,</mi>
                      <mi>y</mi>
                    </mrow>
                    <mo stretchy="false">)</mo>
                  </mrow>
                  <mrow>
                    <mo stretchy="true">{</mo>
                    <mrow>
                      <mo stretchy="false">∃</mo>
                      <mi mathvariant="normal">:</mi>
                      <mi>A</mi>
                      <mrow>
                        <mo stretchy="false">(</mo>
                        <mrow>
                          <mi>f</mi>
                          <mrow>
                            <mo stretchy="false">(</mo>
                            <mrow>
                              <mi>m</mi>
                            </mrow>
                            <mo stretchy="false">)</mo>
                          </mrow>
                          <mi>,</mi>
                          <mi>f</mi>
                          <mrow>
                            <mo stretchy="false">(</mo>
                            <mrow>
                              <mi>m</mi>
                            </mrow>
                            <mo stretchy="false">)</mo>
                          </mrow>
                        </mrow>
                        <mo stretchy="false">)</mo>
                      </mrow>
                    </mrow>
                  </mrow>
                </mrow>
              </mtd>
            </mtr>
            <mtr>
              <mtd>
                <mrow>
                  <mo stretchy="false">∀</mo>
                  <mrow>
                    <mi>x</mi>
                  </mrow>
                  <mi mathvariant="normal">:</mi>
                  <mi>A</mi>
                  <mrow>
                    <mo stretchy="false">(</mo>
                    <mrow>
                      <mi>x</mi>
                      <mi>,</mi>
                      <mi>x</mi>
                    </mrow>
                    <mo stretchy="false">)</mo>
                  </mrow>
                  <mrow>
                    <mo stretchy="true">{</mo>
                    <mrow>
                      <mo stretchy="false">∃</mo>
                      <mi mathvariant="normal">:</mi>
                      <mi mathvariant="italic">False</mi>
                    </mrow>
                  </mrow>
                </mrow>
              </mtd>
            </mtr>
          </mtable>
        </mrow>
      </mrow>
    </mrow>
    <annotation encoding="StarMath 5.0">forall : T left lbrace exists: A(n,m),B(f(e)) right none  
left lbrace alignl  
stack{
forall{x,y} : A(x,y) left lbrace  exists : A(f(m),f(m))  right none  #
forall{x} : A(x,x) left lbrace exists : False right none 
}
right none   </annotation>
  </semantics>
</math>
</file>

<file path=Object 10/content.xml><?xml version="1.0" encoding="utf-8"?>
<math xmlns="http://www.w3.org/1998/Math/MathML">
  <semantics>
    <mrow>
      <mrow>
        <msup>
          <mi>H</mi>
          <mrow>
            <mo stretchy="false">∞</mo>
          </mrow>
        </msup>
        <mo stretchy="false">=</mo>
        <mo stretchy="false">{</mo>
      </mrow>
      <mi>a</mi>
      <mi>,</mi>
      <mi>f</mi>
      <mrow>
        <mo stretchy="false">(</mo>
        <mrow>
          <mi>a</mi>
        </mrow>
        <mo stretchy="false">)</mo>
      </mrow>
      <mi>,</mi>
      <mi>f</mi>
      <mrow>
        <mo stretchy="false">(</mo>
        <mrow>
          <mi>f</mi>
          <mrow>
            <mo stretchy="false">(</mo>
            <mrow>
              <mi>a</mi>
            </mrow>
            <mo stretchy="false">)</mo>
          </mrow>
        </mrow>
        <mo stretchy="false">)</mo>
      </mrow>
      <mn>...</mn>
      <mo stretchy="false">}</mo>
    </mrow>
    <annotation encoding="StarMath 5.0">H^{infty} = \{a, f(a), f(f(a)) ... \}</annotation>
  </semantics>
</math>
</file>

<file path=Object 11/content.xml><?xml version="1.0" encoding="utf-8"?>
<math xmlns="http://www.w3.org/1998/Math/MathML">
  <semantics>
    <mrow>
      <mrow>
        <mrow>
          <mo stretchy="false">[</mo>
          <mi mathvariant="italic">A1e</mi>
          <mo stretchy="false">]</mo>
        </mrow>
        <mo stretchy="false">∩</mo>
        <mrow>
          <mo stretchy="false">[</mo>
          <mi mathvariant="italic">A3f1m</mi>
          <mo stretchy="false">]</mo>
        </mrow>
      </mrow>
      <mo stretchy="false">=</mo>
      <mrow>
        <mo stretchy="false">{</mo>
        <mrow>
          <mi>A</mi>
          <mrow>
            <mo stretchy="false">(</mo>
            <mrow>
              <mi>e</mi>
              <mi>,</mi>
              <mi>k</mi>
              <mi>,</mi>
              <mi>f</mi>
              <mrow>
                <mo stretchy="false">(</mo>
                <mi>m</mi>
                <mo stretchy="false">)</mo>
              </mrow>
            </mrow>
            <mo stretchy="false">)</mo>
          </mrow>
          <mi>,</mi>
          <mi>A</mi>
          <mrow>
            <mo stretchy="false">(</mo>
            <mrow>
              <mi>e</mi>
              <mi>,</mi>
              <mi>e</mi>
              <mi>,</mi>
              <mi>f</mi>
              <mrow>
                <mo stretchy="false">(</mo>
                <mi>m</mi>
                <mo stretchy="false">)</mo>
              </mrow>
            </mrow>
            <mo stretchy="false">)</mo>
          </mrow>
        </mrow>
        <mo stretchy="false">}</mo>
      </mrow>
    </mrow>
    <annotation encoding="StarMath 5.0">[A1e] intersection [A3f1m] =
lbrace A(e,k,f(m)), A(e,e,f(m)) rbrace  </annotation>
  </semantics>
</math>
</file>

<file path=Object 12/content.xml><?xml version="1.0" encoding="utf-8"?>
<math xmlns="http://www.w3.org/1998/Math/MathML">
  <semantics>
    <mrow>
      <mo stretchy="false">∃</mo>
      <mi mathvariant="normal">:</mi>
      <mi>A</mi>
      <mrow>
        <mrow>
          <mo stretchy="false">(</mo>
          <mrow>
            <mi>a</mi>
          </mrow>
          <mo stretchy="false">)</mo>
        </mrow>
        <mo stretchy="false">−</mo>
        <mrow>
          <mo stretchy="true">{</mo>
          <mrow>
            <mo stretchy="false">∀</mo>
            <mrow>
              <mi>x</mi>
            </mrow>
            <mi mathvariant="normal">:</mi>
            <mi>A</mi>
            <mrow>
              <mo stretchy="false">(</mo>
              <mrow>
                <mi>x</mi>
              </mrow>
              <mo stretchy="false">)</mo>
            </mrow>
          </mrow>
        </mrow>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annotation encoding="StarMath 5.0">exists :A(a) - left lbrace forall{x} : A(x) right none  
left lbrace alignl  
stack{
exists : B(x) - left lbrace  forall y : B(y) - left lbrace exists :False right none right none #
exists : C(y) - left lbrace  forall y : C(y) - left lbrace exists :False right none right none
}
right none   </annotation>
  </semantics>
</math>
</file>

<file path=Object 13/content.xml><?xml version="1.0" encoding="utf-8"?>
<math xmlns="http://www.w3.org/1998/Math/MathML">
  <semantics>
    <mrow>
      <mrow>
        <mo stretchy="true">{</mo>
        <mrow>
          <mtable>
            <mtr>
              <mtd>
                <mrow>
                  <mo stretchy="false">∃</mo>
                  <mi mathvariant="normal">:</mi>
                  <mi>A</mi>
                  <mrow>
                    <mo stretchy="false">(</mo>
                    <mrow>
                      <mi>a</mi>
                    </mrow>
                    <mo stretchy="false">)</mo>
                  </mrow>
                  <mi>,</mi>
                  <mi>B</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B</mi>
                                <mrow>
                                  <mrow>
                                    <mo stretchy="false">(</mo>
                                    <mrow>
                                      <mi>y</mi>
                                    </mrow>
                                    <mo stretchy="false">)</mo>
                                  </mrow>
                                  <mo stretchy="false">−</mo>
                                  <mo stretchy="false">∃</mo>
                                </mrow>
                                <mi mathvariant="normal">:</mi>
                                <mi mathvariant="italic">False</mi>
                              </mrow>
                            </mtd>
                          </mtr>
                        </mtable>
                      </mrow>
                    </mrow>
                  </mrow>
                </mrow>
              </mtd>
            </mtr>
            <mtr>
              <mtd>
                <mrow>
                  <mo stretchy="false">∃</mo>
                  <mi mathvariant="normal">:</mi>
                  <mi>A</mi>
                  <mrow>
                    <mo stretchy="false">(</mo>
                    <mrow>
                      <mi>a</mi>
                    </mrow>
                    <mo stretchy="false">)</mo>
                  </mrow>
                  <mi>,</mi>
                  <mi>C</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C</mi>
                                <mrow>
                                  <mrow>
                                    <mo stretchy="false">(</mo>
                                    <mrow>
                                      <mi>y</mi>
                                    </mrow>
                                    <mo stretchy="false">)</mo>
                                  </mrow>
                                  <mo stretchy="false">−</mo>
                                  <mo stretchy="false">∃</mo>
                                </mrow>
                                <mi mathvariant="normal">:</mi>
                                <mi mathvariant="italic">False</mi>
                              </mrow>
                            </mtd>
                          </mtr>
                        </mtable>
                      </mrow>
                    </mrow>
                  </mrow>
                </mrow>
              </mtd>
            </mtr>
          </mtable>
        </mrow>
      </mrow>
    </mrow>
    <annotation encoding="StarMath 5.0">left lbrace alignl stack{
exists :A(a),B(a) - left lbrace alignl stack{ forall{x} : A(x)  
left lbrace alignl  
stack{
exists : B(x) - left lbrace  forall y : B(y) - left lbrace exists :False right none right none #
exists : C(y) - left lbrace  forall y : C(y) - left lbrace exists :False right none right none
}
right none 
#
forall{y} : B(y) - exists: False
}  
right none
#
exists :A(a),C(a) - left lbrace alignl stack{ forall{x} : A(x)  
left lbrace alignl  
stack{
exists : B(x) - left lbrace  forall y : B(y) - left lbrace exists :False right none right none #
exists : C(y) - left lbrace  forall y : C(y) - left lbrace exists :False right none right none
}
right none 
#
forall{y} : C(y) - exists: False
}  
right none 
}
right none</annotation>
  </semantics>
</math>
</file>

<file path=Object 14/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15/content.xml><?xml version="1.0" encoding="utf-8"?>
<math xmlns="http://www.w3.org/1998/Math/MathML">
  <semantics>
    <mrow>
      <mo stretchy="false">∀</mo>
      <mover accent="true">
        <mrow>
          <mi>y</mi>
        </mrow>
        <mo stretchy="false">̄</mo>
      </mover>
      <mi mathvariant="normal">:</mi>
      <mi>Q</mi>
      <mrow>
        <mo stretchy="false">(</mo>
        <mrow>
          <mover accent="true">
            <mrow>
              <mi>y</mi>
            </mrow>
            <mo stretchy="false">̃</mo>
          </mover>
        </mrow>
        <mo stretchy="false">)</mo>
      </mrow>
    </mrow>
    <annotation encoding="StarMath 5.0">forall bar{y}:Q(tilde{y})</annotation>
  </semantics>
</math>
</file>

<file path=Object 16/content.xml><?xml version="1.0" encoding="utf-8"?>
<math xmlns="http://www.w3.org/1998/Math/MathML">
  <semantics>
    <mrow>
      <mo stretchy="false">∃</mo>
      <mover accent="true">
        <mrow>
          <mi>x</mi>
        </mrow>
        <mo stretchy="false">̄</mo>
      </mover>
      <mi mathvariant="normal">:</mi>
      <mi>B</mi>
      <mrow>
        <mo stretchy="false">(</mo>
        <mrow>
          <mover accent="true">
            <mrow>
              <mi>x</mi>
            </mrow>
            <mo stretchy="false">̃</mo>
          </mover>
        </mrow>
        <mo stretchy="false">)</mo>
      </mrow>
    </mrow>
    <annotation encoding="StarMath 5.0">exists bar{x}:B(tilde{x})</annotation>
  </semantics>
</math>
</file>

<file path=Object 17/content.xml><?xml version="1.0" encoding="utf-8"?>
<math xmlns="http://www.w3.org/1998/Math/MathML">
  <semantics>
    <mrow>
      <mo stretchy="false">θ</mo>
      <mi mathvariant="normal">:</mi>
      <mover accent="true">
        <mrow>
          <mi>y</mi>
        </mrow>
        <mo stretchy="false">̄</mo>
      </mover>
      <mo stretchy="false">→</mo>
      <msup>
        <mi>H</mi>
        <mrow>
          <mo stretchy="false">∞</mo>
        </mrow>
      </msup>
    </mrow>
    <annotation encoding="StarMath 5.0">%theta: bar{y} rightarrow H^{infty}  </annotation>
  </semantics>
</math>
</file>

<file path=Object 18/content.xml><?xml version="1.0" encoding="utf-8"?>
<math xmlns="http://www.w3.org/1998/Math/MathML">
  <semantics>
    <mrow>
      <mi>Q</mi>
      <mrow>
        <mo stretchy="false">(</mo>
        <mrow>
          <mover accent="true">
            <mrow>
              <mi>y</mi>
            </mrow>
            <mo stretchy="false">̃</mo>
          </mover>
        </mrow>
        <mo stretchy="false">)</mo>
      </mrow>
      <mrow>
        <mo stretchy="false">θ</mo>
        <mo stretchy="false">⊆</mo>
        <mi>B</mi>
      </mrow>
      <mrow>
        <mo stretchy="false">(</mo>
        <mrow>
          <mover accent="true">
            <mrow>
              <mi>x</mi>
            </mrow>
            <mo stretchy="false">̃</mo>
          </mover>
        </mrow>
        <mo stretchy="false">)</mo>
      </mrow>
    </mrow>
    <annotation encoding="StarMath 5.0">Q(tilde{y})%theta subseteq B(tilde{x})</annotation>
  </semantics>
</math>
</file>

<file path=Object 19/content.xml><?xml version="1.0" encoding="utf-8"?>
<math xmlns="http://www.w3.org/1998/Math/MathML">
  <semantics>
    <mrow>
      <mo stretchy="false">ω</mo>
    </mrow>
    <annotation encoding="StarMath 5.0">%omega</annotation>
  </semantics>
</math>
</file>

<file path=Object 2/content.xml><?xml version="1.0" encoding="utf-8"?>
<math xmlns="http://www.w3.org/1998/Math/MathML">
  <semantics>
    <mrow>
      <mo stretchy="false">∀</mo>
      <mi mathvariant="normal">:</mi>
      <mi>T</mi>
      <mrow>
        <mo stretchy="true">{</mo>
        <mrow>
          <mo stretchy="false">∃</mo>
          <mrow>
            <mi>v</mi>
          </mrow>
          <mi mathvariant="normal">:</mi>
          <mi>A</mi>
          <mrow>
            <mo stretchy="false">(</mo>
            <mrow>
              <mi>v</mi>
            </mrow>
            <mo stretchy="false">)</mo>
          </mrow>
        </mrow>
      </mrow>
      <mrow>
        <mo stretchy="true">{</mo>
        <mrow>
          <mtable>
            <mtr>
              <mtd>
                <mrow>
                  <mo stretchy="false">∀</mo>
                  <mrow>
                    <mi>x</mi>
                    <mi>,</mi>
                    <mi>y</mi>
                  </mrow>
                  <mi mathvariant="normal">:</mi>
                  <mi>C</mi>
                  <mrow>
                    <mo stretchy="false">(</mo>
                    <mrow>
                      <mi>x</mi>
                      <mi>,</mi>
                      <mi>y</mi>
                    </mrow>
                    <mo stretchy="false">)</mo>
                  </mrow>
                  <mi>,</mi>
                  <mi>Q</mi>
                  <mrow>
                    <mo stretchy="false">(</mo>
                    <mrow>
                      <mi>t</mi>
                      <mrow>
                        <mo stretchy="false">(</mo>
                        <mrow>
                          <mi>e</mi>
                          <mi>,</mi>
                          <mi>e</mi>
                        </mrow>
                        <mo stretchy="false">)</mo>
                      </mrow>
                    </mrow>
                    <mo stretchy="false">)</mo>
                  </mrow>
                  <mrow>
                    <mo stretchy="true">{</mo>
                    <mrow>
                      <mo stretchy="false">∃</mo>
                      <mi mathvariant="normal">:</mi>
                      <mi mathvariant="italic">False</mi>
                    </mrow>
                  </mrow>
                </mrow>
              </mtd>
            </mtr>
            <mtr>
              <mtd>
                <mrow>
                  <mo stretchy="false">∀</mo>
                  <mrow>
                    <mi>x</mi>
                    <mi>,</mi>
                    <mi>y</mi>
                  </mrow>
                  <mi mathvariant="normal">:</mi>
                  <mi>A</mi>
                  <mrow>
                    <mo stretchy="false">(</mo>
                    <mrow>
                      <mi>x</mi>
                    </mrow>
                    <mo stretchy="false">)</mo>
                  </mrow>
                  <mrow>
                    <mo stretchy="true">{</mo>
                    <mrow>
                      <mo stretchy="false">∃</mo>
                      <mi mathvariant="normal">:</mi>
                      <mi>C</mi>
                      <mrow>
                        <mo stretchy="false">(</mo>
                        <mrow>
                          <mi>x</mi>
                          <mi>,</mi>
                          <mi>y</mi>
                        </mrow>
                        <mo stretchy="false">)</mo>
                      </mrow>
                      <mi>,</mi>
                      <mi>Q</mi>
                      <mrow>
                        <mo stretchy="false">(</mo>
                        <mrow>
                          <mi>y</mi>
                        </mrow>
                        <mo stretchy="false">)</mo>
                      </mrow>
                    </mrow>
                  </mrow>
                </mrow>
              </mtd>
            </mtr>
          </mtable>
        </mrow>
      </mrow>
    </mrow>
    <annotation encoding="StarMath 5.0">forall : T left lbrace exists{v} : A(v) right none  
left lbrace alignl  
stack{
forall{x,y} : C(x,y),Q(t(e,e)) left lbrace  exists : False right none  #
forall{x,y} : A(x) left lbrace exists : C(x,y), Q(y) right none 
}
right none   </annotation>
  </semantics>
</math>
</file>

<file path=Object 20/content.xml><?xml version="1.0" encoding="utf-8"?>
<math xmlns="http://www.w3.org/1998/Math/MathML">
  <mrow/>
</math>
</file>

<file path=Object 21/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3/content.xml><?xml version="1.0" encoding="utf-8"?>
<math xmlns="http://www.w3.org/1998/Math/MathML">
  <semantics>
    <mrow>
      <mrow>
        <msup>
          <mi>H</mi>
          <mrow>
            <mo stretchy="false">∞</mo>
          </mrow>
        </msup>
        <mo stretchy="false">=</mo>
        <mo stretchy="false">{</mo>
      </mrow>
      <mi>e</mi>
      <mi>,</mi>
      <mi>t</mi>
      <mrow>
        <mo stretchy="false">(</mo>
        <mrow>
          <mi>e</mi>
          <mi>,</mi>
          <mi>e</mi>
        </mrow>
        <mo stretchy="false">)</mo>
      </mrow>
      <mi>,</mi>
      <mi>t</mi>
      <mrow>
        <mo stretchy="false">(</mo>
        <mrow>
          <mi>e</mi>
          <mi>,</mi>
          <mi>t</mi>
          <mrow>
            <mo stretchy="false">(</mo>
            <mrow>
              <mi>e</mi>
              <mi>,</mi>
              <mi>e</mi>
            </mrow>
            <mo stretchy="false">)</mo>
          </mrow>
        </mrow>
        <mo stretchy="false">)</mo>
      </mrow>
      <mi>,</mi>
      <mi>t</mi>
      <mrow>
        <mo stretchy="false">(</mo>
        <mrow>
          <mi>t</mi>
          <mrow>
            <mo stretchy="false">(</mo>
            <mrow>
              <mi>e</mi>
              <mi>,</mi>
              <mi>e</mi>
            </mrow>
            <mo stretchy="false">)</mo>
          </mrow>
          <mi>,</mi>
          <mi>e</mi>
        </mrow>
        <mo stretchy="false">)</mo>
      </mrow>
      <mn>...</mn>
      <mo stretchy="false">}</mo>
    </mrow>
    <annotation encoding="StarMath 5.0">H^{infty} = \{e,t(e,e),t(e,t(e,e)),t(t(e,e),e)... \}</annotation>
  </semantics>
</math>
</file>

<file path=Object 4/content.xml><?xml version="1.0" encoding="utf-8"?>
<math xmlns="http://www.w3.org/1998/Math/MathML">
  <semantics>
    <mrow>
      <mo stretchy="false">θ</mo>
      <mi mathvariant="normal">:</mi>
      <mo stretchy="false">{</mo>
      <mi>x</mi>
      <mo stretchy="false">→</mo>
      <mi>v</mi>
      <mi>,</mi>
      <mi>y</mi>
      <mo stretchy="false">→</mo>
      <mi>?</mi>
      <mo stretchy="false">}</mo>
    </mrow>
    <annotation encoding="StarMath 5.0">%theta: \{x rightarrow v, y rightarrow ?\}</annotation>
  </semantics>
</math>
</file>

<file path=Object 5/content.xml><?xml version="1.0" encoding="utf-8"?>
<math xmlns="http://www.w3.org/1998/Math/MathML">
  <semantics>
    <mrow>
      <mo stretchy="false">∀</mo>
      <mi mathvariant="normal">:</mi>
      <mi mathvariant="italic">True</mi>
      <mrow>
        <mo stretchy="true">{</mo>
        <mrow>
          <mo stretchy="false">∃</mo>
          <mi mathvariant="normal">:</mi>
          <mi mathvariant="italic">True</mi>
        </mrow>
      </mrow>
      <mrow>
        <mo stretchy="true">{</mo>
        <mrow>
          <mtable>
            <mtr>
              <mtd>
                <mrow>
                  <mo stretchy="false">∀</mo>
                  <mrow>
                    <mi>x</mi>
                  </mrow>
                  <mi mathvariant="normal">:</mi>
                  <mi mathvariant="italic">True</mi>
                  <mrow>
                    <mo stretchy="true">{</mo>
                    <mrow>
                      <mo stretchy="false">∃</mo>
                      <mi mathvariant="normal">:</mi>
                      <mi>A</mi>
                      <mrow>
                        <mo stretchy="false">(</mo>
                        <mrow>
                          <mi>x</mi>
                        </mrow>
                        <mo stretchy="false">)</mo>
                      </mrow>
                    </mrow>
                  </mrow>
                </mrow>
              </mtd>
            </mtr>
            <mtr>
              <mtd>
                <mrow>
                  <mo stretchy="false">∀</mo>
                  <mrow>
                    <mi>x</mi>
                  </mrow>
                  <mi mathvariant="normal">:</mi>
                  <mi>A</mi>
                  <mrow>
                    <mo stretchy="false">(</mo>
                    <mrow>
                      <mi>f</mi>
                      <mrow>
                        <mo stretchy="false">(</mo>
                        <mrow>
                          <mi>x</mi>
                        </mrow>
                        <mo stretchy="false">)</mo>
                      </mrow>
                    </mrow>
                    <mo stretchy="false">)</mo>
                  </mrow>
                  <mrow>
                    <mo stretchy="true">{</mo>
                    <mrow>
                      <mo stretchy="false">∃</mo>
                      <mi mathvariant="normal">:</mi>
                      <mi>B</mi>
                      <mrow>
                        <mo stretchy="false">(</mo>
                        <mrow>
                          <mi>f</mi>
                          <mrow>
                            <mo stretchy="false">(</mo>
                            <mrow>
                              <mi>x</mi>
                            </mrow>
                            <mo stretchy="false">)</mo>
                          </mrow>
                        </mrow>
                        <mo stretchy="false">)</mo>
                      </mrow>
                    </mrow>
                  </mrow>
                </mrow>
              </mtd>
            </mtr>
            <mtr>
              <mtd>
                <mrow>
                  <mo stretchy="false">∀</mo>
                  <mrow/>
                  <mi mathvariant="normal">:</mi>
                  <mi>B</mi>
                  <mrow>
                    <mo stretchy="false">(</mo>
                    <mrow>
                      <mi>f</mi>
                      <mrow>
                        <mo stretchy="false">(</mo>
                        <mrow>
                          <mi>a</mi>
                        </mrow>
                        <mo stretchy="false">)</mo>
                      </mrow>
                    </mrow>
                    <mo stretchy="false">)</mo>
                  </mrow>
                  <mrow>
                    <mo stretchy="true">{</mo>
                    <mrow>
                      <mo stretchy="false">∃</mo>
                      <mi mathvariant="normal">:</mi>
                      <mi mathvariant="italic">False</mi>
                    </mrow>
                  </mrow>
                </mrow>
              </mtd>
            </mtr>
          </mtable>
        </mrow>
      </mrow>
    </mrow>
    <annotation encoding="StarMath 5.0">forall : True left lbrace exists: True right none  
left lbrace alignl  
stack{
forall{x} : True left lbrace  exists : A(x)  right none  #
forall{x} : A(f(x)) left lbrace  exists : B(f(x))  right none  #
forall{} : B(f(a)) left lbrace exists : False right none 
}
right none   </annotation>
  </semantics>
</math>
</file>

<file path=Object 6/content.xml><?xml version="1.0" encoding="utf-8"?>
<math xmlns="http://www.w3.org/1998/Math/MathML">
  <semantics>
    <mrow>
      <mo stretchy="false">{</mo>
      <mi>x</mi>
      <mo stretchy="false">→</mo>
      <msub>
        <mi>h</mi>
        <mn>1</mn>
      </msub>
      <mo stretchy="false">}</mo>
    </mrow>
    <annotation encoding="StarMath 5.0">\{x rightarrow h_1\}</annotation>
  </semantics>
</math>
</file>

<file path=Object 7/content.xml><?xml version="1.0" encoding="utf-8"?>
<math xmlns="http://www.w3.org/1998/Math/MathML">
  <semantics>
    <mrow>
      <mo stretchy="false">{</mo>
      <msub>
        <mi>h</mi>
        <mn>1</mn>
      </msub>
      <mo stretchy="false">→</mo>
      <mi>f</mi>
      <mrow>
        <mo stretchy="false">(</mo>
        <mrow>
          <msub>
            <mi>h</mi>
            <mn>2</mn>
          </msub>
        </mrow>
        <mo stretchy="false">)</mo>
      </mrow>
      <mo stretchy="false">}</mo>
    </mrow>
    <annotation encoding="StarMath 5.0">\{h_1 rightarrow f(h_2)\}</annotation>
  </semantics>
</math>
</file>

<file path=Object 8/content.xml><?xml version="1.0" encoding="utf-8"?>
<math xmlns="http://www.w3.org/1998/Math/MathML">
  <semantics>
    <mrow>
      <mo stretchy="false">{</mo>
      <msub>
        <mi>h</mi>
        <mn>2</mn>
      </msub>
      <mo stretchy="false">→</mo>
      <mi>a</mi>
      <mo stretchy="false">}</mo>
    </mrow>
    <annotation encoding="StarMath 5.0">\{h_2 rightarrow a\}</annotation>
  </semantics>
</math>
</file>

<file path=Object 9/content.xml><?xml version="1.0" encoding="utf-8"?>
<math xmlns="http://www.w3.org/1998/Math/MathML">
  <semantics>
    <mrow>
      <msub>
        <mi>h</mi>
        <mn>1</mn>
      </msub>
      <mi>и</mi>
      <msub>
        <mi>h</mi>
        <mn>2</mn>
      </msub>
    </mrow>
    <annotation encoding="StarMath 5.0">h_1 и h_2</annotation>
  </semantics>
</math>
</file>